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24.77mm"/>
    </style:style>
    <style:style style:name="co4" style:family="table-column">
      <style:table-column-properties fo:break-before="auto" style:column-width="35.1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37"/>
    <style:style style:name="ce2" style:family="table-cell" style:parent-style-name="Default" style:data-style-name="N41"/>
    <style:style style:name="ce3" style:family="table-cell" style:parent-style-name="Default" style:data-style-name="N41">
      <style:table-cell-properties fo:background-color="#c2e0ae"/>
    </style:style>
    <style:style style:name="ce4" style:family="table-cell" style:parent-style-name="Default">
      <style:table-cell-properties fo:background-color="#c2e0a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ce1"/>
        <table:table-column table:style-name="co1" table:default-cell-style-name="ce2"/>
        <table:table-column table:style-name="co4" table:default-cell-style-name="Default"/>
        <table:table-row table:style-name="ro1">
          <table:table-cell office:value-type="string" calcext:value-type="string">
            <text:p>ID_SENSOR</text:p>
          </table:table-cell>
          <table:table-cell office:value-type="string" calcext:value-type="string">
            <text:p>TEMPERATURE</text:p>
          </table:table-cell>
          <table:table-cell office:value-type="string" calcext:value-type="string">
            <text:p>HUMIDITY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3:20:00" calcext:value-type="date">
            <text:p>15/06/20</text:p>
          </table:table-cell>
          <table:table-cell office:value-type="time" office:time-value="PT1055941H19M59.999999721S" calcext:value-type="time">
            <text:p>13:20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3:20:00" calcext:value-type="date">
            <text:p>15/06/20</text:p>
          </table:table-cell>
          <table:table-cell office:value-type="time" office:time-value="PT1055941H19M59.999999721S" calcext:value-type="time">
            <text:p>13:20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3:20:00" calcext:value-type="date">
            <text:p>15/06/20</text:p>
          </table:table-cell>
          <table:table-cell office:value-type="time" office:time-value="PT1055941H19M59.999999721S" calcext:value-type="time">
            <text:p>13:20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3:20:00" calcext:value-type="date">
            <text:p>15/06/20</text:p>
          </table:table-cell>
          <table:table-cell office:value-type="time" office:time-value="PT1055941H19M59.999999721S" calcext:value-type="time">
            <text:p>13:20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4:19:59" calcext:value-type="date">
            <text:p>15/06/20</text:p>
          </table:table-cell>
          <table:table-cell office:value-type="time" office:time-value="PT1055942H19M59.000000115S" calcext:value-type="time">
            <text:p>14:19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4:19:59" calcext:value-type="date">
            <text:p>15/06/20</text:p>
          </table:table-cell>
          <table:table-cell office:value-type="time" office:time-value="PT1055942H19M59.000000115S" calcext:value-type="time">
            <text:p>14:19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4:19:59" calcext:value-type="date">
            <text:p>15/06/20</text:p>
          </table:table-cell>
          <table:table-cell office:value-type="time" office:time-value="PT1055942H19M59.000000115S" calcext:value-type="time">
            <text:p>14:19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4:19:59" calcext:value-type="date">
            <text:p>15/06/20</text:p>
          </table:table-cell>
          <table:table-cell office:value-type="time" office:time-value="PT1055942H19M59.000000115S" calcext:value-type="time">
            <text:p>14:19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date" office:date-value="2020-06-15T15:19:58" calcext:value-type="date">
            <text:p>15/06/20</text:p>
          </table:table-cell>
          <table:table-cell office:value-type="time" office:time-value="PT1055943H19M57.999999672S" calcext:value-type="time">
            <text:p>15:19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date" office:date-value="2020-06-15T15:19:58" calcext:value-type="date">
            <text:p>15/06/20</text:p>
          </table:table-cell>
          <table:table-cell office:value-type="time" office:time-value="PT1055943H19M57.999999672S" calcext:value-type="time">
            <text:p>15:19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date" office:date-value="2020-06-15T15:19:58" calcext:value-type="date">
            <text:p>15/06/20</text:p>
          </table:table-cell>
          <table:table-cell office:value-type="time" office:time-value="PT1055943H19M57.999999672S" calcext:value-type="time">
            <text:p>15:19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date" office:date-value="2020-06-15T15:19:58" calcext:value-type="date">
            <text:p>15/06/20</text:p>
          </table:table-cell>
          <table:table-cell office:value-type="time" office:time-value="PT1055943H19M57.999999672S" calcext:value-type="time">
            <text:p>15:19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2.0</text:p>
          </table:table-cell>
          <table:table-cell office:value-type="date" office:date-value="2020-06-15T16:19:57" calcext:value-type="date">
            <text:p>15/06/20</text:p>
          </table:table-cell>
          <table:table-cell office:value-type="time" office:time-value="PT1055944H19M57.000000067S" calcext:value-type="time">
            <text:p>16:19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15T16:19:57" calcext:value-type="date">
            <text:p>15/06/20</text:p>
          </table:table-cell>
          <table:table-cell office:value-type="time" office:time-value="PT1055944H19M57.000000067S" calcext:value-type="time">
            <text:p>16:19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5T16:19:57" calcext:value-type="date">
            <text:p>15/06/20</text:p>
          </table:table-cell>
          <table:table-cell office:value-type="time" office:time-value="PT1055944H19M57.000000067S" calcext:value-type="time">
            <text:p>16:19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5.0</text:p>
          </table:table-cell>
          <table:table-cell office:value-type="date" office:date-value="2020-06-15T16:19:57" calcext:value-type="date">
            <text:p>15/06/20</text:p>
          </table:table-cell>
          <table:table-cell office:value-type="time" office:time-value="PT1055944H19M57.000000067S" calcext:value-type="time">
            <text:p>16:19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office:value-type="date" office:date-value="2020-06-15T17:19:56" calcext:value-type="date">
            <text:p>15/06/20</text:p>
          </table:table-cell>
          <table:table-cell office:value-type="time" office:time-value="PT1055945H19M56.000000462S" calcext:value-type="time">
            <text:p>17:19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5T17:19:56" calcext:value-type="date">
            <text:p>15/06/20</text:p>
          </table:table-cell>
          <table:table-cell office:value-type="time" office:time-value="PT1055945H19M56.000000462S" calcext:value-type="time">
            <text:p>17:19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17:19:56" calcext:value-type="date">
            <text:p>15/06/20</text:p>
          </table:table-cell>
          <table:table-cell office:value-type="time" office:time-value="PT1055945H19M56.000000462S" calcext:value-type="time">
            <text:p>17:19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5T17:19:56" calcext:value-type="date">
            <text:p>15/06/20</text:p>
          </table:table-cell>
          <table:table-cell office:value-type="time" office:time-value="PT1055945H19M56.000000462S" calcext:value-type="time">
            <text:p>17:19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office:value-type="date" office:date-value="2020-06-15T18:19:55" calcext:value-type="date">
            <text:p>15/06/20</text:p>
          </table:table-cell>
          <table:table-cell office:value-type="time" office:time-value="PT1055946H19M54.99999918S" calcext:value-type="time">
            <text:p>18:19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1.0</text:p>
          </table:table-cell>
          <table:table-cell office:value-type="date" office:date-value="2020-06-15T18:19:55" calcext:value-type="date">
            <text:p>15/06/20</text:p>
          </table:table-cell>
          <table:table-cell office:value-type="time" office:time-value="PT1055946H19M54.99999918S" calcext:value-type="time">
            <text:p>18:19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18:19:55" calcext:value-type="date">
            <text:p>15/06/20</text:p>
          </table:table-cell>
          <table:table-cell office:value-type="time" office:time-value="PT1055946H19M54.99999918S" calcext:value-type="time">
            <text:p>18:19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5T18:19:55" calcext:value-type="date">
            <text:p>15/06/20</text:p>
          </table:table-cell>
          <table:table-cell office:value-type="time" office:time-value="PT1055946H19M54.99999918S" calcext:value-type="time">
            <text:p>18:19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office:value-type="date" office:date-value="2020-06-15T19:19:54" calcext:value-type="date">
            <text:p>15/06/20</text:p>
          </table:table-cell>
          <table:table-cell office:value-type="time" office:time-value="PT1055947H19M54.000000414S" calcext:value-type="time">
            <text:p>19:19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5T19:19:54" calcext:value-type="date">
            <text:p>15/06/20</text:p>
          </table:table-cell>
          <table:table-cell office:value-type="time" office:time-value="PT1055947H19M54.000000414S" calcext:value-type="time">
            <text:p>19:19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19:19:54" calcext:value-type="date">
            <text:p>15/06/20</text:p>
          </table:table-cell>
          <table:table-cell office:value-type="time" office:time-value="PT1055947H19M54.000000414S" calcext:value-type="time">
            <text:p>19:19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5T19:19:54" calcext:value-type="date">
            <text:p>15/06/20</text:p>
          </table:table-cell>
          <table:table-cell office:value-type="time" office:time-value="PT1055947H19M54.000000414S" calcext:value-type="time">
            <text:p>19:19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office:value-type="date" office:date-value="2020-06-15T20:19:53" calcext:value-type="date">
            <text:p>15/06/20</text:p>
          </table:table-cell>
          <table:table-cell office:value-type="time" office:time-value="PT1055948H19M52.99999997S" calcext:value-type="time">
            <text:p>20:19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5T20:19:53" calcext:value-type="date">
            <text:p>15/06/20</text:p>
          </table:table-cell>
          <table:table-cell office:value-type="time" office:time-value="PT1055948H19M52.99999997S" calcext:value-type="time">
            <text:p>20:19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20:19:53" calcext:value-type="date">
            <text:p>15/06/20</text:p>
          </table:table-cell>
          <table:table-cell office:value-type="time" office:time-value="PT1055948H19M52.99999997S" calcext:value-type="time">
            <text:p>20:19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5T20:19:53" calcext:value-type="date">
            <text:p>15/06/20</text:p>
          </table:table-cell>
          <table:table-cell office:value-type="time" office:time-value="PT1055948H19M52.99999997S" calcext:value-type="time">
            <text:p>20:19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office:value-type="date" office:date-value="2020-06-15T21:19:52" calcext:value-type="date">
            <text:p>15/06/20</text:p>
          </table:table-cell>
          <table:table-cell office:value-type="time" office:time-value="PT1055949H19M52.000000365S" calcext:value-type="time">
            <text:p>21:19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5T21:19:52" calcext:value-type="date">
            <text:p>15/06/20</text:p>
          </table:table-cell>
          <table:table-cell office:value-type="time" office:time-value="PT1055949H19M52.000000365S" calcext:value-type="time">
            <text:p>21:19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21:19:52" calcext:value-type="date">
            <text:p>15/06/20</text:p>
          </table:table-cell>
          <table:table-cell office:value-type="time" office:time-value="PT1055949H19M52.000000365S" calcext:value-type="time">
            <text:p>21:19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5.0</text:p>
          </table:table-cell>
          <table:table-cell office:value-type="date" office:date-value="2020-06-15T21:19:52" calcext:value-type="date">
            <text:p>15/06/20</text:p>
          </table:table-cell>
          <table:table-cell office:value-type="time" office:time-value="PT1055949H19M52.000000365S" calcext:value-type="time">
            <text:p>21:19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office:value-type="date" office:date-value="2020-06-15T22:19:51" calcext:value-type="date">
            <text:p>15/06/20</text:p>
          </table:table-cell>
          <table:table-cell office:value-type="time" office:time-value="PT1055950H19M51.00000076S" calcext:value-type="time">
            <text:p>22:19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5T22:19:51" calcext:value-type="date">
            <text:p>15/06/20</text:p>
          </table:table-cell>
          <table:table-cell office:value-type="time" office:time-value="PT1055950H19M51.00000076S" calcext:value-type="time">
            <text:p>22:19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22:19:51" calcext:value-type="date">
            <text:p>15/06/20</text:p>
          </table:table-cell>
          <table:table-cell office:value-type="time" office:time-value="PT1055950H19M51.00000076S" calcext:value-type="time">
            <text:p>22:19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5T22:19:51" calcext:value-type="date">
            <text:p>15/06/20</text:p>
          </table:table-cell>
          <table:table-cell office:value-type="time" office:time-value="PT1055950H19M51.00000076S" calcext:value-type="time">
            <text:p>22:19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office:value-type="date" office:date-value="2020-06-15T23:19:50" calcext:value-type="date">
            <text:p>15/06/20</text:p>
          </table:table-cell>
          <table:table-cell office:value-type="time" office:time-value="PT1055951H19M49.999999478S" calcext:value-type="time">
            <text:p>23:19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1.0</text:p>
          </table:table-cell>
          <table:table-cell office:value-type="date" office:date-value="2020-06-15T23:19:50" calcext:value-type="date">
            <text:p>15/06/20</text:p>
          </table:table-cell>
          <table:table-cell office:value-type="time" office:time-value="PT1055951H19M49.999999478S" calcext:value-type="time">
            <text:p>23:19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5T23:19:50" calcext:value-type="date">
            <text:p>15/06/20</text:p>
          </table:table-cell>
          <table:table-cell office:value-type="time" office:time-value="PT1055951H19M49.999999478S" calcext:value-type="time">
            <text:p>23:19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5.0</text:p>
          </table:table-cell>
          <table:table-cell office:value-type="date" office:date-value="2020-06-15T23:19:50" calcext:value-type="date">
            <text:p>15/06/20</text:p>
          </table:table-cell>
          <table:table-cell office:value-type="time" office:time-value="PT1055951H19M49.999999478S" calcext:value-type="time">
            <text:p>23:19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office:value-type="date" office:date-value="2020-06-16T00:19:49" calcext:value-type="date">
            <text:p>16/06/20</text:p>
          </table:table-cell>
          <table:table-cell office:value-type="time" office:time-value="PT1055952H19M48.999999873S" calcext:value-type="time">
            <text:p>00:19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00:19:49" calcext:value-type="date">
            <text:p>16/06/20</text:p>
          </table:table-cell>
          <table:table-cell office:value-type="time" office:time-value="PT1055952H19M48.999999873S" calcext:value-type="time">
            <text:p>00:19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6T00:19:49" calcext:value-type="date">
            <text:p>16/06/20</text:p>
          </table:table-cell>
          <table:table-cell office:value-type="time" office:time-value="PT1055952H19M48.999999873S" calcext:value-type="time">
            <text:p>00:19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6T00:19:49" calcext:value-type="date">
            <text:p>16/06/20</text:p>
          </table:table-cell>
          <table:table-cell office:value-type="time" office:time-value="PT1055952H19M48.999999873S" calcext:value-type="time">
            <text:p>00:19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office:value-type="date" office:date-value="2020-06-16T01:19:48" calcext:value-type="date">
            <text:p>16/06/20</text:p>
          </table:table-cell>
          <table:table-cell office:value-type="time" office:time-value="PT1055953H19M48.000000268S" calcext:value-type="time">
            <text:p>01:19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1.0</text:p>
          </table:table-cell>
          <table:table-cell office:value-type="date" office:date-value="2020-06-16T01:19:48" calcext:value-type="date">
            <text:p>16/06/20</text:p>
          </table:table-cell>
          <table:table-cell office:value-type="time" office:time-value="PT1055953H19M48.000000268S" calcext:value-type="time">
            <text:p>01:19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6T01:19:48" calcext:value-type="date">
            <text:p>16/06/20</text:p>
          </table:table-cell>
          <table:table-cell office:value-type="time" office:time-value="PT1055953H19M48.000000268S" calcext:value-type="time">
            <text:p>01:19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5.0</text:p>
          </table:table-cell>
          <table:table-cell office:value-type="date" office:date-value="2020-06-16T01:19:48" calcext:value-type="date">
            <text:p>16/06/20</text:p>
          </table:table-cell>
          <table:table-cell office:value-type="time" office:time-value="PT1055953H19M48.000000268S" calcext:value-type="time">
            <text:p>01:19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2.0</text:p>
          </table:table-cell>
          <table:table-cell office:value-type="date" office:date-value="2020-06-16T02:19:47" calcext:value-type="date">
            <text:p>16/06/20</text:p>
          </table:table-cell>
          <table:table-cell office:value-type="time" office:time-value="PT1055954H19M46.999999825S" calcext:value-type="time">
            <text:p>02:19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02:19:47" calcext:value-type="date">
            <text:p>16/06/20</text:p>
          </table:table-cell>
          <table:table-cell office:value-type="time" office:time-value="PT1055954H19M46.999999825S" calcext:value-type="time">
            <text:p>02:19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6T02:19:47" calcext:value-type="date">
            <text:p>16/06/20</text:p>
          </table:table-cell>
          <table:table-cell office:value-type="time" office:time-value="PT1055954H19M46.999999825S" calcext:value-type="time">
            <text:p>02:19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5.0</text:p>
          </table:table-cell>
          <table:table-cell office:value-type="date" office:date-value="2020-06-16T02:19:47" calcext:value-type="date">
            <text:p>16/06/20</text:p>
          </table:table-cell>
          <table:table-cell office:value-type="time" office:time-value="PT1055954H19M46.999999825S" calcext:value-type="time">
            <text:p>02:19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3:19:46" calcext:value-type="date">
            <text:p>16/06/20</text:p>
          </table:table-cell>
          <table:table-cell office:value-type="time" office:time-value="PT1055955H19M46.00000022S" calcext:value-type="time">
            <text:p>03:19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3:19:46" calcext:value-type="date">
            <text:p>16/06/20</text:p>
          </table:table-cell>
          <table:table-cell office:value-type="time" office:time-value="PT1055955H19M46.00000022S" calcext:value-type="time">
            <text:p>03:19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03:19:46" calcext:value-type="date">
            <text:p>16/06/20</text:p>
          </table:table-cell>
          <table:table-cell office:value-type="time" office:time-value="PT1055955H19M46.00000022S" calcext:value-type="time">
            <text:p>03:19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3:19:46" calcext:value-type="date">
            <text:p>16/06/20</text:p>
          </table:table-cell>
          <table:table-cell office:value-type="time" office:time-value="PT1055955H19M46.00000022S" calcext:value-type="time">
            <text:p>03:19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4:19:45" calcext:value-type="date">
            <text:p>16/06/20</text:p>
          </table:table-cell>
          <table:table-cell office:value-type="time" office:time-value="PT1055956H19M44.999999776S" calcext:value-type="time">
            <text:p>04:19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4:19:45" calcext:value-type="date">
            <text:p>16/06/20</text:p>
          </table:table-cell>
          <table:table-cell office:value-type="time" office:time-value="PT1055956H19M44.999999776S" calcext:value-type="time">
            <text:p>04:19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04:19:45" calcext:value-type="date">
            <text:p>16/06/20</text:p>
          </table:table-cell>
          <table:table-cell office:value-type="time" office:time-value="PT1055956H19M44.999999776S" calcext:value-type="time">
            <text:p>04:19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4:19:45" calcext:value-type="date">
            <text:p>16/06/20</text:p>
          </table:table-cell>
          <table:table-cell office:value-type="time" office:time-value="PT1055956H19M44.999999776S" calcext:value-type="time">
            <text:p>04:19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5:19:44" calcext:value-type="date">
            <text:p>16/06/20</text:p>
          </table:table-cell>
          <table:table-cell office:value-type="time" office:time-value="PT1055957H19M44.000000171S" calcext:value-type="time">
            <text:p>05:19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5:19:44" calcext:value-type="date">
            <text:p>16/06/20</text:p>
          </table:table-cell>
          <table:table-cell office:value-type="time" office:time-value="PT1055957H19M44.000000171S" calcext:value-type="time">
            <text:p>05:19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05:19:44" calcext:value-type="date">
            <text:p>16/06/20</text:p>
          </table:table-cell>
          <table:table-cell office:value-type="time" office:time-value="PT1055957H19M44.000000171S" calcext:value-type="time">
            <text:p>05:19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5:19:44" calcext:value-type="date">
            <text:p>16/06/20</text:p>
          </table:table-cell>
          <table:table-cell office:value-type="time" office:time-value="PT1055957H19M44.000000171S" calcext:value-type="time">
            <text:p>05:19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6:19:43" calcext:value-type="date">
            <text:p>16/06/20</text:p>
          </table:table-cell>
          <table:table-cell office:value-type="time" office:time-value="PT1055958H19M42.999999728S" calcext:value-type="time">
            <text:p>06:19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6:19:43" calcext:value-type="date">
            <text:p>16/06/20</text:p>
          </table:table-cell>
          <table:table-cell office:value-type="time" office:time-value="PT1055958H19M42.999999728S" calcext:value-type="time">
            <text:p>06:19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06:19:43" calcext:value-type="date">
            <text:p>16/06/20</text:p>
          </table:table-cell>
          <table:table-cell office:value-type="time" office:time-value="PT1055958H19M42.999999728S" calcext:value-type="time">
            <text:p>06:19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6:19:43" calcext:value-type="date">
            <text:p>16/06/20</text:p>
          </table:table-cell>
          <table:table-cell office:value-type="time" office:time-value="PT1055958H19M42.999999728S" calcext:value-type="time">
            <text:p>06:19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7:19:42" calcext:value-type="date">
            <text:p>16/06/20</text:p>
          </table:table-cell>
          <table:table-cell office:value-type="time" office:time-value="PT1055959H19M42.000000123S" calcext:value-type="time">
            <text:p>07:19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7:19:42" calcext:value-type="date">
            <text:p>16/06/20</text:p>
          </table:table-cell>
          <table:table-cell office:value-type="time" office:time-value="PT1055959H19M42.000000123S" calcext:value-type="time">
            <text:p>07:19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07:19:42" calcext:value-type="date">
            <text:p>16/06/20</text:p>
          </table:table-cell>
          <table:table-cell office:value-type="time" office:time-value="PT1055959H19M42.000000123S" calcext:value-type="time">
            <text:p>07:19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7:19:42" calcext:value-type="date">
            <text:p>16/06/20</text:p>
          </table:table-cell>
          <table:table-cell office:value-type="time" office:time-value="PT1055959H19M42.000000123S" calcext:value-type="time">
            <text:p>07:19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8:19:41" calcext:value-type="date">
            <text:p>16/06/20</text:p>
          </table:table-cell>
          <table:table-cell office:value-type="time" office:time-value="PT1055960H19M40.99999968S" calcext:value-type="time">
            <text:p>08:19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8:19:41" calcext:value-type="date">
            <text:p>16/06/20</text:p>
          </table:table-cell>
          <table:table-cell office:value-type="time" office:time-value="PT1055960H19M40.99999968S" calcext:value-type="time">
            <text:p>08:19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08:19:41" calcext:value-type="date">
            <text:p>16/06/20</text:p>
          </table:table-cell>
          <table:table-cell office:value-type="time" office:time-value="PT1055960H19M40.99999968S" calcext:value-type="time">
            <text:p>08:19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8:19:41" calcext:value-type="date">
            <text:p>16/06/20</text:p>
          </table:table-cell>
          <table:table-cell office:value-type="time" office:time-value="PT1055960H19M40.99999968S" calcext:value-type="time">
            <text:p>08:19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09:19:40" calcext:value-type="date">
            <text:p>16/06/20</text:p>
          </table:table-cell>
          <table:table-cell office:value-type="time" office:time-value="PT1055961H19M40.000000075S" calcext:value-type="time">
            <text:p>09:19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09:19:40" calcext:value-type="date">
            <text:p>16/06/20</text:p>
          </table:table-cell>
          <table:table-cell office:value-type="time" office:time-value="PT1055961H19M40.000000075S" calcext:value-type="time">
            <text:p>09:19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09:19:40" calcext:value-type="date">
            <text:p>16/06/20</text:p>
          </table:table-cell>
          <table:table-cell office:value-type="time" office:time-value="PT1055961H19M40.000000075S" calcext:value-type="time">
            <text:p>09:19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09:19:40" calcext:value-type="date">
            <text:p>16/06/20</text:p>
          </table:table-cell>
          <table:table-cell office:value-type="time" office:time-value="PT1055961H19M40.000000075S" calcext:value-type="time">
            <text:p>09:19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10:19:39" calcext:value-type="date">
            <text:p>16/06/20</text:p>
          </table:table-cell>
          <table:table-cell office:value-type="time" office:time-value="PT1055962H19M39.000000469S" calcext:value-type="time">
            <text:p>10:19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0:19:39" calcext:value-type="date">
            <text:p>16/06/20</text:p>
          </table:table-cell>
          <table:table-cell office:value-type="time" office:time-value="PT1055962H19M39.000000469S" calcext:value-type="time">
            <text:p>10:19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6T10:19:39" calcext:value-type="date">
            <text:p>16/06/20</text:p>
          </table:table-cell>
          <table:table-cell office:value-type="time" office:time-value="PT1055962H19M39.000000469S" calcext:value-type="time">
            <text:p>10:19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0:19:39" calcext:value-type="date">
            <text:p>16/06/20</text:p>
          </table:table-cell>
          <table:table-cell office:value-type="time" office:time-value="PT1055962H19M39.000000469S" calcext:value-type="time">
            <text:p>10:19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2.0</text:p>
          </table:table-cell>
          <table:table-cell office:value-type="date" office:date-value="2020-06-16T11:19:38" calcext:value-type="date">
            <text:p>16/06/20</text:p>
          </table:table-cell>
          <table:table-cell office:value-type="time" office:time-value="PT1055963H19M37.999999188S" calcext:value-type="time">
            <text:p>11:19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1:19:38" calcext:value-type="date">
            <text:p>16/06/20</text:p>
          </table:table-cell>
          <table:table-cell office:value-type="time" office:time-value="PT1055963H19M37.999999188S" calcext:value-type="time">
            <text:p>11:19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1:19:38" calcext:value-type="date">
            <text:p>16/06/20</text:p>
          </table:table-cell>
          <table:table-cell office:value-type="time" office:time-value="PT1055963H19M37.999999188S" calcext:value-type="time">
            <text:p>11:19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1:19:38" calcext:value-type="date">
            <text:p>16/06/20</text:p>
          </table:table-cell>
          <table:table-cell office:value-type="time" office:time-value="PT1055963H19M37.999999188S" calcext:value-type="time">
            <text:p>11:19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12:19:37" calcext:value-type="date">
            <text:p>16/06/20</text:p>
          </table:table-cell>
          <table:table-cell office:value-type="time" office:time-value="PT1055964H19M37.000000421S" calcext:value-type="time">
            <text:p>12:19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2:19:37" calcext:value-type="date">
            <text:p>16/06/20</text:p>
          </table:table-cell>
          <table:table-cell office:value-type="time" office:time-value="PT1055964H19M37.000000421S" calcext:value-type="time">
            <text:p>12:19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2:19:37" calcext:value-type="date">
            <text:p>16/06/20</text:p>
          </table:table-cell>
          <table:table-cell office:value-type="time" office:time-value="PT1055964H19M37.000000421S" calcext:value-type="time">
            <text:p>12:19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2:19:37" calcext:value-type="date">
            <text:p>16/06/20</text:p>
          </table:table-cell>
          <table:table-cell office:value-type="time" office:time-value="PT1055964H19M37.000000421S" calcext:value-type="time">
            <text:p>12:19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2.0</text:p>
          </table:table-cell>
          <table:table-cell office:value-type="date" office:date-value="2020-06-16T13:19:36" calcext:value-type="date">
            <text:p>16/06/20</text:p>
          </table:table-cell>
          <table:table-cell office:value-type="time" office:time-value="PT1055965H19M35.999999978S" calcext:value-type="time">
            <text:p>13:19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3:19:36" calcext:value-type="date">
            <text:p>16/06/20</text:p>
          </table:table-cell>
          <table:table-cell office:value-type="time" office:time-value="PT1055965H19M35.999999978S" calcext:value-type="time">
            <text:p>13:19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3:19:36" calcext:value-type="date">
            <text:p>16/06/20</text:p>
          </table:table-cell>
          <table:table-cell office:value-type="time" office:time-value="PT1055965H19M35.999999978S" calcext:value-type="time">
            <text:p>13:19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3:19:36" calcext:value-type="date">
            <text:p>16/06/20</text:p>
          </table:table-cell>
          <table:table-cell office:value-type="time" office:time-value="PT1055965H19M35.999999978S" calcext:value-type="time">
            <text:p>13:19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14:19:35" calcext:value-type="date">
            <text:p>16/06/20</text:p>
          </table:table-cell>
          <table:table-cell office:value-type="time" office:time-value="PT1055966H19M34.999999534S" calcext:value-type="time">
            <text:p>14:19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4:19:35" calcext:value-type="date">
            <text:p>16/06/20</text:p>
          </table:table-cell>
          <table:table-cell office:value-type="time" office:time-value="PT1055966H19M34.999999534S" calcext:value-type="time">
            <text:p>14:19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4:19:35" calcext:value-type="date">
            <text:p>16/06/20</text:p>
          </table:table-cell>
          <table:table-cell office:value-type="time" office:time-value="PT1055966H19M34.999999534S" calcext:value-type="time">
            <text:p>14:19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4:19:35" calcext:value-type="date">
            <text:p>16/06/20</text:p>
          </table:table-cell>
          <table:table-cell office:value-type="time" office:time-value="PT1055966H19M34.999999534S" calcext:value-type="time">
            <text:p>14:19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6T15:19:34" calcext:value-type="date">
            <text:p>16/06/20</text:p>
          </table:table-cell>
          <table:table-cell office:value-type="time" office:time-value="PT1055967H19M34.000000767S" calcext:value-type="time">
            <text:p>15:19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5:19:34" calcext:value-type="date">
            <text:p>16/06/20</text:p>
          </table:table-cell>
          <table:table-cell office:value-type="time" office:time-value="PT1055967H19M34.000000767S" calcext:value-type="time">
            <text:p>15:19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5:19:34" calcext:value-type="date">
            <text:p>16/06/20</text:p>
          </table:table-cell>
          <table:table-cell office:value-type="time" office:time-value="PT1055967H19M34.000000767S" calcext:value-type="time">
            <text:p>15:19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5:19:34" calcext:value-type="date">
            <text:p>16/06/20</text:p>
          </table:table-cell>
          <table:table-cell office:value-type="time" office:time-value="PT1055967H19M34.000000767S" calcext:value-type="time">
            <text:p>15:19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6T16:19:33" calcext:value-type="date">
            <text:p>16/06/20</text:p>
          </table:table-cell>
          <table:table-cell office:value-type="time" office:time-value="PT1055968H19M32.999999486S" calcext:value-type="time">
            <text:p>16:19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6:19:33" calcext:value-type="date">
            <text:p>16/06/20</text:p>
          </table:table-cell>
          <table:table-cell office:value-type="time" office:time-value="PT1055968H19M32.999999486S" calcext:value-type="time">
            <text:p>16:19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6:19:33" calcext:value-type="date">
            <text:p>16/06/20</text:p>
          </table:table-cell>
          <table:table-cell office:value-type="time" office:time-value="PT1055968H19M32.999999486S" calcext:value-type="time">
            <text:p>16:19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6:19:33" calcext:value-type="date">
            <text:p>16/06/20</text:p>
          </table:table-cell>
          <table:table-cell office:value-type="time" office:time-value="PT1055968H19M32.999999486S" calcext:value-type="time">
            <text:p>16:19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6T17:19:32" calcext:value-type="date">
            <text:p>16/06/20</text:p>
          </table:table-cell>
          <table:table-cell office:value-type="time" office:time-value="PT1055969H19M31.999999881S" calcext:value-type="time">
            <text:p>17:19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7:19:32" calcext:value-type="date">
            <text:p>16/06/20</text:p>
          </table:table-cell>
          <table:table-cell office:value-type="time" office:time-value="PT1055969H19M31.999999881S" calcext:value-type="time">
            <text:p>17:19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7:19:32" calcext:value-type="date">
            <text:p>16/06/20</text:p>
          </table:table-cell>
          <table:table-cell office:value-type="time" office:time-value="PT1055969H19M31.999999881S" calcext:value-type="time">
            <text:p>17:19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5.0</text:p>
          </table:table-cell>
          <table:table-cell office:value-type="date" office:date-value="2020-06-16T17:19:32" calcext:value-type="date">
            <text:p>16/06/20</text:p>
          </table:table-cell>
          <table:table-cell office:value-type="time" office:time-value="PT1055969H19M31.999999881S" calcext:value-type="time">
            <text:p>17:19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6T18:19:31" calcext:value-type="date">
            <text:p>16/06/20</text:p>
          </table:table-cell>
          <table:table-cell office:value-type="time" office:time-value="PT1055970H19M31.000000276S" calcext:value-type="time">
            <text:p>18:19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16T18:19:31" calcext:value-type="date">
            <text:p>16/06/20</text:p>
          </table:table-cell>
          <table:table-cell office:value-type="time" office:time-value="PT1055970H19M31.000000276S" calcext:value-type="time">
            <text:p>18:19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6T18:19:31" calcext:value-type="date">
            <text:p>16/06/20</text:p>
          </table:table-cell>
          <table:table-cell office:value-type="time" office:time-value="PT1055970H19M31.000000276S" calcext:value-type="time">
            <text:p>18:19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18:19:31" calcext:value-type="date">
            <text:p>16/06/20</text:p>
          </table:table-cell>
          <table:table-cell office:value-type="time" office:time-value="PT1055970H19M31.000000276S" calcext:value-type="time">
            <text:p>18:19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19:19:30" calcext:value-type="date">
            <text:p>16/06/20</text:p>
          </table:table-cell>
          <table:table-cell office:value-type="time" office:time-value="PT1055971H19M29.999999832S" calcext:value-type="time">
            <text:p>19:19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19:19:30" calcext:value-type="date">
            <text:p>16/06/20</text:p>
          </table:table-cell>
          <table:table-cell office:value-type="time" office:time-value="PT1055971H19M29.999999832S" calcext:value-type="time">
            <text:p>19:19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6T19:19:30" calcext:value-type="date">
            <text:p>16/06/20</text:p>
          </table:table-cell>
          <table:table-cell office:value-type="time" office:time-value="PT1055971H19M29.999999832S" calcext:value-type="time">
            <text:p>19:19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office:value-type="date" office:date-value="2020-06-16T19:19:30" calcext:value-type="date">
            <text:p>16/06/20</text:p>
          </table:table-cell>
          <table:table-cell office:value-type="time" office:time-value="PT1055971H19M29.999999832S" calcext:value-type="time">
            <text:p>19:19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6T20:19:29" calcext:value-type="date">
            <text:p>16/06/20</text:p>
          </table:table-cell>
          <table:table-cell office:value-type="time" office:time-value="PT1055972H19M29.000000227S" calcext:value-type="time">
            <text:p>20:19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20:19:29" calcext:value-type="date">
            <text:p>16/06/20</text:p>
          </table:table-cell>
          <table:table-cell office:value-type="time" office:time-value="PT1055972H19M29.000000227S" calcext:value-type="time">
            <text:p>20:19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6T20:19:29" calcext:value-type="date">
            <text:p>16/06/20</text:p>
          </table:table-cell>
          <table:table-cell office:value-type="time" office:time-value="PT1055972H19M29.000000227S" calcext:value-type="time">
            <text:p>20:19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20:19:29" calcext:value-type="date">
            <text:p>16/06/20</text:p>
          </table:table-cell>
          <table:table-cell office:value-type="time" office:time-value="PT1055972H19M29.000000227S" calcext:value-type="time">
            <text:p>20:19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6T21:19:28" calcext:value-type="date">
            <text:p>16/06/20</text:p>
          </table:table-cell>
          <table:table-cell office:value-type="time" office:time-value="PT1055973H19M27.999999784S" calcext:value-type="time">
            <text:p>21:19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21:19:28" calcext:value-type="date">
            <text:p>16/06/20</text:p>
          </table:table-cell>
          <table:table-cell office:value-type="time" office:time-value="PT1055973H19M27.999999784S" calcext:value-type="time">
            <text:p>21:19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6T21:19:28" calcext:value-type="date">
            <text:p>16/06/20</text:p>
          </table:table-cell>
          <table:table-cell office:value-type="time" office:time-value="PT1055973H19M27.999999784S" calcext:value-type="time">
            <text:p>21:19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office:value-type="date" office:date-value="2020-06-16T21:19:28" calcext:value-type="date">
            <text:p>16/06/20</text:p>
          </table:table-cell>
          <table:table-cell office:value-type="time" office:time-value="PT1055973H19M27.999999784S" calcext:value-type="time">
            <text:p>21:19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6T22:19:27" calcext:value-type="date">
            <text:p>16/06/20</text:p>
          </table:table-cell>
          <table:table-cell office:value-type="time" office:time-value="PT1055974H19M27.000000179S" calcext:value-type="time">
            <text:p>22:19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22:19:27" calcext:value-type="date">
            <text:p>16/06/20</text:p>
          </table:table-cell>
          <table:table-cell office:value-type="time" office:time-value="PT1055974H19M27.000000179S" calcext:value-type="time">
            <text:p>22:19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6T22:19:27" calcext:value-type="date">
            <text:p>16/06/20</text:p>
          </table:table-cell>
          <table:table-cell office:value-type="time" office:time-value="PT1055974H19M27.000000179S" calcext:value-type="time">
            <text:p>22:19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office:value-type="date" office:date-value="2020-06-16T22:19:27" calcext:value-type="date">
            <text:p>16/06/20</text:p>
          </table:table-cell>
          <table:table-cell office:value-type="time" office:time-value="PT1055974H19M27.000000179S" calcext:value-type="time">
            <text:p>22:19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6T23:19:26" calcext:value-type="date">
            <text:p>16/06/20</text:p>
          </table:table-cell>
          <table:table-cell office:value-type="time" office:time-value="PT1055975H19M25.999999736S" calcext:value-type="time">
            <text:p>23:19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6T23:19:26" calcext:value-type="date">
            <text:p>16/06/20</text:p>
          </table:table-cell>
          <table:table-cell office:value-type="time" office:time-value="PT1055975H19M25.999999736S" calcext:value-type="time">
            <text:p>23:19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6T23:19:26" calcext:value-type="date">
            <text:p>16/06/20</text:p>
          </table:table-cell>
          <table:table-cell office:value-type="time" office:time-value="PT1055975H19M25.999999736S" calcext:value-type="time">
            <text:p>23:19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5.0</text:p>
          </table:table-cell>
          <table:table-cell office:value-type="date" office:date-value="2020-06-16T23:19:26" calcext:value-type="date">
            <text:p>16/06/20</text:p>
          </table:table-cell>
          <table:table-cell office:value-type="time" office:time-value="PT1055975H19M25.999999736S" calcext:value-type="time">
            <text:p>23:19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00:19:25" calcext:value-type="date">
            <text:p>17/06/20</text:p>
          </table:table-cell>
          <table:table-cell office:value-type="time" office:time-value="PT1055976H19M25.00000013S" calcext:value-type="time">
            <text:p>00:19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17T00:19:25" calcext:value-type="date">
            <text:p>17/06/20</text:p>
          </table:table-cell>
          <table:table-cell office:value-type="time" office:time-value="PT1055976H19M25.00000013S" calcext:value-type="time">
            <text:p>00:19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7T00:19:25" calcext:value-type="date">
            <text:p>17/06/20</text:p>
          </table:table-cell>
          <table:table-cell office:value-type="time" office:time-value="PT1055976H19M25.00000013S" calcext:value-type="time">
            <text:p>00:19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office:value-type="date" office:date-value="2020-06-17T00:19:25" calcext:value-type="date">
            <text:p>17/06/20</text:p>
          </table:table-cell>
          <table:table-cell office:value-type="time" office:time-value="PT1055976H19M25.00000013S" calcext:value-type="time">
            <text:p>00:19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7T01:19:24" calcext:value-type="date">
            <text:p>17/06/20</text:p>
          </table:table-cell>
          <table:table-cell office:value-type="time" office:time-value="PT1055977H19M23.999999687S" calcext:value-type="time">
            <text:p>01:19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17T01:19:24" calcext:value-type="date">
            <text:p>17/06/20</text:p>
          </table:table-cell>
          <table:table-cell office:value-type="time" office:time-value="PT1055977H19M23.999999687S" calcext:value-type="time">
            <text:p>01:19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7T01:19:24" calcext:value-type="date">
            <text:p>17/06/20</text:p>
          </table:table-cell>
          <table:table-cell office:value-type="time" office:time-value="PT1055977H19M23.999999687S" calcext:value-type="time">
            <text:p>01:19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office:value-type="date" office:date-value="2020-06-17T01:19:24" calcext:value-type="date">
            <text:p>17/06/20</text:p>
          </table:table-cell>
          <table:table-cell office:value-type="time" office:time-value="PT1055977H19M23.999999687S" calcext:value-type="time">
            <text:p>01:19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7T02:19:23" calcext:value-type="date">
            <text:p>17/06/20</text:p>
          </table:table-cell>
          <table:table-cell office:value-type="time" office:time-value="PT1055978H19M23.000000082S" calcext:value-type="time">
            <text:p>02:19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17T02:19:23" calcext:value-type="date">
            <text:p>17/06/20</text:p>
          </table:table-cell>
          <table:table-cell office:value-type="time" office:time-value="PT1055978H19M23.000000082S" calcext:value-type="time">
            <text:p>02:19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7T02:19:23" calcext:value-type="date">
            <text:p>17/06/20</text:p>
          </table:table-cell>
          <table:table-cell office:value-type="time" office:time-value="PT1055978H19M23.000000082S" calcext:value-type="time">
            <text:p>02:19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4.0</text:p>
          </table:table-cell>
          <table:table-cell office:value-type="date" office:date-value="2020-06-17T02:19:23" calcext:value-type="date">
            <text:p>17/06/20</text:p>
          </table:table-cell>
          <table:table-cell office:value-type="time" office:time-value="PT1055978H19M23.000000082S" calcext:value-type="time">
            <text:p>02:19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03:19:22" calcext:value-type="date">
            <text:p>17/06/20</text:p>
          </table:table-cell>
          <table:table-cell office:value-type="time" office:time-value="PT1055979H19M22.000000477S" calcext:value-type="time">
            <text:p>03:19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17T03:19:22" calcext:value-type="date">
            <text:p>17/06/20</text:p>
          </table:table-cell>
          <table:table-cell office:value-type="time" office:time-value="PT1055979H19M22.000000477S" calcext:value-type="time">
            <text:p>03:19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7T03:19:22" calcext:value-type="date">
            <text:p>17/06/20</text:p>
          </table:table-cell>
          <table:table-cell office:value-type="time" office:time-value="PT1055979H19M22.000000477S" calcext:value-type="time">
            <text:p>03:19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03:19:22" calcext:value-type="date">
            <text:p>17/06/20</text:p>
          </table:table-cell>
          <table:table-cell office:value-type="time" office:time-value="PT1055979H19M22.000000477S" calcext:value-type="time">
            <text:p>03:19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.0</text:p>
          </table:table-cell>
          <table:table-cell office:value-type="date" office:date-value="2020-06-17T04:19:21" calcext:value-type="date">
            <text:p>17/06/20</text:p>
          </table:table-cell>
          <table:table-cell office:value-type="time" office:time-value="PT1055980H19M20.999999195S" calcext:value-type="time">
            <text:p>04:19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17T04:19:21" calcext:value-type="date">
            <text:p>17/06/20</text:p>
          </table:table-cell>
          <table:table-cell office:value-type="time" office:time-value="PT1055980H19M20.999999195S" calcext:value-type="time">
            <text:p>04:19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7T04:19:21" calcext:value-type="date">
            <text:p>17/06/20</text:p>
          </table:table-cell>
          <table:table-cell office:value-type="time" office:time-value="PT1055980H19M20.999999195S" calcext:value-type="time">
            <text:p>04:19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04:19:21" calcext:value-type="date">
            <text:p>17/06/20</text:p>
          </table:table-cell>
          <table:table-cell office:value-type="time" office:time-value="PT1055980H19M20.999999195S" calcext:value-type="time">
            <text:p>04:19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05:19:20" calcext:value-type="date">
            <text:p>17/06/20</text:p>
          </table:table-cell>
          <table:table-cell office:value-type="time" office:time-value="PT1055981H19M20.000000428S" calcext:value-type="time">
            <text:p>05:19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05:19:20" calcext:value-type="date">
            <text:p>17/06/20</text:p>
          </table:table-cell>
          <table:table-cell office:value-type="time" office:time-value="PT1055981H19M20.000000428S" calcext:value-type="time">
            <text:p>05:19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05:19:20" calcext:value-type="date">
            <text:p>17/06/20</text:p>
          </table:table-cell>
          <table:table-cell office:value-type="time" office:time-value="PT1055981H19M20.000000428S" calcext:value-type="time">
            <text:p>05:19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05:19:20" calcext:value-type="date">
            <text:p>17/06/20</text:p>
          </table:table-cell>
          <table:table-cell office:value-type="time" office:time-value="PT1055981H19M20.000000428S" calcext:value-type="time">
            <text:p>05:19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06:19:19" calcext:value-type="date">
            <text:p>17/06/20</text:p>
          </table:table-cell>
          <table:table-cell office:value-type="time" office:time-value="PT1055982H19M18.999999985S" calcext:value-type="time">
            <text:p>06:19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06:19:19" calcext:value-type="date">
            <text:p>17/06/20</text:p>
          </table:table-cell>
          <table:table-cell office:value-type="time" office:time-value="PT1055982H19M18.999999985S" calcext:value-type="time">
            <text:p>06:19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06:19:19" calcext:value-type="date">
            <text:p>17/06/20</text:p>
          </table:table-cell>
          <table:table-cell office:value-type="time" office:time-value="PT1055982H19M18.999999985S" calcext:value-type="time">
            <text:p>06:19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06:19:19" calcext:value-type="date">
            <text:p>17/06/20</text:p>
          </table:table-cell>
          <table:table-cell office:value-type="time" office:time-value="PT1055982H19M18.999999985S" calcext:value-type="time">
            <text:p>06:19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07:19:18" calcext:value-type="date">
            <text:p>17/06/20</text:p>
          </table:table-cell>
          <table:table-cell office:value-type="time" office:time-value="PT1055983H19M17.999999542S" calcext:value-type="time">
            <text:p>07:19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07:19:18" calcext:value-type="date">
            <text:p>17/06/20</text:p>
          </table:table-cell>
          <table:table-cell office:value-type="time" office:time-value="PT1055983H19M17.999999542S" calcext:value-type="time">
            <text:p>07:19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07:19:18" calcext:value-type="date">
            <text:p>17/06/20</text:p>
          </table:table-cell>
          <table:table-cell office:value-type="time" office:time-value="PT1055983H19M17.999999542S" calcext:value-type="time">
            <text:p>07:19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07:19:18" calcext:value-type="date">
            <text:p>17/06/20</text:p>
          </table:table-cell>
          <table:table-cell office:value-type="time" office:time-value="PT1055983H19M17.999999542S" calcext:value-type="time">
            <text:p>07:19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08:19:17" calcext:value-type="date">
            <text:p>17/06/20</text:p>
          </table:table-cell>
          <table:table-cell office:value-type="time" office:time-value="PT1055984H19M17.000000775S" calcext:value-type="time">
            <text:p>08:19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08:19:17" calcext:value-type="date">
            <text:p>17/06/20</text:p>
          </table:table-cell>
          <table:table-cell office:value-type="time" office:time-value="PT1055984H19M17.000000775S" calcext:value-type="time">
            <text:p>08:19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08:19:17" calcext:value-type="date">
            <text:p>17/06/20</text:p>
          </table:table-cell>
          <table:table-cell office:value-type="time" office:time-value="PT1055984H19M17.000000775S" calcext:value-type="time">
            <text:p>08:19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08:19:17" calcext:value-type="date">
            <text:p>17/06/20</text:p>
          </table:table-cell>
          <table:table-cell office:value-type="time" office:time-value="PT1055984H19M17.000000775S" calcext:value-type="time">
            <text:p>08:19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09:19:16" calcext:value-type="date">
            <text:p>17/06/20</text:p>
          </table:table-cell>
          <table:table-cell office:value-type="time" office:time-value="PT1055985H19M15.999999493S" calcext:value-type="time">
            <text:p>09:19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09:19:16" calcext:value-type="date">
            <text:p>17/06/20</text:p>
          </table:table-cell>
          <table:table-cell office:value-type="time" office:time-value="PT1055985H19M15.999999493S" calcext:value-type="time">
            <text:p>09:19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09:19:16" calcext:value-type="date">
            <text:p>17/06/20</text:p>
          </table:table-cell>
          <table:table-cell office:value-type="time" office:time-value="PT1055985H19M15.999999493S" calcext:value-type="time">
            <text:p>09:19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09:19:16" calcext:value-type="date">
            <text:p>17/06/20</text:p>
          </table:table-cell>
          <table:table-cell office:value-type="time" office:time-value="PT1055985H19M15.999999493S" calcext:value-type="time">
            <text:p>09:19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0:19:15" calcext:value-type="date">
            <text:p>17/06/20</text:p>
          </table:table-cell>
          <table:table-cell office:value-type="time" office:time-value="PT1055986H19M14.999999888S" calcext:value-type="time">
            <text:p>10:19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0:19:15" calcext:value-type="date">
            <text:p>17/06/20</text:p>
          </table:table-cell>
          <table:table-cell office:value-type="time" office:time-value="PT1055986H19M14.999999888S" calcext:value-type="time">
            <text:p>10:19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10:19:15" calcext:value-type="date">
            <text:p>17/06/20</text:p>
          </table:table-cell>
          <table:table-cell office:value-type="time" office:time-value="PT1055986H19M14.999999888S" calcext:value-type="time">
            <text:p>10:19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10:19:15" calcext:value-type="date">
            <text:p>17/06/20</text:p>
          </table:table-cell>
          <table:table-cell office:value-type="time" office:time-value="PT1055986H19M14.999999888S" calcext:value-type="time">
            <text:p>10:19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1:19:14" calcext:value-type="date">
            <text:p>17/06/20</text:p>
          </table:table-cell>
          <table:table-cell office:value-type="time" office:time-value="PT1055987H19M14.000000283S" calcext:value-type="time">
            <text:p>11:19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1:19:14" calcext:value-type="date">
            <text:p>17/06/20</text:p>
          </table:table-cell>
          <table:table-cell office:value-type="time" office:time-value="PT1055987H19M14.000000283S" calcext:value-type="time">
            <text:p>11:19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11:19:14" calcext:value-type="date">
            <text:p>17/06/20</text:p>
          </table:table-cell>
          <table:table-cell office:value-type="time" office:time-value="PT1055987H19M14.000000283S" calcext:value-type="time">
            <text:p>11:19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11:19:14" calcext:value-type="date">
            <text:p>17/06/20</text:p>
          </table:table-cell>
          <table:table-cell office:value-type="time" office:time-value="PT1055987H19M14.000000283S" calcext:value-type="time">
            <text:p>11:19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12:19:13" calcext:value-type="date">
            <text:p>17/06/20</text:p>
          </table:table-cell>
          <table:table-cell office:value-type="time" office:time-value="PT1055988H19M12.99999984S" calcext:value-type="time">
            <text:p>12:19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2:19:13" calcext:value-type="date">
            <text:p>17/06/20</text:p>
          </table:table-cell>
          <table:table-cell office:value-type="time" office:time-value="PT1055988H19M12.99999984S" calcext:value-type="time">
            <text:p>12:19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0.0</text:p>
          </table:table-cell>
          <table:table-cell office:value-type="date" office:date-value="2020-06-17T12:19:13" calcext:value-type="date">
            <text:p>17/06/20</text:p>
          </table:table-cell>
          <table:table-cell office:value-type="time" office:time-value="PT1055988H19M12.99999984S" calcext:value-type="time">
            <text:p>12:19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12:19:13" calcext:value-type="date">
            <text:p>17/06/20</text:p>
          </table:table-cell>
          <table:table-cell office:value-type="time" office:time-value="PT1055988H19M12.99999984S" calcext:value-type="time">
            <text:p>12:19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3:19:12" calcext:value-type="date">
            <text:p>17/06/20</text:p>
          </table:table-cell>
          <table:table-cell office:value-type="time" office:time-value="PT1055989H19M12.000000235S" calcext:value-type="time">
            <text:p>13:19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3:19:12" calcext:value-type="date">
            <text:p>17/06/20</text:p>
          </table:table-cell>
          <table:table-cell office:value-type="time" office:time-value="PT1055989H19M12.000000235S" calcext:value-type="time">
            <text:p>13:19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3:19:12" calcext:value-type="date">
            <text:p>17/06/20</text:p>
          </table:table-cell>
          <table:table-cell office:value-type="time" office:time-value="PT1055989H19M12.000000235S" calcext:value-type="time">
            <text:p>13:19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13:19:12" calcext:value-type="date">
            <text:p>17/06/20</text:p>
          </table:table-cell>
          <table:table-cell office:value-type="time" office:time-value="PT1055989H19M12.000000235S" calcext:value-type="time">
            <text:p>13:19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4:19:11" calcext:value-type="date">
            <text:p>17/06/20</text:p>
          </table:table-cell>
          <table:table-cell office:value-type="time" office:time-value="PT1055990H19M10.999999791S" calcext:value-type="time">
            <text:p>14:19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7T14:19:11" calcext:value-type="date">
            <text:p>17/06/20</text:p>
          </table:table-cell>
          <table:table-cell office:value-type="time" office:time-value="PT1055990H19M10.999999791S" calcext:value-type="time">
            <text:p>14:19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4:19:11" calcext:value-type="date">
            <text:p>17/06/20</text:p>
          </table:table-cell>
          <table:table-cell office:value-type="time" office:time-value="PT1055990H19M10.999999791S" calcext:value-type="time">
            <text:p>14:19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14:19:11" calcext:value-type="date">
            <text:p>17/06/20</text:p>
          </table:table-cell>
          <table:table-cell office:value-type="time" office:time-value="PT1055990H19M10.999999791S" calcext:value-type="time">
            <text:p>14:19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5:19:10" calcext:value-type="date">
            <text:p>17/06/20</text:p>
          </table:table-cell>
          <table:table-cell office:value-type="time" office:time-value="PT1055991H19M10.000000186S" calcext:value-type="time">
            <text:p>15:19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7T15:19:10" calcext:value-type="date">
            <text:p>17/06/20</text:p>
          </table:table-cell>
          <table:table-cell office:value-type="time" office:time-value="PT1055991H19M10.000000186S" calcext:value-type="time">
            <text:p>15:19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5:19:10" calcext:value-type="date">
            <text:p>17/06/20</text:p>
          </table:table-cell>
          <table:table-cell office:value-type="time" office:time-value="PT1055991H19M10.000000186S" calcext:value-type="time">
            <text:p>15:19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15:19:10" calcext:value-type="date">
            <text:p>17/06/20</text:p>
          </table:table-cell>
          <table:table-cell office:value-type="time" office:time-value="PT1055991H19M10.000000186S" calcext:value-type="time">
            <text:p>15:19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6:19:09" calcext:value-type="date">
            <text:p>17/06/20</text:p>
          </table:table-cell>
          <table:table-cell office:value-type="time" office:time-value="PT1055992H19M08.999999743S" calcext:value-type="time">
            <text:p>16:19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6:19:09" calcext:value-type="date">
            <text:p>17/06/20</text:p>
          </table:table-cell>
          <table:table-cell office:value-type="time" office:time-value="PT1055992H19M08.999999743S" calcext:value-type="time">
            <text:p>16:19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6:19:09" calcext:value-type="date">
            <text:p>17/06/20</text:p>
          </table:table-cell>
          <table:table-cell office:value-type="time" office:time-value="PT1055992H19M08.999999743S" calcext:value-type="time">
            <text:p>16:19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16:19:09" calcext:value-type="date">
            <text:p>17/06/20</text:p>
          </table:table-cell>
          <table:table-cell office:value-type="time" office:time-value="PT1055992H19M08.999999743S" calcext:value-type="time">
            <text:p>16:19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17:19:08" calcext:value-type="date">
            <text:p>17/06/20</text:p>
          </table:table-cell>
          <table:table-cell office:value-type="time" office:time-value="PT1055993H19M08.000000138S" calcext:value-type="time">
            <text:p>17:19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7T17:19:08" calcext:value-type="date">
            <text:p>17/06/20</text:p>
          </table:table-cell>
          <table:table-cell office:value-type="time" office:time-value="PT1055993H19M08.000000138S" calcext:value-type="time">
            <text:p>17:19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7:19:08" calcext:value-type="date">
            <text:p>17/06/20</text:p>
          </table:table-cell>
          <table:table-cell office:value-type="time" office:time-value="PT1055993H19M08.000000138S" calcext:value-type="time">
            <text:p>17:19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17:19:08" calcext:value-type="date">
            <text:p>17/06/20</text:p>
          </table:table-cell>
          <table:table-cell office:value-type="time" office:time-value="PT1055993H19M08.000000138S" calcext:value-type="time">
            <text:p>17:19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18:19:07" calcext:value-type="date">
            <text:p>17/06/20</text:p>
          </table:table-cell>
          <table:table-cell office:value-type="time" office:time-value="PT1055994H19M06.999999695S" calcext:value-type="time">
            <text:p>18:19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8:19:07" calcext:value-type="date">
            <text:p>17/06/20</text:p>
          </table:table-cell>
          <table:table-cell office:value-type="time" office:time-value="PT1055994H19M06.999999695S" calcext:value-type="time">
            <text:p>18:19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8:19:07" calcext:value-type="date">
            <text:p>17/06/20</text:p>
          </table:table-cell>
          <table:table-cell office:value-type="time" office:time-value="PT1055994H19M06.999999695S" calcext:value-type="time">
            <text:p>18:19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18:19:07" calcext:value-type="date">
            <text:p>17/06/20</text:p>
          </table:table-cell>
          <table:table-cell office:value-type="time" office:time-value="PT1055994H19M06.999999695S" calcext:value-type="time">
            <text:p>18:19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19:19:06" calcext:value-type="date">
            <text:p>17/06/20</text:p>
          </table:table-cell>
          <table:table-cell office:value-type="time" office:time-value="PT1055995H19M06.000000089S" calcext:value-type="time">
            <text:p>19:19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19:19:06" calcext:value-type="date">
            <text:p>17/06/20</text:p>
          </table:table-cell>
          <table:table-cell office:value-type="time" office:time-value="PT1055995H19M06.000000089S" calcext:value-type="time">
            <text:p>19:19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19:19:06" calcext:value-type="date">
            <text:p>17/06/20</text:p>
          </table:table-cell>
          <table:table-cell office:value-type="time" office:time-value="PT1055995H19M06.000000089S" calcext:value-type="time">
            <text:p>19:19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19:19:06" calcext:value-type="date">
            <text:p>17/06/20</text:p>
          </table:table-cell>
          <table:table-cell office:value-type="time" office:time-value="PT1055995H19M06.000000089S" calcext:value-type="time">
            <text:p>19:19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7T20:19:05" calcext:value-type="date">
            <text:p>17/06/20</text:p>
          </table:table-cell>
          <table:table-cell office:value-type="time" office:time-value="PT1055996H19M05.000000484S" calcext:value-type="time">
            <text:p>20:19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20:19:05" calcext:value-type="date">
            <text:p>17/06/20</text:p>
          </table:table-cell>
          <table:table-cell office:value-type="time" office:time-value="PT1055996H19M05.000000484S" calcext:value-type="time">
            <text:p>20:19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20:19:05" calcext:value-type="date">
            <text:p>17/06/20</text:p>
          </table:table-cell>
          <table:table-cell office:value-type="time" office:time-value="PT1055996H19M05.000000484S" calcext:value-type="time">
            <text:p>20:19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7T20:19:05" calcext:value-type="date">
            <text:p>17/06/20</text:p>
          </table:table-cell>
          <table:table-cell office:value-type="time" office:time-value="PT1055996H19M05.000000484S" calcext:value-type="time">
            <text:p>20:19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21:19:04" calcext:value-type="date">
            <text:p>17/06/20</text:p>
          </table:table-cell>
          <table:table-cell office:value-type="time" office:time-value="PT1055997H19M03.999999203S" calcext:value-type="time">
            <text:p>21:19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21:19:04" calcext:value-type="date">
            <text:p>17/06/20</text:p>
          </table:table-cell>
          <table:table-cell office:value-type="time" office:time-value="PT1055997H19M03.999999203S" calcext:value-type="time">
            <text:p>21:19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7T21:19:04" calcext:value-type="date">
            <text:p>17/06/20</text:p>
          </table:table-cell>
          <table:table-cell office:value-type="time" office:time-value="PT1055997H19M03.999999203S" calcext:value-type="time">
            <text:p>21:19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21:19:04" calcext:value-type="date">
            <text:p>17/06/20</text:p>
          </table:table-cell>
          <table:table-cell office:value-type="time" office:time-value="PT1055997H19M03.999999203S" calcext:value-type="time">
            <text:p>21:19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22:19:03" calcext:value-type="date">
            <text:p>17/06/20</text:p>
          </table:table-cell>
          <table:table-cell office:value-type="time" office:time-value="PT1055998H19M03.000000436S" calcext:value-type="time">
            <text:p>22:19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22:19:03" calcext:value-type="date">
            <text:p>17/06/20</text:p>
          </table:table-cell>
          <table:table-cell office:value-type="time" office:time-value="PT1055998H19M03.000000436S" calcext:value-type="time">
            <text:p>22:19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22:19:03" calcext:value-type="date">
            <text:p>17/06/20</text:p>
          </table:table-cell>
          <table:table-cell office:value-type="time" office:time-value="PT1055998H19M03.000000436S" calcext:value-type="time">
            <text:p>22:19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22:19:03" calcext:value-type="date">
            <text:p>17/06/20</text:p>
          </table:table-cell>
          <table:table-cell office:value-type="time" office:time-value="PT1055998H19M03.000000436S" calcext:value-type="time">
            <text:p>22:19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7T23:19:02" calcext:value-type="date">
            <text:p>17/06/20</text:p>
          </table:table-cell>
          <table:table-cell office:value-type="time" office:time-value="PT1055999H19M01.999999993S" calcext:value-type="time">
            <text:p>23:19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7T23:19:02" calcext:value-type="date">
            <text:p>17/06/20</text:p>
          </table:table-cell>
          <table:table-cell office:value-type="time" office:time-value="PT1055999H19M01.999999993S" calcext:value-type="time">
            <text:p>23:19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7T23:19:02" calcext:value-type="date">
            <text:p>17/06/20</text:p>
          </table:table-cell>
          <table:table-cell office:value-type="time" office:time-value="PT1055999H19M01.999999993S" calcext:value-type="time">
            <text:p>23:19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7T23:19:02" calcext:value-type="date">
            <text:p>17/06/20</text:p>
          </table:table-cell>
          <table:table-cell office:value-type="time" office:time-value="PT1055999H19M01.999999993S" calcext:value-type="time">
            <text:p>23:19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0:19:01" calcext:value-type="date">
            <text:p>18/06/20</text:p>
          </table:table-cell>
          <table:table-cell office:value-type="time" office:time-value="PT1056000H19M00.999999549S" calcext:value-type="time">
            <text:p>00:19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0:19:01" calcext:value-type="date">
            <text:p>18/06/20</text:p>
          </table:table-cell>
          <table:table-cell office:value-type="time" office:time-value="PT1056000H19M00.999999549S" calcext:value-type="time">
            <text:p>00:19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8T00:19:01" calcext:value-type="date">
            <text:p>18/06/20</text:p>
          </table:table-cell>
          <table:table-cell office:value-type="time" office:time-value="PT1056000H19M00.999999549S" calcext:value-type="time">
            <text:p>00:19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0:19:01" calcext:value-type="date">
            <text:p>18/06/20</text:p>
          </table:table-cell>
          <table:table-cell office:value-type="time" office:time-value="PT1056000H19M00.999999549S" calcext:value-type="time">
            <text:p>00:19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1:19:00" calcext:value-type="date">
            <text:p>18/06/20</text:p>
          </table:table-cell>
          <table:table-cell office:value-type="time" office:time-value="PT1056001H19M00.000000782S" calcext:value-type="time">
            <text:p>01:19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1:19:00" calcext:value-type="date">
            <text:p>18/06/20</text:p>
          </table:table-cell>
          <table:table-cell office:value-type="time" office:time-value="PT1056001H19M00.000000782S" calcext:value-type="time">
            <text:p>01:19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1:19:00" calcext:value-type="date">
            <text:p>18/06/20</text:p>
          </table:table-cell>
          <table:table-cell office:value-type="time" office:time-value="PT1056001H19M00.000000782S" calcext:value-type="time">
            <text:p>01:19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1:19:00" calcext:value-type="date">
            <text:p>18/06/20</text:p>
          </table:table-cell>
          <table:table-cell office:value-type="time" office:time-value="PT1056001H19M00.000000782S" calcext:value-type="time">
            <text:p>01:19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2:18:59" calcext:value-type="date">
            <text:p>18/06/20</text:p>
          </table:table-cell>
          <table:table-cell office:value-type="time" office:time-value="PT1056002H18M58.999999501S" calcext:value-type="time">
            <text:p>02:18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2:18:59" calcext:value-type="date">
            <text:p>18/06/20</text:p>
          </table:table-cell>
          <table:table-cell office:value-type="time" office:time-value="PT1056002H18M58.999999501S" calcext:value-type="time">
            <text:p>02:18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8T02:18:59" calcext:value-type="date">
            <text:p>18/06/20</text:p>
          </table:table-cell>
          <table:table-cell office:value-type="time" office:time-value="PT1056002H18M58.999999501S" calcext:value-type="time">
            <text:p>02:18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2:18:59" calcext:value-type="date">
            <text:p>18/06/20</text:p>
          </table:table-cell>
          <table:table-cell office:value-type="time" office:time-value="PT1056002H18M58.999999501S" calcext:value-type="time">
            <text:p>02:18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3:18:58" calcext:value-type="date">
            <text:p>18/06/20</text:p>
          </table:table-cell>
          <table:table-cell office:value-type="time" office:time-value="PT1056003H18M57.999999896S" calcext:value-type="time">
            <text:p>03:18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3:18:58" calcext:value-type="date">
            <text:p>18/06/20</text:p>
          </table:table-cell>
          <table:table-cell office:value-type="time" office:time-value="PT1056003H18M57.999999896S" calcext:value-type="time">
            <text:p>03:18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8T03:18:58" calcext:value-type="date">
            <text:p>18/06/20</text:p>
          </table:table-cell>
          <table:table-cell office:value-type="time" office:time-value="PT1056003H18M57.999999896S" calcext:value-type="time">
            <text:p>03:18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3:18:58" calcext:value-type="date">
            <text:p>18/06/20</text:p>
          </table:table-cell>
          <table:table-cell office:value-type="time" office:time-value="PT1056003H18M57.999999896S" calcext:value-type="time">
            <text:p>03:18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4:18:57" calcext:value-type="date">
            <text:p>18/06/20</text:p>
          </table:table-cell>
          <table:table-cell office:value-type="time" office:time-value="PT1056004H18M57.000000291S" calcext:value-type="time">
            <text:p>04:18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4:18:57" calcext:value-type="date">
            <text:p>18/06/20</text:p>
          </table:table-cell>
          <table:table-cell office:value-type="time" office:time-value="PT1056004H18M57.000000291S" calcext:value-type="time">
            <text:p>04:18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4:18:57" calcext:value-type="date">
            <text:p>18/06/20</text:p>
          </table:table-cell>
          <table:table-cell office:value-type="time" office:time-value="PT1056004H18M57.000000291S" calcext:value-type="time">
            <text:p>04:18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4:18:57" calcext:value-type="date">
            <text:p>18/06/20</text:p>
          </table:table-cell>
          <table:table-cell office:value-type="time" office:time-value="PT1056004H18M57.000000291S" calcext:value-type="time">
            <text:p>04:18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5:18:56" calcext:value-type="date">
            <text:p>18/06/20</text:p>
          </table:table-cell>
          <table:table-cell office:value-type="time" office:time-value="PT1056005H18M55.999999847S" calcext:value-type="time">
            <text:p>05:18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5:18:56" calcext:value-type="date">
            <text:p>18/06/20</text:p>
          </table:table-cell>
          <table:table-cell office:value-type="time" office:time-value="PT1056005H18M55.999999847S" calcext:value-type="time">
            <text:p>05:18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5:18:56" calcext:value-type="date">
            <text:p>18/06/20</text:p>
          </table:table-cell>
          <table:table-cell office:value-type="time" office:time-value="PT1056005H18M55.999999847S" calcext:value-type="time">
            <text:p>05:18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5:18:56" calcext:value-type="date">
            <text:p>18/06/20</text:p>
          </table:table-cell>
          <table:table-cell office:value-type="time" office:time-value="PT1056005H18M55.999999847S" calcext:value-type="time">
            <text:p>05:18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6:18:55" calcext:value-type="date">
            <text:p>18/06/20</text:p>
          </table:table-cell>
          <table:table-cell office:value-type="time" office:time-value="PT1056006H18M55.000000242S" calcext:value-type="time">
            <text:p>06:18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6:18:55" calcext:value-type="date">
            <text:p>18/06/20</text:p>
          </table:table-cell>
          <table:table-cell office:value-type="time" office:time-value="PT1056006H18M55.000000242S" calcext:value-type="time">
            <text:p>06:18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6:18:55" calcext:value-type="date">
            <text:p>18/06/20</text:p>
          </table:table-cell>
          <table:table-cell office:value-type="time" office:time-value="PT1056006H18M55.000000242S" calcext:value-type="time">
            <text:p>06:18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6:18:55" calcext:value-type="date">
            <text:p>18/06/20</text:p>
          </table:table-cell>
          <table:table-cell office:value-type="time" office:time-value="PT1056006H18M55.000000242S" calcext:value-type="time">
            <text:p>06:18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7:18:54" calcext:value-type="date">
            <text:p>18/06/20</text:p>
          </table:table-cell>
          <table:table-cell office:value-type="time" office:time-value="PT1056007H18M53.999999799S" calcext:value-type="time">
            <text:p>07:18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7:18:54" calcext:value-type="date">
            <text:p>18/06/20</text:p>
          </table:table-cell>
          <table:table-cell office:value-type="time" office:time-value="PT1056007H18M53.999999799S" calcext:value-type="time">
            <text:p>07:18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7:18:54" calcext:value-type="date">
            <text:p>18/06/20</text:p>
          </table:table-cell>
          <table:table-cell office:value-type="time" office:time-value="PT1056007H18M53.999999799S" calcext:value-type="time">
            <text:p>07:18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7:18:54" calcext:value-type="date">
            <text:p>18/06/20</text:p>
          </table:table-cell>
          <table:table-cell office:value-type="time" office:time-value="PT1056007H18M53.999999799S" calcext:value-type="time">
            <text:p>07:18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8:18:53" calcext:value-type="date">
            <text:p>18/06/20</text:p>
          </table:table-cell>
          <table:table-cell office:value-type="time" office:time-value="PT1056008H18M53.000000194S" calcext:value-type="time">
            <text:p>08:18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8:18:53" calcext:value-type="date">
            <text:p>18/06/20</text:p>
          </table:table-cell>
          <table:table-cell office:value-type="time" office:time-value="PT1056008H18M53.000000194S" calcext:value-type="time">
            <text:p>08:18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8:18:53" calcext:value-type="date">
            <text:p>18/06/20</text:p>
          </table:table-cell>
          <table:table-cell office:value-type="time" office:time-value="PT1056008H18M53.000000194S" calcext:value-type="time">
            <text:p>08:18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8:18:53" calcext:value-type="date">
            <text:p>18/06/20</text:p>
          </table:table-cell>
          <table:table-cell office:value-type="time" office:time-value="PT1056008H18M53.000000194S" calcext:value-type="time">
            <text:p>08:18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09:18:52" calcext:value-type="date">
            <text:p>18/06/20</text:p>
          </table:table-cell>
          <table:table-cell office:value-type="time" office:time-value="PT1056009H18M51.99999975S" calcext:value-type="time">
            <text:p>09:18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09:18:52" calcext:value-type="date">
            <text:p>18/06/20</text:p>
          </table:table-cell>
          <table:table-cell office:value-type="time" office:time-value="PT1056009H18M51.99999975S" calcext:value-type="time">
            <text:p>09:18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09:18:52" calcext:value-type="date">
            <text:p>18/06/20</text:p>
          </table:table-cell>
          <table:table-cell office:value-type="time" office:time-value="PT1056009H18M51.99999975S" calcext:value-type="time">
            <text:p>09:18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09:18:52" calcext:value-type="date">
            <text:p>18/06/20</text:p>
          </table:table-cell>
          <table:table-cell office:value-type="time" office:time-value="PT1056009H18M51.99999975S" calcext:value-type="time">
            <text:p>09:18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10:18:51" calcext:value-type="date">
            <text:p>18/06/20</text:p>
          </table:table-cell>
          <table:table-cell office:value-type="time" office:time-value="PT1056010H18M51.000000145S" calcext:value-type="time">
            <text:p>10:18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10:18:51" calcext:value-type="date">
            <text:p>18/06/20</text:p>
          </table:table-cell>
          <table:table-cell office:value-type="time" office:time-value="PT1056010H18M51.000000145S" calcext:value-type="time">
            <text:p>10:18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10:18:51" calcext:value-type="date">
            <text:p>18/06/20</text:p>
          </table:table-cell>
          <table:table-cell office:value-type="time" office:time-value="PT1056010H18M51.000000145S" calcext:value-type="time">
            <text:p>10:18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10:18:51" calcext:value-type="date">
            <text:p>18/06/20</text:p>
          </table:table-cell>
          <table:table-cell office:value-type="time" office:time-value="PT1056010H18M51.000000145S" calcext:value-type="time">
            <text:p>10:18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11:18:50" calcext:value-type="date">
            <text:p>18/06/20</text:p>
          </table:table-cell>
          <table:table-cell office:value-type="time" office:time-value="PT1056011H18M49.999999702S" calcext:value-type="time">
            <text:p>11:18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11:18:50" calcext:value-type="date">
            <text:p>18/06/20</text:p>
          </table:table-cell>
          <table:table-cell office:value-type="time" office:time-value="PT1056011H18M49.999999702S" calcext:value-type="time">
            <text:p>11:18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11:18:50" calcext:value-type="date">
            <text:p>18/06/20</text:p>
          </table:table-cell>
          <table:table-cell office:value-type="time" office:time-value="PT1056011H18M49.999999702S" calcext:value-type="time">
            <text:p>11:18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11:18:50" calcext:value-type="date">
            <text:p>18/06/20</text:p>
          </table:table-cell>
          <table:table-cell office:value-type="time" office:time-value="PT1056011H18M49.999999702S" calcext:value-type="time">
            <text:p>11:18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8T12:18:49" calcext:value-type="date">
            <text:p>18/06/20</text:p>
          </table:table-cell>
          <table:table-cell office:value-type="time" office:time-value="PT1056012H18M49.000000097S" calcext:value-type="time">
            <text:p>12:18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8T12:18:49" calcext:value-type="date">
            <text:p>18/06/20</text:p>
          </table:table-cell>
          <table:table-cell office:value-type="time" office:time-value="PT1056012H18M49.000000097S" calcext:value-type="time">
            <text:p>12:18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8T12:18:49" calcext:value-type="date">
            <text:p>18/06/20</text:p>
          </table:table-cell>
          <table:table-cell office:value-type="time" office:time-value="PT1056012H18M49.000000097S" calcext:value-type="time">
            <text:p>12:18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8T12:18:49" calcext:value-type="date">
            <text:p>18/06/20</text:p>
          </table:table-cell>
          <table:table-cell office:value-type="time" office:time-value="PT1056012H18M49.000000097S" calcext:value-type="time">
            <text:p>12:18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8T13:18:48" calcext:value-type="date">
            <text:p>18/06/20</text:p>
          </table:table-cell>
          <table:table-cell office:value-type="time" office:time-value="PT1056013H18M48.000000492S" calcext:value-type="time">
            <text:p>13:18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8T13:18:48" calcext:value-type="date">
            <text:p>18/06/20</text:p>
          </table:table-cell>
          <table:table-cell office:value-type="time" office:time-value="PT1056013H18M48.000000492S" calcext:value-type="time">
            <text:p>13:18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13:18:48" calcext:value-type="date">
            <text:p>18/06/20</text:p>
          </table:table-cell>
          <table:table-cell office:value-type="time" office:time-value="PT1056013H18M48.000000492S" calcext:value-type="time">
            <text:p>13:18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8T13:18:48" calcext:value-type="date">
            <text:p>18/06/20</text:p>
          </table:table-cell>
          <table:table-cell office:value-type="time" office:time-value="PT1056013H18M48.000000492S" calcext:value-type="time">
            <text:p>13:18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office:value-type="date" office:date-value="2020-06-18T14:18:47" calcext:value-type="date">
            <text:p>18/06/20</text:p>
          </table:table-cell>
          <table:table-cell office:value-type="time" office:time-value="PT1056014H18M46.99999921S" calcext:value-type="time">
            <text:p>14:18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8T14:18:47" calcext:value-type="date">
            <text:p>18/06/20</text:p>
          </table:table-cell>
          <table:table-cell office:value-type="time" office:time-value="PT1056014H18M46.99999921S" calcext:value-type="time">
            <text:p>14:18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8T14:18:47" calcext:value-type="date">
            <text:p>18/06/20</text:p>
          </table:table-cell>
          <table:table-cell office:value-type="time" office:time-value="PT1056014H18M46.99999921S" calcext:value-type="time">
            <text:p>14:18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8T14:18:47" calcext:value-type="date">
            <text:p>18/06/20</text:p>
          </table:table-cell>
          <table:table-cell office:value-type="time" office:time-value="PT1056014H18M46.99999921S" calcext:value-type="time">
            <text:p>14:18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office:value-type="date" office:date-value="2020-06-18T15:18:46" calcext:value-type="date">
            <text:p>18/06/20</text:p>
          </table:table-cell>
          <table:table-cell office:value-type="time" office:time-value="PT1056015H18M46.000000443S" calcext:value-type="time">
            <text:p>15:18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8T15:18:46" calcext:value-type="date">
            <text:p>18/06/20</text:p>
          </table:table-cell>
          <table:table-cell office:value-type="time" office:time-value="PT1056015H18M46.000000443S" calcext:value-type="time">
            <text:p>15:18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8T15:18:46" calcext:value-type="date">
            <text:p>18/06/20</text:p>
          </table:table-cell>
          <table:table-cell office:value-type="time" office:time-value="PT1056015H18M46.000000443S" calcext:value-type="time">
            <text:p>15:18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8T15:18:46" calcext:value-type="date">
            <text:p>18/06/20</text:p>
          </table:table-cell>
          <table:table-cell office:value-type="time" office:time-value="PT1056015H18M46.000000443S" calcext:value-type="time">
            <text:p>15:18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8T16:18:45" calcext:value-type="date">
            <text:p>18/06/20</text:p>
          </table:table-cell>
          <table:table-cell office:value-type="time" office:time-value="PT1056016H18M45S" calcext:value-type="time">
            <text:p>16:18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8T16:18:45" calcext:value-type="date">
            <text:p>18/06/20</text:p>
          </table:table-cell>
          <table:table-cell office:value-type="time" office:time-value="PT1056016H18M45S" calcext:value-type="time">
            <text:p>16:18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16:18:45" calcext:value-type="date">
            <text:p>18/06/20</text:p>
          </table:table-cell>
          <table:table-cell office:value-type="time" office:time-value="PT1056016H18M45S" calcext:value-type="time">
            <text:p>16:18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8T16:18:45" calcext:value-type="date">
            <text:p>18/06/20</text:p>
          </table:table-cell>
          <table:table-cell office:value-type="time" office:time-value="PT1056016H18M45S" calcext:value-type="time">
            <text:p>16:18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8T17:18:44" calcext:value-type="date">
            <text:p>18/06/20</text:p>
          </table:table-cell>
          <table:table-cell office:value-type="time" office:time-value="PT1056017H18M43.999999557S" calcext:value-type="time">
            <text:p>17:18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17:18:44" calcext:value-type="date">
            <text:p>18/06/20</text:p>
          </table:table-cell>
          <table:table-cell office:value-type="time" office:time-value="PT1056017H18M43.999999557S" calcext:value-type="time">
            <text:p>17:18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17:18:44" calcext:value-type="date">
            <text:p>18/06/20</text:p>
          </table:table-cell>
          <table:table-cell office:value-type="time" office:time-value="PT1056017H18M43.999999557S" calcext:value-type="time">
            <text:p>17:18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8T17:18:44" calcext:value-type="date">
            <text:p>18/06/20</text:p>
          </table:table-cell>
          <table:table-cell office:value-type="time" office:time-value="PT1056017H18M43.999999557S" calcext:value-type="time">
            <text:p>17:18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18:18:43" calcext:value-type="date">
            <text:p>18/06/20</text:p>
          </table:table-cell>
          <table:table-cell office:value-type="time" office:time-value="PT1056018H18M43.00000079S" calcext:value-type="time">
            <text:p>18:18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18:18:43" calcext:value-type="date">
            <text:p>18/06/20</text:p>
          </table:table-cell>
          <table:table-cell office:value-type="time" office:time-value="PT1056018H18M43.00000079S" calcext:value-type="time">
            <text:p>18:18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8T18:18:43" calcext:value-type="date">
            <text:p>18/06/20</text:p>
          </table:table-cell>
          <table:table-cell office:value-type="time" office:time-value="PT1056018H18M43.00000079S" calcext:value-type="time">
            <text:p>18:18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18:18:43" calcext:value-type="date">
            <text:p>18/06/20</text:p>
          </table:table-cell>
          <table:table-cell office:value-type="time" office:time-value="PT1056018H18M43.00000079S" calcext:value-type="time">
            <text:p>18:18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19:18:42" calcext:value-type="date">
            <text:p>18/06/20</text:p>
          </table:table-cell>
          <table:table-cell office:value-type="time" office:time-value="PT1056019H18M41.999999508S" calcext:value-type="time">
            <text:p>19:18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19:18:42" calcext:value-type="date">
            <text:p>18/06/20</text:p>
          </table:table-cell>
          <table:table-cell office:value-type="time" office:time-value="PT1056019H18M41.999999508S" calcext:value-type="time">
            <text:p>19:18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19:18:42" calcext:value-type="date">
            <text:p>18/06/20</text:p>
          </table:table-cell>
          <table:table-cell office:value-type="time" office:time-value="PT1056019H18M41.999999508S" calcext:value-type="time">
            <text:p>19:18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19:18:42" calcext:value-type="date">
            <text:p>18/06/20</text:p>
          </table:table-cell>
          <table:table-cell office:value-type="time" office:time-value="PT1056019H18M41.999999508S" calcext:value-type="time">
            <text:p>19:18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20:18:41" calcext:value-type="date">
            <text:p>18/06/20</text:p>
          </table:table-cell>
          <table:table-cell office:value-type="time" office:time-value="PT1056020H18M40.999999903S" calcext:value-type="time">
            <text:p>20:18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20:18:41" calcext:value-type="date">
            <text:p>18/06/20</text:p>
          </table:table-cell>
          <table:table-cell office:value-type="time" office:time-value="PT1056020H18M40.999999903S" calcext:value-type="time">
            <text:p>20:18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20:18:41" calcext:value-type="date">
            <text:p>18/06/20</text:p>
          </table:table-cell>
          <table:table-cell office:value-type="time" office:time-value="PT1056020H18M40.999999903S" calcext:value-type="time">
            <text:p>20:18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20:18:41" calcext:value-type="date">
            <text:p>18/06/20</text:p>
          </table:table-cell>
          <table:table-cell office:value-type="time" office:time-value="PT1056020H18M40.999999903S" calcext:value-type="time">
            <text:p>20:18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21:18:40" calcext:value-type="date">
            <text:p>18/06/20</text:p>
          </table:table-cell>
          <table:table-cell office:value-type="time" office:time-value="PT1056021H18M40.000000298S" calcext:value-type="time">
            <text:p>21:18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21:18:40" calcext:value-type="date">
            <text:p>18/06/20</text:p>
          </table:table-cell>
          <table:table-cell office:value-type="time" office:time-value="PT1056021H18M40.000000298S" calcext:value-type="time">
            <text:p>21:18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21:18:40" calcext:value-type="date">
            <text:p>18/06/20</text:p>
          </table:table-cell>
          <table:table-cell office:value-type="time" office:time-value="PT1056021H18M40.000000298S" calcext:value-type="time">
            <text:p>21:18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21:18:40" calcext:value-type="date">
            <text:p>18/06/20</text:p>
          </table:table-cell>
          <table:table-cell office:value-type="time" office:time-value="PT1056021H18M40.000000298S" calcext:value-type="time">
            <text:p>21:18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22:18:39" calcext:value-type="date">
            <text:p>18/06/20</text:p>
          </table:table-cell>
          <table:table-cell office:value-type="time" office:time-value="PT1056022H18M38.999999855S" calcext:value-type="time">
            <text:p>22:18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22:18:39" calcext:value-type="date">
            <text:p>18/06/20</text:p>
          </table:table-cell>
          <table:table-cell office:value-type="time" office:time-value="PT1056022H18M38.999999855S" calcext:value-type="time">
            <text:p>22:18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22:18:39" calcext:value-type="date">
            <text:p>18/06/20</text:p>
          </table:table-cell>
          <table:table-cell office:value-type="time" office:time-value="PT1056022H18M38.999999855S" calcext:value-type="time">
            <text:p>22:18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22:18:39" calcext:value-type="date">
            <text:p>18/06/20</text:p>
          </table:table-cell>
          <table:table-cell office:value-type="time" office:time-value="PT1056022H18M38.999999855S" calcext:value-type="time">
            <text:p>22:18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8T23:18:38" calcext:value-type="date">
            <text:p>18/06/20</text:p>
          </table:table-cell>
          <table:table-cell office:value-type="time" office:time-value="PT1056023H18M38.00000025S" calcext:value-type="time">
            <text:p>23:18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8T23:18:38" calcext:value-type="date">
            <text:p>18/06/20</text:p>
          </table:table-cell>
          <table:table-cell office:value-type="time" office:time-value="PT1056023H18M38.00000025S" calcext:value-type="time">
            <text:p>23:18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8T23:18:38" calcext:value-type="date">
            <text:p>18/06/20</text:p>
          </table:table-cell>
          <table:table-cell office:value-type="time" office:time-value="PT1056023H18M38.00000025S" calcext:value-type="time">
            <text:p>23:18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8T23:18:38" calcext:value-type="date">
            <text:p>18/06/20</text:p>
          </table:table-cell>
          <table:table-cell office:value-type="time" office:time-value="PT1056023H18M38.00000025S" calcext:value-type="time">
            <text:p>23:18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9T00:18:37" calcext:value-type="date">
            <text:p>19/06/20</text:p>
          </table:table-cell>
          <table:table-cell office:value-type="time" office:time-value="PT1056024H18M36.999999806S" calcext:value-type="time">
            <text:p>00:18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00:18:37" calcext:value-type="date">
            <text:p>19/06/20</text:p>
          </table:table-cell>
          <table:table-cell office:value-type="time" office:time-value="PT1056024H18M36.999999806S" calcext:value-type="time">
            <text:p>00:18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00:18:37" calcext:value-type="date">
            <text:p>19/06/20</text:p>
          </table:table-cell>
          <table:table-cell office:value-type="time" office:time-value="PT1056024H18M36.999999806S" calcext:value-type="time">
            <text:p>00:18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9T00:18:37" calcext:value-type="date">
            <text:p>19/06/20</text:p>
          </table:table-cell>
          <table:table-cell office:value-type="time" office:time-value="PT1056024H18M36.999999806S" calcext:value-type="time">
            <text:p>00:18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01:18:36" calcext:value-type="date">
            <text:p>19/06/20</text:p>
          </table:table-cell>
          <table:table-cell office:value-type="time" office:time-value="PT1056025H18M36.000000201S" calcext:value-type="time">
            <text:p>01:18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1:18:36" calcext:value-type="date">
            <text:p>19/06/20</text:p>
          </table:table-cell>
          <table:table-cell office:value-type="time" office:time-value="PT1056025H18M36.000000201S" calcext:value-type="time">
            <text:p>01:18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01:18:36" calcext:value-type="date">
            <text:p>19/06/20</text:p>
          </table:table-cell>
          <table:table-cell office:value-type="time" office:time-value="PT1056025H18M36.000000201S" calcext:value-type="time">
            <text:p>01:18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1:18:36" calcext:value-type="date">
            <text:p>19/06/20</text:p>
          </table:table-cell>
          <table:table-cell office:value-type="time" office:time-value="PT1056025H18M36.000000201S" calcext:value-type="time">
            <text:p>01:18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02:18:35" calcext:value-type="date">
            <text:p>19/06/20</text:p>
          </table:table-cell>
          <table:table-cell office:value-type="time" office:time-value="PT1056026H18M34.999999758S" calcext:value-type="time">
            <text:p>02:18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2:18:35" calcext:value-type="date">
            <text:p>19/06/20</text:p>
          </table:table-cell>
          <table:table-cell office:value-type="time" office:time-value="PT1056026H18M34.999999758S" calcext:value-type="time">
            <text:p>02:18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02:18:35" calcext:value-type="date">
            <text:p>19/06/20</text:p>
          </table:table-cell>
          <table:table-cell office:value-type="time" office:time-value="PT1056026H18M34.999999758S" calcext:value-type="time">
            <text:p>02:18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2:18:35" calcext:value-type="date">
            <text:p>19/06/20</text:p>
          </table:table-cell>
          <table:table-cell office:value-type="time" office:time-value="PT1056026H18M34.999999758S" calcext:value-type="time">
            <text:p>02:18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9T03:18:34" calcext:value-type="date">
            <text:p>19/06/20</text:p>
          </table:table-cell>
          <table:table-cell office:value-type="time" office:time-value="PT1056027H18M34.000000153S" calcext:value-type="time">
            <text:p>03:18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03:18:34" calcext:value-type="date">
            <text:p>19/06/20</text:p>
          </table:table-cell>
          <table:table-cell office:value-type="time" office:time-value="PT1056027H18M34.000000153S" calcext:value-type="time">
            <text:p>03:18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03:18:34" calcext:value-type="date">
            <text:p>19/06/20</text:p>
          </table:table-cell>
          <table:table-cell office:value-type="time" office:time-value="PT1056027H18M34.000000153S" calcext:value-type="time">
            <text:p>03:18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9T03:18:34" calcext:value-type="date">
            <text:p>19/06/20</text:p>
          </table:table-cell>
          <table:table-cell office:value-type="time" office:time-value="PT1056027H18M34.000000153S" calcext:value-type="time">
            <text:p>03:18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office:value-type="date" office:date-value="2020-06-19T04:18:33" calcext:value-type="date">
            <text:p>19/06/20</text:p>
          </table:table-cell>
          <table:table-cell office:value-type="time" office:time-value="PT1056028H18M32.999999709S" calcext:value-type="time">
            <text:p>04:18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4:18:33" calcext:value-type="date">
            <text:p>19/06/20</text:p>
          </table:table-cell>
          <table:table-cell office:value-type="time" office:time-value="PT1056028H18M32.999999709S" calcext:value-type="time">
            <text:p>04:18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04:18:33" calcext:value-type="date">
            <text:p>19/06/20</text:p>
          </table:table-cell>
          <table:table-cell office:value-type="time" office:time-value="PT1056028H18M32.999999709S" calcext:value-type="time">
            <text:p>04:18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4:18:33" calcext:value-type="date">
            <text:p>19/06/20</text:p>
          </table:table-cell>
          <table:table-cell office:value-type="time" office:time-value="PT1056028H18M32.999999709S" calcext:value-type="time">
            <text:p>04:18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1.0</text:p>
          </table:table-cell>
          <table:table-cell office:value-type="date" office:date-value="2020-06-19T05:18:32" calcext:value-type="date">
            <text:p>19/06/20</text:p>
          </table:table-cell>
          <table:table-cell office:value-type="time" office:time-value="PT1056029H18M32.000000104S" calcext:value-type="time">
            <text:p>05:18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05:18:32" calcext:value-type="date">
            <text:p>19/06/20</text:p>
          </table:table-cell>
          <table:table-cell office:value-type="time" office:time-value="PT1056029H18M32.000000104S" calcext:value-type="time">
            <text:p>05:18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05:18:32" calcext:value-type="date">
            <text:p>19/06/20</text:p>
          </table:table-cell>
          <table:table-cell office:value-type="time" office:time-value="PT1056029H18M32.000000104S" calcext:value-type="time">
            <text:p>05:18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9T05:18:32" calcext:value-type="date">
            <text:p>19/06/20</text:p>
          </table:table-cell>
          <table:table-cell office:value-type="time" office:time-value="PT1056029H18M32.000000104S" calcext:value-type="time">
            <text:p>05:18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office:value-type="date" office:date-value="2020-06-19T06:18:31" calcext:value-type="date">
            <text:p>19/06/20</text:p>
          </table:table-cell>
          <table:table-cell office:value-type="time" office:time-value="PT1056030H18M31.000000499S" calcext:value-type="time">
            <text:p>06:18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6:18:31" calcext:value-type="date">
            <text:p>19/06/20</text:p>
          </table:table-cell>
          <table:table-cell office:value-type="time" office:time-value="PT1056030H18M31.000000499S" calcext:value-type="time">
            <text:p>06:18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06:18:31" calcext:value-type="date">
            <text:p>19/06/20</text:p>
          </table:table-cell>
          <table:table-cell office:value-type="time" office:time-value="PT1056030H18M31.000000499S" calcext:value-type="time">
            <text:p>06:18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6:18:31" calcext:value-type="date">
            <text:p>19/06/20</text:p>
          </table:table-cell>
          <table:table-cell office:value-type="time" office:time-value="PT1056030H18M31.000000499S" calcext:value-type="time">
            <text:p>06:18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07:18:30" calcext:value-type="date">
            <text:p>19/06/20</text:p>
          </table:table-cell>
          <table:table-cell office:value-type="time" office:time-value="PT1056031H18M29.999999218S" calcext:value-type="time">
            <text:p>07:18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7:18:30" calcext:value-type="date">
            <text:p>19/06/20</text:p>
          </table:table-cell>
          <table:table-cell office:value-type="time" office:time-value="PT1056031H18M29.999999218S" calcext:value-type="time">
            <text:p>07:18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07:18:30" calcext:value-type="date">
            <text:p>19/06/20</text:p>
          </table:table-cell>
          <table:table-cell office:value-type="time" office:time-value="PT1056031H18M29.999999218S" calcext:value-type="time">
            <text:p>07:18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7:18:30" calcext:value-type="date">
            <text:p>19/06/20</text:p>
          </table:table-cell>
          <table:table-cell office:value-type="time" office:time-value="PT1056031H18M29.999999218S" calcext:value-type="time">
            <text:p>07:18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office:value-type="date" office:date-value="2020-06-19T08:18:29" calcext:value-type="date">
            <text:p>19/06/20</text:p>
          </table:table-cell>
          <table:table-cell office:value-type="time" office:time-value="PT1056032H18M29.000000451S" calcext:value-type="time">
            <text:p>08:18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8:18:29" calcext:value-type="date">
            <text:p>19/06/20</text:p>
          </table:table-cell>
          <table:table-cell office:value-type="time" office:time-value="PT1056032H18M29.000000451S" calcext:value-type="time">
            <text:p>08:18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08:18:29" calcext:value-type="date">
            <text:p>19/06/20</text:p>
          </table:table-cell>
          <table:table-cell office:value-type="time" office:time-value="PT1056032H18M29.000000451S" calcext:value-type="time">
            <text:p>08:18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8:18:29" calcext:value-type="date">
            <text:p>19/06/20</text:p>
          </table:table-cell>
          <table:table-cell office:value-type="time" office:time-value="PT1056032H18M29.000000451S" calcext:value-type="time">
            <text:p>08:18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09:18:28" calcext:value-type="date">
            <text:p>19/06/20</text:p>
          </table:table-cell>
          <table:table-cell office:value-type="time" office:time-value="PT1056033H18M28.000000007S" calcext:value-type="time">
            <text:p>09:18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09:18:28" calcext:value-type="date">
            <text:p>19/06/20</text:p>
          </table:table-cell>
          <table:table-cell office:value-type="time" office:time-value="PT1056033H18M28.000000007S" calcext:value-type="time">
            <text:p>09:18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09:18:28" calcext:value-type="date">
            <text:p>19/06/20</text:p>
          </table:table-cell>
          <table:table-cell office:value-type="time" office:time-value="PT1056033H18M28.000000007S" calcext:value-type="time">
            <text:p>09:18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09:18:28" calcext:value-type="date">
            <text:p>19/06/20</text:p>
          </table:table-cell>
          <table:table-cell office:value-type="time" office:time-value="PT1056033H18M28.000000007S" calcext:value-type="time">
            <text:p>09:18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0:18:27" calcext:value-type="date">
            <text:p>19/06/20</text:p>
          </table:table-cell>
          <table:table-cell office:value-type="time" office:time-value="PT1056034H18M26.999999564S" calcext:value-type="time">
            <text:p>10:18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10:18:27" calcext:value-type="date">
            <text:p>19/06/20</text:p>
          </table:table-cell>
          <table:table-cell office:value-type="time" office:time-value="PT1056034H18M26.999999564S" calcext:value-type="time">
            <text:p>10:18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10:18:27" calcext:value-type="date">
            <text:p>19/06/20</text:p>
          </table:table-cell>
          <table:table-cell office:value-type="time" office:time-value="PT1056034H18M26.999999564S" calcext:value-type="time">
            <text:p>10:18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0:18:27" calcext:value-type="date">
            <text:p>19/06/20</text:p>
          </table:table-cell>
          <table:table-cell office:value-type="time" office:time-value="PT1056034H18M26.999999564S" calcext:value-type="time">
            <text:p>10:18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1.0</text:p>
          </table:table-cell>
          <table:table-cell office:value-type="date" office:date-value="2020-06-19T11:18:26" calcext:value-type="date">
            <text:p>19/06/20</text:p>
          </table:table-cell>
          <table:table-cell office:value-type="time" office:time-value="PT1056035H18M26.000000797S" calcext:value-type="time">
            <text:p>11:18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11:18:26" calcext:value-type="date">
            <text:p>19/06/20</text:p>
          </table:table-cell>
          <table:table-cell office:value-type="time" office:time-value="PT1056035H18M26.000000797S" calcext:value-type="time">
            <text:p>11:18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19T11:18:26" calcext:value-type="date">
            <text:p>19/06/20</text:p>
          </table:table-cell>
          <table:table-cell office:value-type="time" office:time-value="PT1056035H18M26.000000797S" calcext:value-type="time">
            <text:p>11:18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1:18:26" calcext:value-type="date">
            <text:p>19/06/20</text:p>
          </table:table-cell>
          <table:table-cell office:value-type="time" office:time-value="PT1056035H18M26.000000797S" calcext:value-type="time">
            <text:p>11:18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2:18:25" calcext:value-type="date">
            <text:p>19/06/20</text:p>
          </table:table-cell>
          <table:table-cell office:value-type="time" office:time-value="PT1056036H18M24.999999516S" calcext:value-type="time">
            <text:p>12:18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19T12:18:25" calcext:value-type="date">
            <text:p>19/06/20</text:p>
          </table:table-cell>
          <table:table-cell office:value-type="time" office:time-value="PT1056036H18M24.999999516S" calcext:value-type="time">
            <text:p>12:18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19T12:18:25" calcext:value-type="date">
            <text:p>19/06/20</text:p>
          </table:table-cell>
          <table:table-cell office:value-type="time" office:time-value="PT1056036H18M24.999999516S" calcext:value-type="time">
            <text:p>12:18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2:18:25" calcext:value-type="date">
            <text:p>19/06/20</text:p>
          </table:table-cell>
          <table:table-cell office:value-type="time" office:time-value="PT1056036H18M24.999999516S" calcext:value-type="time">
            <text:p>12:18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3:18:24" calcext:value-type="date">
            <text:p>19/06/20</text:p>
          </table:table-cell>
          <table:table-cell office:value-type="time" office:time-value="PT1056037H18M23.999999911S" calcext:value-type="time">
            <text:p>13:18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19T13:18:24" calcext:value-type="date">
            <text:p>19/06/20</text:p>
          </table:table-cell>
          <table:table-cell office:value-type="time" office:time-value="PT1056037H18M23.999999911S" calcext:value-type="time">
            <text:p>13:18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13:18:24" calcext:value-type="date">
            <text:p>19/06/20</text:p>
          </table:table-cell>
          <table:table-cell office:value-type="time" office:time-value="PT1056037H18M23.999999911S" calcext:value-type="time">
            <text:p>13:18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3:18:24" calcext:value-type="date">
            <text:p>19/06/20</text:p>
          </table:table-cell>
          <table:table-cell office:value-type="time" office:time-value="PT1056037H18M23.999999911S" calcext:value-type="time">
            <text:p>13:18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4:18:23" calcext:value-type="date">
            <text:p>19/06/20</text:p>
          </table:table-cell>
          <table:table-cell office:value-type="time" office:time-value="PT1056038H18M23.000000305S" calcext:value-type="time">
            <text:p>14:18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14:18:23" calcext:value-type="date">
            <text:p>19/06/20</text:p>
          </table:table-cell>
          <table:table-cell office:value-type="time" office:time-value="PT1056038H18M23.000000305S" calcext:value-type="time">
            <text:p>14:18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14:18:23" calcext:value-type="date">
            <text:p>19/06/20</text:p>
          </table:table-cell>
          <table:table-cell office:value-type="time" office:time-value="PT1056038H18M23.000000305S" calcext:value-type="time">
            <text:p>14:18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4:18:23" calcext:value-type="date">
            <text:p>19/06/20</text:p>
          </table:table-cell>
          <table:table-cell office:value-type="time" office:time-value="PT1056038H18M23.000000305S" calcext:value-type="time">
            <text:p>14:18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5:18:22" calcext:value-type="date">
            <text:p>19/06/20</text:p>
          </table:table-cell>
          <table:table-cell office:value-type="time" office:time-value="PT1056039H18M21.999999862S" calcext:value-type="time">
            <text:p>15:18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15:18:22" calcext:value-type="date">
            <text:p>19/06/20</text:p>
          </table:table-cell>
          <table:table-cell office:value-type="time" office:time-value="PT1056039H18M21.999999862S" calcext:value-type="time">
            <text:p>15:18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15:18:22" calcext:value-type="date">
            <text:p>19/06/20</text:p>
          </table:table-cell>
          <table:table-cell office:value-type="time" office:time-value="PT1056039H18M21.999999862S" calcext:value-type="time">
            <text:p>15:18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5:18:22" calcext:value-type="date">
            <text:p>19/06/20</text:p>
          </table:table-cell>
          <table:table-cell office:value-type="time" office:time-value="PT1056039H18M21.999999862S" calcext:value-type="time">
            <text:p>15:18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6:18:21" calcext:value-type="date">
            <text:p>19/06/20</text:p>
          </table:table-cell>
          <table:table-cell office:value-type="time" office:time-value="PT1056040H18M21.000000257S" calcext:value-type="time">
            <text:p>16:18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16:18:21" calcext:value-type="date">
            <text:p>19/06/20</text:p>
          </table:table-cell>
          <table:table-cell office:value-type="time" office:time-value="PT1056040H18M21.000000257S" calcext:value-type="time">
            <text:p>16:18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16:18:21" calcext:value-type="date">
            <text:p>19/06/20</text:p>
          </table:table-cell>
          <table:table-cell office:value-type="time" office:time-value="PT1056040H18M21.000000257S" calcext:value-type="time">
            <text:p>16:18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6:18:21" calcext:value-type="date">
            <text:p>19/06/20</text:p>
          </table:table-cell>
          <table:table-cell office:value-type="time" office:time-value="PT1056040H18M21.000000257S" calcext:value-type="time">
            <text:p>16:18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7:18:20" calcext:value-type="date">
            <text:p>19/06/20</text:p>
          </table:table-cell>
          <table:table-cell office:value-type="time" office:time-value="PT1056041H18M19.999999814S" calcext:value-type="time">
            <text:p>17:18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17:18:20" calcext:value-type="date">
            <text:p>19/06/20</text:p>
          </table:table-cell>
          <table:table-cell office:value-type="time" office:time-value="PT1056041H18M19.999999814S" calcext:value-type="time">
            <text:p>17:18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17:18:20" calcext:value-type="date">
            <text:p>19/06/20</text:p>
          </table:table-cell>
          <table:table-cell office:value-type="time" office:time-value="PT1056041H18M19.999999814S" calcext:value-type="time">
            <text:p>17:18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7:18:20" calcext:value-type="date">
            <text:p>19/06/20</text:p>
          </table:table-cell>
          <table:table-cell office:value-type="time" office:time-value="PT1056041H18M19.999999814S" calcext:value-type="time">
            <text:p>17:18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8:18:19" calcext:value-type="date">
            <text:p>19/06/20</text:p>
          </table:table-cell>
          <table:table-cell office:value-type="time" office:time-value="PT1056042H18M19.000000209S" calcext:value-type="time">
            <text:p>18:18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18:18:19" calcext:value-type="date">
            <text:p>19/06/20</text:p>
          </table:table-cell>
          <table:table-cell office:value-type="time" office:time-value="PT1056042H18M19.000000209S" calcext:value-type="time">
            <text:p>18:18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18:18:19" calcext:value-type="date">
            <text:p>19/06/20</text:p>
          </table:table-cell>
          <table:table-cell office:value-type="time" office:time-value="PT1056042H18M19.000000209S" calcext:value-type="time">
            <text:p>18:18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8:18:19" calcext:value-type="date">
            <text:p>19/06/20</text:p>
          </table:table-cell>
          <table:table-cell office:value-type="time" office:time-value="PT1056042H18M19.000000209S" calcext:value-type="time">
            <text:p>18:18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19:18:18" calcext:value-type="date">
            <text:p>19/06/20</text:p>
          </table:table-cell>
          <table:table-cell office:value-type="time" office:time-value="PT1056043H18M17.999999765S" calcext:value-type="time">
            <text:p>19:18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19:18:18" calcext:value-type="date">
            <text:p>19/06/20</text:p>
          </table:table-cell>
          <table:table-cell office:value-type="time" office:time-value="PT1056043H18M17.999999765S" calcext:value-type="time">
            <text:p>19:18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19:18:18" calcext:value-type="date">
            <text:p>19/06/20</text:p>
          </table:table-cell>
          <table:table-cell office:value-type="time" office:time-value="PT1056043H18M17.999999765S" calcext:value-type="time">
            <text:p>19:18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19:18:18" calcext:value-type="date">
            <text:p>19/06/20</text:p>
          </table:table-cell>
          <table:table-cell office:value-type="time" office:time-value="PT1056043H18M17.999999765S" calcext:value-type="time">
            <text:p>19:18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20:18:17" calcext:value-type="date">
            <text:p>19/06/20</text:p>
          </table:table-cell>
          <table:table-cell office:value-type="time" office:time-value="PT1056044H18M17.00000016S" calcext:value-type="time">
            <text:p>20:18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20:18:17" calcext:value-type="date">
            <text:p>19/06/20</text:p>
          </table:table-cell>
          <table:table-cell office:value-type="time" office:time-value="PT1056044H18M17.00000016S" calcext:value-type="time">
            <text:p>20:18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20:18:17" calcext:value-type="date">
            <text:p>19/06/20</text:p>
          </table:table-cell>
          <table:table-cell office:value-type="time" office:time-value="PT1056044H18M17.00000016S" calcext:value-type="time">
            <text:p>20:18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19T20:18:17" calcext:value-type="date">
            <text:p>19/06/20</text:p>
          </table:table-cell>
          <table:table-cell office:value-type="time" office:time-value="PT1056044H18M17.00000016S" calcext:value-type="time">
            <text:p>20:18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21:18:16" calcext:value-type="date">
            <text:p>19/06/20</text:p>
          </table:table-cell>
          <table:table-cell office:value-type="time" office:time-value="PT1056045H18M15.999999717S" calcext:value-type="time">
            <text:p>21:18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21:18:16" calcext:value-type="date">
            <text:p>19/06/20</text:p>
          </table:table-cell>
          <table:table-cell office:value-type="time" office:time-value="PT1056045H18M15.999999717S" calcext:value-type="time">
            <text:p>21:18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21:18:16" calcext:value-type="date">
            <text:p>19/06/20</text:p>
          </table:table-cell>
          <table:table-cell office:value-type="time" office:time-value="PT1056045H18M15.999999717S" calcext:value-type="time">
            <text:p>21:18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21:18:16" calcext:value-type="date">
            <text:p>19/06/20</text:p>
          </table:table-cell>
          <table:table-cell office:value-type="time" office:time-value="PT1056045H18M15.999999717S" calcext:value-type="time">
            <text:p>21:18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22:18:15" calcext:value-type="date">
            <text:p>19/06/20</text:p>
          </table:table-cell>
          <table:table-cell office:value-type="time" office:time-value="PT1056046H18M15.000000112S" calcext:value-type="time">
            <text:p>22:18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22:18:15" calcext:value-type="date">
            <text:p>19/06/20</text:p>
          </table:table-cell>
          <table:table-cell office:value-type="time" office:time-value="PT1056046H18M15.000000112S" calcext:value-type="time">
            <text:p>22:18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19T22:18:15" calcext:value-type="date">
            <text:p>19/06/20</text:p>
          </table:table-cell>
          <table:table-cell office:value-type="time" office:time-value="PT1056046H18M15.000000112S" calcext:value-type="time">
            <text:p>22:18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22:18:15" calcext:value-type="date">
            <text:p>19/06/20</text:p>
          </table:table-cell>
          <table:table-cell office:value-type="time" office:time-value="PT1056046H18M15.000000112S" calcext:value-type="time">
            <text:p>22:18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19T23:18:14" calcext:value-type="date">
            <text:p>19/06/20</text:p>
          </table:table-cell>
          <table:table-cell office:value-type="time" office:time-value="PT1056047H18M14.000000507S" calcext:value-type="time">
            <text:p>23:18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19T23:18:14" calcext:value-type="date">
            <text:p>19/06/20</text:p>
          </table:table-cell>
          <table:table-cell office:value-type="time" office:time-value="PT1056047H18M14.000000507S" calcext:value-type="time">
            <text:p>23:18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19T23:18:14" calcext:value-type="date">
            <text:p>19/06/20</text:p>
          </table:table-cell>
          <table:table-cell office:value-type="time" office:time-value="PT1056047H18M14.000000507S" calcext:value-type="time">
            <text:p>23:18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19T23:18:14" calcext:value-type="date">
            <text:p>19/06/20</text:p>
          </table:table-cell>
          <table:table-cell office:value-type="time" office:time-value="PT1056047H18M14.000000507S" calcext:value-type="time">
            <text:p>23:18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20T00:18:13" calcext:value-type="date">
            <text:p>20/06/20</text:p>
          </table:table-cell>
          <table:table-cell office:value-type="time" office:time-value="PT1056048H18M12.999999225S" calcext:value-type="time">
            <text:p>00:18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0:18:13" calcext:value-type="date">
            <text:p>20/06/20</text:p>
          </table:table-cell>
          <table:table-cell office:value-type="time" office:time-value="PT1056048H18M12.999999225S" calcext:value-type="time">
            <text:p>00:18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0:18:13" calcext:value-type="date">
            <text:p>20/06/20</text:p>
          </table:table-cell>
          <table:table-cell office:value-type="time" office:time-value="PT1056048H18M12.999999225S" calcext:value-type="time">
            <text:p>00:18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0:18:13" calcext:value-type="date">
            <text:p>20/06/20</text:p>
          </table:table-cell>
          <table:table-cell office:value-type="time" office:time-value="PT1056048H18M12.999999225S" calcext:value-type="time">
            <text:p>00:18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1:18:12" calcext:value-type="date">
            <text:p>20/06/20</text:p>
          </table:table-cell>
          <table:table-cell office:value-type="time" office:time-value="PT1056049H18M12.000000458S" calcext:value-type="time">
            <text:p>01:18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0T01:18:12" calcext:value-type="date">
            <text:p>20/06/20</text:p>
          </table:table-cell>
          <table:table-cell office:value-type="time" office:time-value="PT1056049H18M12.000000458S" calcext:value-type="time">
            <text:p>01:18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0T01:18:12" calcext:value-type="date">
            <text:p>20/06/20</text:p>
          </table:table-cell>
          <table:table-cell office:value-type="time" office:time-value="PT1056049H18M12.000000458S" calcext:value-type="time">
            <text:p>01:18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0T01:18:12" calcext:value-type="date">
            <text:p>20/06/20</text:p>
          </table:table-cell>
          <table:table-cell office:value-type="time" office:time-value="PT1056049H18M12.000000458S" calcext:value-type="time">
            <text:p>01:18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1.0</text:p>
          </table:table-cell>
          <table:table-cell office:value-type="date" office:date-value="2020-06-20T02:18:11" calcext:value-type="date">
            <text:p>20/06/20</text:p>
          </table:table-cell>
          <table:table-cell office:value-type="time" office:time-value="PT1056050H18M11.000000015S" calcext:value-type="time">
            <text:p>02:18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2:18:11" calcext:value-type="date">
            <text:p>20/06/20</text:p>
          </table:table-cell>
          <table:table-cell office:value-type="time" office:time-value="PT1056050H18M11.000000015S" calcext:value-type="time">
            <text:p>02:18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0T02:18:11" calcext:value-type="date">
            <text:p>20/06/20</text:p>
          </table:table-cell>
          <table:table-cell office:value-type="time" office:time-value="PT1056050H18M11.000000015S" calcext:value-type="time">
            <text:p>02:18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2:18:11" calcext:value-type="date">
            <text:p>20/06/20</text:p>
          </table:table-cell>
          <table:table-cell office:value-type="time" office:time-value="PT1056050H18M11.000000015S" calcext:value-type="time">
            <text:p>02:18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3:18:10" calcext:value-type="date">
            <text:p>20/06/20</text:p>
          </table:table-cell>
          <table:table-cell office:value-type="time" office:time-value="PT1056051H18M09.999999572S" calcext:value-type="time">
            <text:p>03:18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3:18:10" calcext:value-type="date">
            <text:p>20/06/20</text:p>
          </table:table-cell>
          <table:table-cell office:value-type="time" office:time-value="PT1056051H18M09.999999572S" calcext:value-type="time">
            <text:p>03:18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0T03:18:10" calcext:value-type="date">
            <text:p>20/06/20</text:p>
          </table:table-cell>
          <table:table-cell office:value-type="time" office:time-value="PT1056051H18M09.999999572S" calcext:value-type="time">
            <text:p>03:18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3:18:10" calcext:value-type="date">
            <text:p>20/06/20</text:p>
          </table:table-cell>
          <table:table-cell office:value-type="time" office:time-value="PT1056051H18M09.999999572S" calcext:value-type="time">
            <text:p>03:18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4:18:09" calcext:value-type="date">
            <text:p>20/06/20</text:p>
          </table:table-cell>
          <table:table-cell office:value-type="time" office:time-value="PT1056052H18M09.000000805S" calcext:value-type="time">
            <text:p>04:18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4:18:09" calcext:value-type="date">
            <text:p>20/06/20</text:p>
          </table:table-cell>
          <table:table-cell office:value-type="time" office:time-value="PT1056052H18M09.000000805S" calcext:value-type="time">
            <text:p>04:18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0T04:18:09" calcext:value-type="date">
            <text:p>20/06/20</text:p>
          </table:table-cell>
          <table:table-cell office:value-type="time" office:time-value="PT1056052H18M09.000000805S" calcext:value-type="time">
            <text:p>04:18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4:18:09" calcext:value-type="date">
            <text:p>20/06/20</text:p>
          </table:table-cell>
          <table:table-cell office:value-type="time" office:time-value="PT1056052H18M09.000000805S" calcext:value-type="time">
            <text:p>04:18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5:18:08" calcext:value-type="date">
            <text:p>20/06/20</text:p>
          </table:table-cell>
          <table:table-cell office:value-type="time" office:time-value="PT1056053H18M07.999999523S" calcext:value-type="time">
            <text:p>05:18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5:18:08" calcext:value-type="date">
            <text:p>20/06/20</text:p>
          </table:table-cell>
          <table:table-cell office:value-type="time" office:time-value="PT1056053H18M07.999999523S" calcext:value-type="time">
            <text:p>05:18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5:18:08" calcext:value-type="date">
            <text:p>20/06/20</text:p>
          </table:table-cell>
          <table:table-cell office:value-type="time" office:time-value="PT1056053H18M07.999999523S" calcext:value-type="time">
            <text:p>05:18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5:18:08" calcext:value-type="date">
            <text:p>20/06/20</text:p>
          </table:table-cell>
          <table:table-cell office:value-type="time" office:time-value="PT1056053H18M07.999999523S" calcext:value-type="time">
            <text:p>05:18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6:18:07" calcext:value-type="date">
            <text:p>20/06/20</text:p>
          </table:table-cell>
          <table:table-cell office:value-type="time" office:time-value="PT1056054H18M06.999999918S" calcext:value-type="time">
            <text:p>06:18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6:18:07" calcext:value-type="date">
            <text:p>20/06/20</text:p>
          </table:table-cell>
          <table:table-cell office:value-type="time" office:time-value="PT1056054H18M06.999999918S" calcext:value-type="time">
            <text:p>06:18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6:18:07" calcext:value-type="date">
            <text:p>20/06/20</text:p>
          </table:table-cell>
          <table:table-cell office:value-type="time" office:time-value="PT1056054H18M06.999999918S" calcext:value-type="time">
            <text:p>06:18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6:18:07" calcext:value-type="date">
            <text:p>20/06/20</text:p>
          </table:table-cell>
          <table:table-cell office:value-type="time" office:time-value="PT1056054H18M06.999999918S" calcext:value-type="time">
            <text:p>06:18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7:18:06" calcext:value-type="date">
            <text:p>20/06/20</text:p>
          </table:table-cell>
          <table:table-cell office:value-type="time" office:time-value="PT1056055H18M06.000000313S" calcext:value-type="time">
            <text:p>07:18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7:18:06" calcext:value-type="date">
            <text:p>20/06/20</text:p>
          </table:table-cell>
          <table:table-cell office:value-type="time" office:time-value="PT1056055H18M06.000000313S" calcext:value-type="time">
            <text:p>07:18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07:18:06" calcext:value-type="date">
            <text:p>20/06/20</text:p>
          </table:table-cell>
          <table:table-cell office:value-type="time" office:time-value="PT1056055H18M06.000000313S" calcext:value-type="time">
            <text:p>07:18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7:18:06" calcext:value-type="date">
            <text:p>20/06/20</text:p>
          </table:table-cell>
          <table:table-cell office:value-type="time" office:time-value="PT1056055H18M06.000000313S" calcext:value-type="time">
            <text:p>07:18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8:18:05" calcext:value-type="date">
            <text:p>20/06/20</text:p>
          </table:table-cell>
          <table:table-cell office:value-type="time" office:time-value="PT1056056H18M04.99999987S" calcext:value-type="time">
            <text:p>08:18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8:18:05" calcext:value-type="date">
            <text:p>20/06/20</text:p>
          </table:table-cell>
          <table:table-cell office:value-type="time" office:time-value="PT1056056H18M04.99999987S" calcext:value-type="time">
            <text:p>08:18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08:18:05" calcext:value-type="date">
            <text:p>20/06/20</text:p>
          </table:table-cell>
          <table:table-cell office:value-type="time" office:time-value="PT1056056H18M04.99999987S" calcext:value-type="time">
            <text:p>08:18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8:18:05" calcext:value-type="date">
            <text:p>20/06/20</text:p>
          </table:table-cell>
          <table:table-cell office:value-type="time" office:time-value="PT1056056H18M04.99999987S" calcext:value-type="time">
            <text:p>08:18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09:18:04" calcext:value-type="date">
            <text:p>20/06/20</text:p>
          </table:table-cell>
          <table:table-cell office:value-type="time" office:time-value="PT1056057H18M04.000000264S" calcext:value-type="time">
            <text:p>09:18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09:18:04" calcext:value-type="date">
            <text:p>20/06/20</text:p>
          </table:table-cell>
          <table:table-cell office:value-type="time" office:time-value="PT1056057H18M04.000000264S" calcext:value-type="time">
            <text:p>09:18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09:18:04" calcext:value-type="date">
            <text:p>20/06/20</text:p>
          </table:table-cell>
          <table:table-cell office:value-type="time" office:time-value="PT1056057H18M04.000000264S" calcext:value-type="time">
            <text:p>09:18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09:18:04" calcext:value-type="date">
            <text:p>20/06/20</text:p>
          </table:table-cell>
          <table:table-cell office:value-type="time" office:time-value="PT1056057H18M04.000000264S" calcext:value-type="time">
            <text:p>09:18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0:18:03" calcext:value-type="date">
            <text:p>20/06/20</text:p>
          </table:table-cell>
          <table:table-cell office:value-type="time" office:time-value="PT1056058H18M02.999999821S" calcext:value-type="time">
            <text:p>10:18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0:18:03" calcext:value-type="date">
            <text:p>20/06/20</text:p>
          </table:table-cell>
          <table:table-cell office:value-type="time" office:time-value="PT1056058H18M02.999999821S" calcext:value-type="time">
            <text:p>10:18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0:18:03" calcext:value-type="date">
            <text:p>20/06/20</text:p>
          </table:table-cell>
          <table:table-cell office:value-type="time" office:time-value="PT1056058H18M02.999999821S" calcext:value-type="time">
            <text:p>10:18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0:18:03" calcext:value-type="date">
            <text:p>20/06/20</text:p>
          </table:table-cell>
          <table:table-cell office:value-type="time" office:time-value="PT1056058H18M02.999999821S" calcext:value-type="time">
            <text:p>10:18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1:18:02" calcext:value-type="date">
            <text:p>20/06/20</text:p>
          </table:table-cell>
          <table:table-cell office:value-type="time" office:time-value="PT1056059H18M02.000000216S" calcext:value-type="time">
            <text:p>11:18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1:18:02" calcext:value-type="date">
            <text:p>20/06/20</text:p>
          </table:table-cell>
          <table:table-cell office:value-type="time" office:time-value="PT1056059H18M02.000000216S" calcext:value-type="time">
            <text:p>11:18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1:18:02" calcext:value-type="date">
            <text:p>20/06/20</text:p>
          </table:table-cell>
          <table:table-cell office:value-type="time" office:time-value="PT1056059H18M02.000000216S" calcext:value-type="time">
            <text:p>11:18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1:18:02" calcext:value-type="date">
            <text:p>20/06/20</text:p>
          </table:table-cell>
          <table:table-cell office:value-type="time" office:time-value="PT1056059H18M02.000000216S" calcext:value-type="time">
            <text:p>11:18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2:18:01" calcext:value-type="date">
            <text:p>20/06/20</text:p>
          </table:table-cell>
          <table:table-cell office:value-type="time" office:time-value="PT1056060H18M00.999999773S" calcext:value-type="time">
            <text:p>12:18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2:18:01" calcext:value-type="date">
            <text:p>20/06/20</text:p>
          </table:table-cell>
          <table:table-cell office:value-type="time" office:time-value="PT1056060H18M00.999999773S" calcext:value-type="time">
            <text:p>12:18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2:18:01" calcext:value-type="date">
            <text:p>20/06/20</text:p>
          </table:table-cell>
          <table:table-cell office:value-type="time" office:time-value="PT1056060H18M00.999999773S" calcext:value-type="time">
            <text:p>12:18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2:18:01" calcext:value-type="date">
            <text:p>20/06/20</text:p>
          </table:table-cell>
          <table:table-cell office:value-type="time" office:time-value="PT1056060H18M00.999999773S" calcext:value-type="time">
            <text:p>12:18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3:18:00" calcext:value-type="date">
            <text:p>20/06/20</text:p>
          </table:table-cell>
          <table:table-cell office:value-type="time" office:time-value="PT1056061H18M00.000000168S" calcext:value-type="time">
            <text:p>13:18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3:18:00" calcext:value-type="date">
            <text:p>20/06/20</text:p>
          </table:table-cell>
          <table:table-cell office:value-type="time" office:time-value="PT1056061H18M00.000000168S" calcext:value-type="time">
            <text:p>13:18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3:18:00" calcext:value-type="date">
            <text:p>20/06/20</text:p>
          </table:table-cell>
          <table:table-cell office:value-type="time" office:time-value="PT1056061H18M00.000000168S" calcext:value-type="time">
            <text:p>13:18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3:18:00" calcext:value-type="date">
            <text:p>20/06/20</text:p>
          </table:table-cell>
          <table:table-cell office:value-type="time" office:time-value="PT1056061H18M00.000000168S" calcext:value-type="time">
            <text:p>13:18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4:17:59" calcext:value-type="date">
            <text:p>20/06/20</text:p>
          </table:table-cell>
          <table:table-cell office:value-type="time" office:time-value="PT1056062H17M58.999999724S" calcext:value-type="time">
            <text:p>14:17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4:17:59" calcext:value-type="date">
            <text:p>20/06/20</text:p>
          </table:table-cell>
          <table:table-cell office:value-type="time" office:time-value="PT1056062H17M58.999999724S" calcext:value-type="time">
            <text:p>14:17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4:17:59" calcext:value-type="date">
            <text:p>20/06/20</text:p>
          </table:table-cell>
          <table:table-cell office:value-type="time" office:time-value="PT1056062H17M58.999999724S" calcext:value-type="time">
            <text:p>14:17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4:17:59" calcext:value-type="date">
            <text:p>20/06/20</text:p>
          </table:table-cell>
          <table:table-cell office:value-type="time" office:time-value="PT1056062H17M58.999999724S" calcext:value-type="time">
            <text:p>14:17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5:17:58" calcext:value-type="date">
            <text:p>20/06/20</text:p>
          </table:table-cell>
          <table:table-cell office:value-type="time" office:time-value="PT1056063H17M58.000000119S" calcext:value-type="time">
            <text:p>15:17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5:17:58" calcext:value-type="date">
            <text:p>20/06/20</text:p>
          </table:table-cell>
          <table:table-cell office:value-type="time" office:time-value="PT1056063H17M58.000000119S" calcext:value-type="time">
            <text:p>15:17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5:17:58" calcext:value-type="date">
            <text:p>20/06/20</text:p>
          </table:table-cell>
          <table:table-cell office:value-type="time" office:time-value="PT1056063H17M58.000000119S" calcext:value-type="time">
            <text:p>15:17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5:17:58" calcext:value-type="date">
            <text:p>20/06/20</text:p>
          </table:table-cell>
          <table:table-cell office:value-type="time" office:time-value="PT1056063H17M58.000000119S" calcext:value-type="time">
            <text:p>15:17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6:17:57" calcext:value-type="date">
            <text:p>20/06/20</text:p>
          </table:table-cell>
          <table:table-cell office:value-type="time" office:time-value="PT1056064H17M57.000000514S" calcext:value-type="time">
            <text:p>16:17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6:17:57" calcext:value-type="date">
            <text:p>20/06/20</text:p>
          </table:table-cell>
          <table:table-cell office:value-type="time" office:time-value="PT1056064H17M57.000000514S" calcext:value-type="time">
            <text:p>16:17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6:17:57" calcext:value-type="date">
            <text:p>20/06/20</text:p>
          </table:table-cell>
          <table:table-cell office:value-type="time" office:time-value="PT1056064H17M57.000000514S" calcext:value-type="time">
            <text:p>16:17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6:17:57" calcext:value-type="date">
            <text:p>20/06/20</text:p>
          </table:table-cell>
          <table:table-cell office:value-type="time" office:time-value="PT1056064H17M57.000000514S" calcext:value-type="time">
            <text:p>16:17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7:17:56" calcext:value-type="date">
            <text:p>20/06/20</text:p>
          </table:table-cell>
          <table:table-cell office:value-type="time" office:time-value="PT1056065H17M55.999999233S" calcext:value-type="time">
            <text:p>17:17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7:17:56" calcext:value-type="date">
            <text:p>20/06/20</text:p>
          </table:table-cell>
          <table:table-cell office:value-type="time" office:time-value="PT1056065H17M55.999999233S" calcext:value-type="time">
            <text:p>17:17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7:17:56" calcext:value-type="date">
            <text:p>20/06/20</text:p>
          </table:table-cell>
          <table:table-cell office:value-type="time" office:time-value="PT1056065H17M55.999999233S" calcext:value-type="time">
            <text:p>17:17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7:17:56" calcext:value-type="date">
            <text:p>20/06/20</text:p>
          </table:table-cell>
          <table:table-cell office:value-type="time" office:time-value="PT1056065H17M55.999999233S" calcext:value-type="time">
            <text:p>17:17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8:17:55" calcext:value-type="date">
            <text:p>20/06/20</text:p>
          </table:table-cell>
          <table:table-cell office:value-type="time" office:time-value="PT1056066H17M55.000000466S" calcext:value-type="time">
            <text:p>18:17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8:17:55" calcext:value-type="date">
            <text:p>20/06/20</text:p>
          </table:table-cell>
          <table:table-cell office:value-type="time" office:time-value="PT1056066H17M55.000000466S" calcext:value-type="time">
            <text:p>18:17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8:17:55" calcext:value-type="date">
            <text:p>20/06/20</text:p>
          </table:table-cell>
          <table:table-cell office:value-type="time" office:time-value="PT1056066H17M55.000000466S" calcext:value-type="time">
            <text:p>18:17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18:17:55" calcext:value-type="date">
            <text:p>20/06/20</text:p>
          </table:table-cell>
          <table:table-cell office:value-type="time" office:time-value="PT1056066H17M55.000000466S" calcext:value-type="time">
            <text:p>18:17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19:17:54" calcext:value-type="date">
            <text:p>20/06/20</text:p>
          </table:table-cell>
          <table:table-cell office:value-type="time" office:time-value="PT1056067H17M54.000000022S" calcext:value-type="time">
            <text:p>19:17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19:17:54" calcext:value-type="date">
            <text:p>20/06/20</text:p>
          </table:table-cell>
          <table:table-cell office:value-type="time" office:time-value="PT1056067H17M54.000000022S" calcext:value-type="time">
            <text:p>19:17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19:17:54" calcext:value-type="date">
            <text:p>20/06/20</text:p>
          </table:table-cell>
          <table:table-cell office:value-type="time" office:time-value="PT1056067H17M54.000000022S" calcext:value-type="time">
            <text:p>19:17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0T19:17:54" calcext:value-type="date">
            <text:p>20/06/20</text:p>
          </table:table-cell>
          <table:table-cell office:value-type="time" office:time-value="PT1056067H17M54.000000022S" calcext:value-type="time">
            <text:p>19:17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20:17:53" calcext:value-type="date">
            <text:p>20/06/20</text:p>
          </table:table-cell>
          <table:table-cell office:value-type="time" office:time-value="PT1056068H17M52.999999579S" calcext:value-type="time">
            <text:p>20:17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20:17:53" calcext:value-type="date">
            <text:p>20/06/20</text:p>
          </table:table-cell>
          <table:table-cell office:value-type="time" office:time-value="PT1056068H17M52.999999579S" calcext:value-type="time">
            <text:p>20:17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20:17:53" calcext:value-type="date">
            <text:p>20/06/20</text:p>
          </table:table-cell>
          <table:table-cell office:value-type="time" office:time-value="PT1056068H17M52.999999579S" calcext:value-type="time">
            <text:p>20:17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20:17:53" calcext:value-type="date">
            <text:p>20/06/20</text:p>
          </table:table-cell>
          <table:table-cell office:value-type="time" office:time-value="PT1056068H17M52.999999579S" calcext:value-type="time">
            <text:p>20:17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21:17:52" calcext:value-type="date">
            <text:p>20/06/20</text:p>
          </table:table-cell>
          <table:table-cell office:value-type="time" office:time-value="PT1056069H17M52.000000812S" calcext:value-type="time">
            <text:p>21:17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21:17:52" calcext:value-type="date">
            <text:p>20/06/20</text:p>
          </table:table-cell>
          <table:table-cell office:value-type="time" office:time-value="PT1056069H17M52.000000812S" calcext:value-type="time">
            <text:p>21:17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21:17:52" calcext:value-type="date">
            <text:p>20/06/20</text:p>
          </table:table-cell>
          <table:table-cell office:value-type="time" office:time-value="PT1056069H17M52.000000812S" calcext:value-type="time">
            <text:p>21:17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21:17:52" calcext:value-type="date">
            <text:p>20/06/20</text:p>
          </table:table-cell>
          <table:table-cell office:value-type="time" office:time-value="PT1056069H17M52.000000812S" calcext:value-type="time">
            <text:p>21:17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22:17:51" calcext:value-type="date">
            <text:p>20/06/20</text:p>
          </table:table-cell>
          <table:table-cell office:value-type="time" office:time-value="PT1056070H17M50.999999531S" calcext:value-type="time">
            <text:p>22:17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22:17:51" calcext:value-type="date">
            <text:p>20/06/20</text:p>
          </table:table-cell>
          <table:table-cell office:value-type="time" office:time-value="PT1056070H17M50.999999531S" calcext:value-type="time">
            <text:p>22:17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22:17:51" calcext:value-type="date">
            <text:p>20/06/20</text:p>
          </table:table-cell>
          <table:table-cell office:value-type="time" office:time-value="PT1056070H17M50.999999531S" calcext:value-type="time">
            <text:p>22:17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22:17:51" calcext:value-type="date">
            <text:p>20/06/20</text:p>
          </table:table-cell>
          <table:table-cell office:value-type="time" office:time-value="PT1056070H17M50.999999531S" calcext:value-type="time">
            <text:p>22:17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0T23:17:50" calcext:value-type="date">
            <text:p>20/06/20</text:p>
          </table:table-cell>
          <table:table-cell office:value-type="time" office:time-value="PT1056071H17M49.999999925S" calcext:value-type="time">
            <text:p>23:17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0T23:17:50" calcext:value-type="date">
            <text:p>20/06/20</text:p>
          </table:table-cell>
          <table:table-cell office:value-type="time" office:time-value="PT1056071H17M49.999999925S" calcext:value-type="time">
            <text:p>23:17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0T23:17:50" calcext:value-type="date">
            <text:p>20/06/20</text:p>
          </table:table-cell>
          <table:table-cell office:value-type="time" office:time-value="PT1056071H17M49.999999925S" calcext:value-type="time">
            <text:p>23:17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0T23:17:50" calcext:value-type="date">
            <text:p>20/06/20</text:p>
          </table:table-cell>
          <table:table-cell office:value-type="time" office:time-value="PT1056071H17M49.999999925S" calcext:value-type="time">
            <text:p>23:17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00:17:49" calcext:value-type="date">
            <text:p>21/06/20</text:p>
          </table:table-cell>
          <table:table-cell office:value-type="time" office:time-value="PT1056072H17M49.00000032S" calcext:value-type="time">
            <text:p>00:17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1T00:17:49" calcext:value-type="date">
            <text:p>21/06/20</text:p>
          </table:table-cell>
          <table:table-cell office:value-type="time" office:time-value="PT1056072H17M49.00000032S" calcext:value-type="time">
            <text:p>00:17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0:17:49" calcext:value-type="date">
            <text:p>21/06/20</text:p>
          </table:table-cell>
          <table:table-cell office:value-type="time" office:time-value="PT1056072H17M49.00000032S" calcext:value-type="time">
            <text:p>00:17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1T00:17:49" calcext:value-type="date">
            <text:p>21/06/20</text:p>
          </table:table-cell>
          <table:table-cell office:value-type="time" office:time-value="PT1056072H17M49.00000032S" calcext:value-type="time">
            <text:p>00:17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01:17:48" calcext:value-type="date">
            <text:p>21/06/20</text:p>
          </table:table-cell>
          <table:table-cell office:value-type="time" office:time-value="PT1056073H17M47.999999877S" calcext:value-type="time">
            <text:p>01:17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1T01:17:48" calcext:value-type="date">
            <text:p>21/06/20</text:p>
          </table:table-cell>
          <table:table-cell office:value-type="time" office:time-value="PT1056073H17M47.999999877S" calcext:value-type="time">
            <text:p>01:17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1T01:17:48" calcext:value-type="date">
            <text:p>21/06/20</text:p>
          </table:table-cell>
          <table:table-cell office:value-type="time" office:time-value="PT1056073H17M47.999999877S" calcext:value-type="time">
            <text:p>01:17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1T01:17:48" calcext:value-type="date">
            <text:p>21/06/20</text:p>
          </table:table-cell>
          <table:table-cell office:value-type="time" office:time-value="PT1056073H17M47.999999877S" calcext:value-type="time">
            <text:p>01:17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02:17:47" calcext:value-type="date">
            <text:p>21/06/20</text:p>
          </table:table-cell>
          <table:table-cell office:value-type="time" office:time-value="PT1056074H17M47.000000272S" calcext:value-type="time">
            <text:p>02:17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1T02:17:47" calcext:value-type="date">
            <text:p>21/06/20</text:p>
          </table:table-cell>
          <table:table-cell office:value-type="time" office:time-value="PT1056074H17M47.000000272S" calcext:value-type="time">
            <text:p>02:17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1T02:17:47" calcext:value-type="date">
            <text:p>21/06/20</text:p>
          </table:table-cell>
          <table:table-cell office:value-type="time" office:time-value="PT1056074H17M47.000000272S" calcext:value-type="time">
            <text:p>02:17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1T02:17:47" calcext:value-type="date">
            <text:p>21/06/20</text:p>
          </table:table-cell>
          <table:table-cell office:value-type="time" office:time-value="PT1056074H17M47.000000272S" calcext:value-type="time">
            <text:p>02:17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3:17:46" calcext:value-type="date">
            <text:p>21/06/20</text:p>
          </table:table-cell>
          <table:table-cell office:value-type="time" office:time-value="PT1056075H17M45.999999829S" calcext:value-type="time">
            <text:p>03:17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03:17:46" calcext:value-type="date">
            <text:p>21/06/20</text:p>
          </table:table-cell>
          <table:table-cell office:value-type="time" office:time-value="PT1056075H17M45.999999829S" calcext:value-type="time">
            <text:p>03:17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3:17:46" calcext:value-type="date">
            <text:p>21/06/20</text:p>
          </table:table-cell>
          <table:table-cell office:value-type="time" office:time-value="PT1056075H17M45.999999829S" calcext:value-type="time">
            <text:p>03:17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3:17:46" calcext:value-type="date">
            <text:p>21/06/20</text:p>
          </table:table-cell>
          <table:table-cell office:value-type="time" office:time-value="PT1056075H17M45.999999829S" calcext:value-type="time">
            <text:p>03:17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4:17:45" calcext:value-type="date">
            <text:p>21/06/20</text:p>
          </table:table-cell>
          <table:table-cell office:value-type="time" office:time-value="PT1056076H17M45.000000224S" calcext:value-type="time">
            <text:p>04:17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1T04:17:45" calcext:value-type="date">
            <text:p>21/06/20</text:p>
          </table:table-cell>
          <table:table-cell office:value-type="time" office:time-value="PT1056076H17M45.000000224S" calcext:value-type="time">
            <text:p>04:17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4:17:45" calcext:value-type="date">
            <text:p>21/06/20</text:p>
          </table:table-cell>
          <table:table-cell office:value-type="time" office:time-value="PT1056076H17M45.000000224S" calcext:value-type="time">
            <text:p>04:17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4:17:45" calcext:value-type="date">
            <text:p>21/06/20</text:p>
          </table:table-cell>
          <table:table-cell office:value-type="time" office:time-value="PT1056076H17M45.000000224S" calcext:value-type="time">
            <text:p>04:17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5:17:44" calcext:value-type="date">
            <text:p>21/06/20</text:p>
          </table:table-cell>
          <table:table-cell office:value-type="time" office:time-value="PT1056077H17M43.99999978S" calcext:value-type="time">
            <text:p>05:17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05:17:44" calcext:value-type="date">
            <text:p>21/06/20</text:p>
          </table:table-cell>
          <table:table-cell office:value-type="time" office:time-value="PT1056077H17M43.99999978S" calcext:value-type="time">
            <text:p>05:17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5:17:44" calcext:value-type="date">
            <text:p>21/06/20</text:p>
          </table:table-cell>
          <table:table-cell office:value-type="time" office:time-value="PT1056077H17M43.99999978S" calcext:value-type="time">
            <text:p>05:17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5:17:44" calcext:value-type="date">
            <text:p>21/06/20</text:p>
          </table:table-cell>
          <table:table-cell office:value-type="time" office:time-value="PT1056077H17M43.99999978S" calcext:value-type="time">
            <text:p>05:17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6:17:43" calcext:value-type="date">
            <text:p>21/06/20</text:p>
          </table:table-cell>
          <table:table-cell office:value-type="time" office:time-value="PT1056078H17M43.000000175S" calcext:value-type="time">
            <text:p>06:17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06:17:43" calcext:value-type="date">
            <text:p>21/06/20</text:p>
          </table:table-cell>
          <table:table-cell office:value-type="time" office:time-value="PT1056078H17M43.000000175S" calcext:value-type="time">
            <text:p>06:17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6:17:43" calcext:value-type="date">
            <text:p>21/06/20</text:p>
          </table:table-cell>
          <table:table-cell office:value-type="time" office:time-value="PT1056078H17M43.000000175S" calcext:value-type="time">
            <text:p>06:17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6:17:43" calcext:value-type="date">
            <text:p>21/06/20</text:p>
          </table:table-cell>
          <table:table-cell office:value-type="time" office:time-value="PT1056078H17M43.000000175S" calcext:value-type="time">
            <text:p>06:17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7:17:42" calcext:value-type="date">
            <text:p>21/06/20</text:p>
          </table:table-cell>
          <table:table-cell office:value-type="time" office:time-value="PT1056079H17M41.999999732S" calcext:value-type="time">
            <text:p>07:17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07:17:42" calcext:value-type="date">
            <text:p>21/06/20</text:p>
          </table:table-cell>
          <table:table-cell office:value-type="time" office:time-value="PT1056079H17M41.999999732S" calcext:value-type="time">
            <text:p>07:17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7:17:42" calcext:value-type="date">
            <text:p>21/06/20</text:p>
          </table:table-cell>
          <table:table-cell office:value-type="time" office:time-value="PT1056079H17M41.999999732S" calcext:value-type="time">
            <text:p>07:17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7:17:42" calcext:value-type="date">
            <text:p>21/06/20</text:p>
          </table:table-cell>
          <table:table-cell office:value-type="time" office:time-value="PT1056079H17M41.999999732S" calcext:value-type="time">
            <text:p>07:17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8:17:41" calcext:value-type="date">
            <text:p>21/06/20</text:p>
          </table:table-cell>
          <table:table-cell office:value-type="time" office:time-value="PT1056080H17M41.000000127S" calcext:value-type="time">
            <text:p>08:17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08:17:41" calcext:value-type="date">
            <text:p>21/06/20</text:p>
          </table:table-cell>
          <table:table-cell office:value-type="time" office:time-value="PT1056080H17M41.000000127S" calcext:value-type="time">
            <text:p>08:17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8:17:41" calcext:value-type="date">
            <text:p>21/06/20</text:p>
          </table:table-cell>
          <table:table-cell office:value-type="time" office:time-value="PT1056080H17M41.000000127S" calcext:value-type="time">
            <text:p>08:17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8:17:41" calcext:value-type="date">
            <text:p>21/06/20</text:p>
          </table:table-cell>
          <table:table-cell office:value-type="time" office:time-value="PT1056080H17M41.000000127S" calcext:value-type="time">
            <text:p>08:17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09:17:40" calcext:value-type="date">
            <text:p>21/06/20</text:p>
          </table:table-cell>
          <table:table-cell office:value-type="time" office:time-value="PT1056081H17M40.000000522S" calcext:value-type="time">
            <text:p>09:17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09:17:40" calcext:value-type="date">
            <text:p>21/06/20</text:p>
          </table:table-cell>
          <table:table-cell office:value-type="time" office:time-value="PT1056081H17M40.000000522S" calcext:value-type="time">
            <text:p>09:17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09:17:40" calcext:value-type="date">
            <text:p>21/06/20</text:p>
          </table:table-cell>
          <table:table-cell office:value-type="time" office:time-value="PT1056081H17M40.000000522S" calcext:value-type="time">
            <text:p>09:17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09:17:40" calcext:value-type="date">
            <text:p>21/06/20</text:p>
          </table:table-cell>
          <table:table-cell office:value-type="time" office:time-value="PT1056081H17M40.000000522S" calcext:value-type="time">
            <text:p>09:17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10:17:39" calcext:value-type="date">
            <text:p>21/06/20</text:p>
          </table:table-cell>
          <table:table-cell office:value-type="time" office:time-value="PT1056082H17M38.99999924S" calcext:value-type="time">
            <text:p>10:17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10:17:39" calcext:value-type="date">
            <text:p>21/06/20</text:p>
          </table:table-cell>
          <table:table-cell office:value-type="time" office:time-value="PT1056082H17M38.99999924S" calcext:value-type="time">
            <text:p>10:17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0:17:39" calcext:value-type="date">
            <text:p>21/06/20</text:p>
          </table:table-cell>
          <table:table-cell office:value-type="time" office:time-value="PT1056082H17M38.99999924S" calcext:value-type="time">
            <text:p>10:17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10:17:39" calcext:value-type="date">
            <text:p>21/06/20</text:p>
          </table:table-cell>
          <table:table-cell office:value-type="time" office:time-value="PT1056082H17M38.99999924S" calcext:value-type="time">
            <text:p>10:17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11:17:38" calcext:value-type="date">
            <text:p>21/06/20</text:p>
          </table:table-cell>
          <table:table-cell office:value-type="time" office:time-value="PT1056083H17M37.999999635S" calcext:value-type="time">
            <text:p>11:17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1T11:17:38" calcext:value-type="date">
            <text:p>21/06/20</text:p>
          </table:table-cell>
          <table:table-cell office:value-type="time" office:time-value="PT1056083H17M37.999999635S" calcext:value-type="time">
            <text:p>11:17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1:17:38" calcext:value-type="date">
            <text:p>21/06/20</text:p>
          </table:table-cell>
          <table:table-cell office:value-type="time" office:time-value="PT1056083H17M37.999999635S" calcext:value-type="time">
            <text:p>11:17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11:17:38" calcext:value-type="date">
            <text:p>21/06/20</text:p>
          </table:table-cell>
          <table:table-cell office:value-type="time" office:time-value="PT1056083H17M37.999999635S" calcext:value-type="time">
            <text:p>11:17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12:17:37" calcext:value-type="date">
            <text:p>21/06/20</text:p>
          </table:table-cell>
          <table:table-cell office:value-type="time" office:time-value="PT1056084H17M37.00000003S" calcext:value-type="time">
            <text:p>12:17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21T12:17:37" calcext:value-type="date">
            <text:p>21/06/20</text:p>
          </table:table-cell>
          <table:table-cell office:value-type="time" office:time-value="PT1056084H17M37.00000003S" calcext:value-type="time">
            <text:p>12:17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2:17:37" calcext:value-type="date">
            <text:p>21/06/20</text:p>
          </table:table-cell>
          <table:table-cell office:value-type="time" office:time-value="PT1056084H17M37.00000003S" calcext:value-type="time">
            <text:p>12:17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12:17:37" calcext:value-type="date">
            <text:p>21/06/20</text:p>
          </table:table-cell>
          <table:table-cell office:value-type="time" office:time-value="PT1056084H17M37.00000003S" calcext:value-type="time">
            <text:p>12:17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13:17:36" calcext:value-type="date">
            <text:p>21/06/20</text:p>
          </table:table-cell>
          <table:table-cell office:value-type="time" office:time-value="PT1056085H17M35.999999586S" calcext:value-type="time">
            <text:p>13:17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1T13:17:36" calcext:value-type="date">
            <text:p>21/06/20</text:p>
          </table:table-cell>
          <table:table-cell office:value-type="time" office:time-value="PT1056085H17M35.999999586S" calcext:value-type="time">
            <text:p>13:17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3:17:36" calcext:value-type="date">
            <text:p>21/06/20</text:p>
          </table:table-cell>
          <table:table-cell office:value-type="time" office:time-value="PT1056085H17M35.999999586S" calcext:value-type="time">
            <text:p>13:17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4.0</text:p>
          </table:table-cell>
          <table:table-cell office:value-type="date" office:date-value="2020-06-21T13:17:36" calcext:value-type="date">
            <text:p>21/06/20</text:p>
          </table:table-cell>
          <table:table-cell office:value-type="time" office:time-value="PT1056085H17M35.999999586S" calcext:value-type="time">
            <text:p>13:17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14:17:35" calcext:value-type="date">
            <text:p>21/06/20</text:p>
          </table:table-cell>
          <table:table-cell office:value-type="time" office:time-value="PT1056086H17M35.00000082S" calcext:value-type="time">
            <text:p>14:17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1T14:17:35" calcext:value-type="date">
            <text:p>21/06/20</text:p>
          </table:table-cell>
          <table:table-cell office:value-type="time" office:time-value="PT1056086H17M35.00000082S" calcext:value-type="time">
            <text:p>14:17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4:17:35" calcext:value-type="date">
            <text:p>21/06/20</text:p>
          </table:table-cell>
          <table:table-cell office:value-type="time" office:time-value="PT1056086H17M35.00000082S" calcext:value-type="time">
            <text:p>14:17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1T14:17:35" calcext:value-type="date">
            <text:p>21/06/20</text:p>
          </table:table-cell>
          <table:table-cell office:value-type="time" office:time-value="PT1056086H17M35.00000082S" calcext:value-type="time">
            <text:p>14:17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15:17:34" calcext:value-type="date">
            <text:p>21/06/20</text:p>
          </table:table-cell>
          <table:table-cell office:value-type="time" office:time-value="PT1056087H17M33.999999538S" calcext:value-type="time">
            <text:p>15:17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15:17:34" calcext:value-type="date">
            <text:p>21/06/20</text:p>
          </table:table-cell>
          <table:table-cell office:value-type="time" office:time-value="PT1056087H17M33.999999538S" calcext:value-type="time">
            <text:p>15:17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1T15:17:34" calcext:value-type="date">
            <text:p>21/06/20</text:p>
          </table:table-cell>
          <table:table-cell office:value-type="time" office:time-value="PT1056087H17M33.999999538S" calcext:value-type="time">
            <text:p>15:17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4.0</text:p>
          </table:table-cell>
          <table:table-cell office:value-type="date" office:date-value="2020-06-21T15:17:34" calcext:value-type="date">
            <text:p>21/06/20</text:p>
          </table:table-cell>
          <table:table-cell office:value-type="time" office:time-value="PT1056087H17M33.999999538S" calcext:value-type="time">
            <text:p>15:17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16:17:33" calcext:value-type="date">
            <text:p>21/06/20</text:p>
          </table:table-cell>
          <table:table-cell office:value-type="time" office:time-value="PT1056088H17M32.999999933S" calcext:value-type="time">
            <text:p>16:17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16:17:33" calcext:value-type="date">
            <text:p>21/06/20</text:p>
          </table:table-cell>
          <table:table-cell office:value-type="time" office:time-value="PT1056088H17M32.999999933S" calcext:value-type="time">
            <text:p>16:17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6:17:33" calcext:value-type="date">
            <text:p>21/06/20</text:p>
          </table:table-cell>
          <table:table-cell office:value-type="time" office:time-value="PT1056088H17M32.999999933S" calcext:value-type="time">
            <text:p>16:17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1T16:17:33" calcext:value-type="date">
            <text:p>21/06/20</text:p>
          </table:table-cell>
          <table:table-cell office:value-type="time" office:time-value="PT1056088H17M32.999999933S" calcext:value-type="time">
            <text:p>16:17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17:17:32" calcext:value-type="date">
            <text:p>21/06/20</text:p>
          </table:table-cell>
          <table:table-cell office:value-type="time" office:time-value="PT1056089H17M32.000000328S" calcext:value-type="time">
            <text:p>17:17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17:17:32" calcext:value-type="date">
            <text:p>21/06/20</text:p>
          </table:table-cell>
          <table:table-cell office:value-type="time" office:time-value="PT1056089H17M32.000000328S" calcext:value-type="time">
            <text:p>17:17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1T17:17:32" calcext:value-type="date">
            <text:p>21/06/20</text:p>
          </table:table-cell>
          <table:table-cell office:value-type="time" office:time-value="PT1056089H17M32.000000328S" calcext:value-type="time">
            <text:p>17:17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1T17:17:32" calcext:value-type="date">
            <text:p>21/06/20</text:p>
          </table:table-cell>
          <table:table-cell office:value-type="time" office:time-value="PT1056089H17M32.000000328S" calcext:value-type="time">
            <text:p>17:17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18:17:31" calcext:value-type="date">
            <text:p>21/06/20</text:p>
          </table:table-cell>
          <table:table-cell office:value-type="time" office:time-value="PT1056090H17M30.999999885S" calcext:value-type="time">
            <text:p>18:17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18:17:31" calcext:value-type="date">
            <text:p>21/06/20</text:p>
          </table:table-cell>
          <table:table-cell office:value-type="time" office:time-value="PT1056090H17M30.999999885S" calcext:value-type="time">
            <text:p>18:17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8:17:31" calcext:value-type="date">
            <text:p>21/06/20</text:p>
          </table:table-cell>
          <table:table-cell office:value-type="time" office:time-value="PT1056090H17M30.999999885S" calcext:value-type="time">
            <text:p>18:17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1T18:17:31" calcext:value-type="date">
            <text:p>21/06/20</text:p>
          </table:table-cell>
          <table:table-cell office:value-type="time" office:time-value="PT1056090H17M30.999999885S" calcext:value-type="time">
            <text:p>18:17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19:17:30" calcext:value-type="date">
            <text:p>21/06/20</text:p>
          </table:table-cell>
          <table:table-cell office:value-type="time" office:time-value="PT1056091H17M30.000000279S" calcext:value-type="time">
            <text:p>19:17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19:17:30" calcext:value-type="date">
            <text:p>21/06/20</text:p>
          </table:table-cell>
          <table:table-cell office:value-type="time" office:time-value="PT1056091H17M30.000000279S" calcext:value-type="time">
            <text:p>19:17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19:17:30" calcext:value-type="date">
            <text:p>21/06/20</text:p>
          </table:table-cell>
          <table:table-cell office:value-type="time" office:time-value="PT1056091H17M30.000000279S" calcext:value-type="time">
            <text:p>19:17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1T19:17:30" calcext:value-type="date">
            <text:p>21/06/20</text:p>
          </table:table-cell>
          <table:table-cell office:value-type="time" office:time-value="PT1056091H17M30.000000279S" calcext:value-type="time">
            <text:p>19:17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1T20:17:29" calcext:value-type="date">
            <text:p>21/06/20</text:p>
          </table:table-cell>
          <table:table-cell office:value-type="time" office:time-value="PT1056092H17M28.999999836S" calcext:value-type="time">
            <text:p>20:17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1T20:17:29" calcext:value-type="date">
            <text:p>21/06/20</text:p>
          </table:table-cell>
          <table:table-cell office:value-type="time" office:time-value="PT1056092H17M28.999999836S" calcext:value-type="time">
            <text:p>20:17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20:17:29" calcext:value-type="date">
            <text:p>21/06/20</text:p>
          </table:table-cell>
          <table:table-cell office:value-type="time" office:time-value="PT1056092H17M28.999999836S" calcext:value-type="time">
            <text:p>20:17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1T20:17:29" calcext:value-type="date">
            <text:p>21/06/20</text:p>
          </table:table-cell>
          <table:table-cell office:value-type="time" office:time-value="PT1056092H17M28.999999836S" calcext:value-type="time">
            <text:p>20:17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21:17:28" calcext:value-type="date">
            <text:p>21/06/20</text:p>
          </table:table-cell>
          <table:table-cell office:value-type="time" office:time-value="PT1056093H17M28.000000231S" calcext:value-type="time">
            <text:p>21:17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21:17:28" calcext:value-type="date">
            <text:p>21/06/20</text:p>
          </table:table-cell>
          <table:table-cell office:value-type="time" office:time-value="PT1056093H17M28.000000231S" calcext:value-type="time">
            <text:p>21:17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21:17:28" calcext:value-type="date">
            <text:p>21/06/20</text:p>
          </table:table-cell>
          <table:table-cell office:value-type="time" office:time-value="PT1056093H17M28.000000231S" calcext:value-type="time">
            <text:p>21:17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1T21:17:28" calcext:value-type="date">
            <text:p>21/06/20</text:p>
          </table:table-cell>
          <table:table-cell office:value-type="time" office:time-value="PT1056093H17M28.000000231S" calcext:value-type="time">
            <text:p>21:17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22:17:27" calcext:value-type="date">
            <text:p>21/06/20</text:p>
          </table:table-cell>
          <table:table-cell office:value-type="time" office:time-value="PT1056094H17M26.999999788S" calcext:value-type="time">
            <text:p>22:17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22:17:27" calcext:value-type="date">
            <text:p>21/06/20</text:p>
          </table:table-cell>
          <table:table-cell office:value-type="time" office:time-value="PT1056094H17M26.999999788S" calcext:value-type="time">
            <text:p>22:17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22:17:27" calcext:value-type="date">
            <text:p>21/06/20</text:p>
          </table:table-cell>
          <table:table-cell office:value-type="time" office:time-value="PT1056094H17M26.999999788S" calcext:value-type="time">
            <text:p>22:17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1T22:17:27" calcext:value-type="date">
            <text:p>21/06/20</text:p>
          </table:table-cell>
          <table:table-cell office:value-type="time" office:time-value="PT1056094H17M26.999999788S" calcext:value-type="time">
            <text:p>22:17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1T23:17:26" calcext:value-type="date">
            <text:p>21/06/20</text:p>
          </table:table-cell>
          <table:table-cell office:value-type="time" office:time-value="PT1056095H17M26.000000183S" calcext:value-type="time">
            <text:p>23:17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1T23:17:26" calcext:value-type="date">
            <text:p>21/06/20</text:p>
          </table:table-cell>
          <table:table-cell office:value-type="time" office:time-value="PT1056095H17M26.000000183S" calcext:value-type="time">
            <text:p>23:17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1T23:17:26" calcext:value-type="date">
            <text:p>21/06/20</text:p>
          </table:table-cell>
          <table:table-cell office:value-type="time" office:time-value="PT1056095H17M26.000000183S" calcext:value-type="time">
            <text:p>23:17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1T23:17:26" calcext:value-type="date">
            <text:p>21/06/20</text:p>
          </table:table-cell>
          <table:table-cell office:value-type="time" office:time-value="PT1056095H17M26.000000183S" calcext:value-type="time">
            <text:p>23:17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00:17:25" calcext:value-type="date">
            <text:p>22/06/20</text:p>
          </table:table-cell>
          <table:table-cell office:value-type="time" office:time-value="PT1056096H17M24.999999739S" calcext:value-type="time">
            <text:p>00:17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00:17:25" calcext:value-type="date">
            <text:p>22/06/20</text:p>
          </table:table-cell>
          <table:table-cell office:value-type="time" office:time-value="PT1056096H17M24.999999739S" calcext:value-type="time">
            <text:p>00:17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2T00:17:25" calcext:value-type="date">
            <text:p>22/06/20</text:p>
          </table:table-cell>
          <table:table-cell office:value-type="time" office:time-value="PT1056096H17M24.999999739S" calcext:value-type="time">
            <text:p>00:17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00:17:25" calcext:value-type="date">
            <text:p>22/06/20</text:p>
          </table:table-cell>
          <table:table-cell office:value-type="time" office:time-value="PT1056096H17M24.999999739S" calcext:value-type="time">
            <text:p>00:17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01:17:24" calcext:value-type="date">
            <text:p>22/06/20</text:p>
          </table:table-cell>
          <table:table-cell office:value-type="time" office:time-value="PT1056097H17M24.000000134S" calcext:value-type="time">
            <text:p>01:17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01:17:24" calcext:value-type="date">
            <text:p>22/06/20</text:p>
          </table:table-cell>
          <table:table-cell office:value-type="time" office:time-value="PT1056097H17M24.000000134S" calcext:value-type="time">
            <text:p>01:17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1:17:24" calcext:value-type="date">
            <text:p>22/06/20</text:p>
          </table:table-cell>
          <table:table-cell office:value-type="time" office:time-value="PT1056097H17M24.000000134S" calcext:value-type="time">
            <text:p>01:17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01:17:24" calcext:value-type="date">
            <text:p>22/06/20</text:p>
          </table:table-cell>
          <table:table-cell office:value-type="time" office:time-value="PT1056097H17M24.000000134S" calcext:value-type="time">
            <text:p>01:17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02:17:23" calcext:value-type="date">
            <text:p>22/06/20</text:p>
          </table:table-cell>
          <table:table-cell office:value-type="time" office:time-value="PT1056098H17M23.000000529S" calcext:value-type="time">
            <text:p>02:17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02:17:23" calcext:value-type="date">
            <text:p>22/06/20</text:p>
          </table:table-cell>
          <table:table-cell office:value-type="time" office:time-value="PT1056098H17M23.000000529S" calcext:value-type="time">
            <text:p>02:17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2:17:23" calcext:value-type="date">
            <text:p>22/06/20</text:p>
          </table:table-cell>
          <table:table-cell office:value-type="time" office:time-value="PT1056098H17M23.000000529S" calcext:value-type="time">
            <text:p>02:17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2:17:23" calcext:value-type="date">
            <text:p>22/06/20</text:p>
          </table:table-cell>
          <table:table-cell office:value-type="time" office:time-value="PT1056098H17M23.000000529S" calcext:value-type="time">
            <text:p>02:17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3:17:22" calcext:value-type="date">
            <text:p>22/06/20</text:p>
          </table:table-cell>
          <table:table-cell office:value-type="time" office:time-value="PT1056099H17M21.999999247S" calcext:value-type="time">
            <text:p>03:17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3:17:22" calcext:value-type="date">
            <text:p>22/06/20</text:p>
          </table:table-cell>
          <table:table-cell office:value-type="time" office:time-value="PT1056099H17M21.999999247S" calcext:value-type="time">
            <text:p>03:17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3:17:22" calcext:value-type="date">
            <text:p>22/06/20</text:p>
          </table:table-cell>
          <table:table-cell office:value-type="time" office:time-value="PT1056099H17M21.999999247S" calcext:value-type="time">
            <text:p>03:17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3:17:22" calcext:value-type="date">
            <text:p>22/06/20</text:p>
          </table:table-cell>
          <table:table-cell office:value-type="time" office:time-value="PT1056099H17M21.999999247S" calcext:value-type="time">
            <text:p>03:17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4:17:21" calcext:value-type="date">
            <text:p>22/06/20</text:p>
          </table:table-cell>
          <table:table-cell office:value-type="time" office:time-value="PT1056100H17M20.999999642S" calcext:value-type="time">
            <text:p>04:17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4:17:21" calcext:value-type="date">
            <text:p>22/06/20</text:p>
          </table:table-cell>
          <table:table-cell office:value-type="time" office:time-value="PT1056100H17M20.999999642S" calcext:value-type="time">
            <text:p>04:17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4:17:21" calcext:value-type="date">
            <text:p>22/06/20</text:p>
          </table:table-cell>
          <table:table-cell office:value-type="time" office:time-value="PT1056100H17M20.999999642S" calcext:value-type="time">
            <text:p>04:17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4:17:21" calcext:value-type="date">
            <text:p>22/06/20</text:p>
          </table:table-cell>
          <table:table-cell office:value-type="time" office:time-value="PT1056100H17M20.999999642S" calcext:value-type="time">
            <text:p>04:17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5:17:20" calcext:value-type="date">
            <text:p>22/06/20</text:p>
          </table:table-cell>
          <table:table-cell office:value-type="time" office:time-value="PT1056101H17M20.000000037S" calcext:value-type="time">
            <text:p>05:17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5:17:20" calcext:value-type="date">
            <text:p>22/06/20</text:p>
          </table:table-cell>
          <table:table-cell office:value-type="time" office:time-value="PT1056101H17M20.000000037S" calcext:value-type="time">
            <text:p>05:17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5:17:20" calcext:value-type="date">
            <text:p>22/06/20</text:p>
          </table:table-cell>
          <table:table-cell office:value-type="time" office:time-value="PT1056101H17M20.000000037S" calcext:value-type="time">
            <text:p>05:17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5:17:20" calcext:value-type="date">
            <text:p>22/06/20</text:p>
          </table:table-cell>
          <table:table-cell office:value-type="time" office:time-value="PT1056101H17M20.000000037S" calcext:value-type="time">
            <text:p>05:17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6:17:19" calcext:value-type="date">
            <text:p>22/06/20</text:p>
          </table:table-cell>
          <table:table-cell office:value-type="time" office:time-value="PT1056102H17M18.999999594S" calcext:value-type="time">
            <text:p>06:17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6:17:19" calcext:value-type="date">
            <text:p>22/06/20</text:p>
          </table:table-cell>
          <table:table-cell office:value-type="time" office:time-value="PT1056102H17M18.999999594S" calcext:value-type="time">
            <text:p>06:17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6:17:19" calcext:value-type="date">
            <text:p>22/06/20</text:p>
          </table:table-cell>
          <table:table-cell office:value-type="time" office:time-value="PT1056102H17M18.999999594S" calcext:value-type="time">
            <text:p>06:17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6:17:19" calcext:value-type="date">
            <text:p>22/06/20</text:p>
          </table:table-cell>
          <table:table-cell office:value-type="time" office:time-value="PT1056102H17M18.999999594S" calcext:value-type="time">
            <text:p>06:17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7:17:18" calcext:value-type="date">
            <text:p>22/06/20</text:p>
          </table:table-cell>
          <table:table-cell office:value-type="time" office:time-value="PT1056103H17M18.000000827S" calcext:value-type="time">
            <text:p>07:17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7:17:18" calcext:value-type="date">
            <text:p>22/06/20</text:p>
          </table:table-cell>
          <table:table-cell office:value-type="time" office:time-value="PT1056103H17M18.000000827S" calcext:value-type="time">
            <text:p>07:17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7:17:18" calcext:value-type="date">
            <text:p>22/06/20</text:p>
          </table:table-cell>
          <table:table-cell office:value-type="time" office:time-value="PT1056103H17M18.000000827S" calcext:value-type="time">
            <text:p>07:17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7:17:18" calcext:value-type="date">
            <text:p>22/06/20</text:p>
          </table:table-cell>
          <table:table-cell office:value-type="time" office:time-value="PT1056103H17M18.000000827S" calcext:value-type="time">
            <text:p>07:17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8:17:17" calcext:value-type="date">
            <text:p>22/06/20</text:p>
          </table:table-cell>
          <table:table-cell office:value-type="time" office:time-value="PT1056104H17M16.999999546S" calcext:value-type="time">
            <text:p>08:17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8:17:17" calcext:value-type="date">
            <text:p>22/06/20</text:p>
          </table:table-cell>
          <table:table-cell office:value-type="time" office:time-value="PT1056104H17M16.999999546S" calcext:value-type="time">
            <text:p>08:17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8:17:17" calcext:value-type="date">
            <text:p>22/06/20</text:p>
          </table:table-cell>
          <table:table-cell office:value-type="time" office:time-value="PT1056104H17M16.999999546S" calcext:value-type="time">
            <text:p>08:17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8:17:17" calcext:value-type="date">
            <text:p>22/06/20</text:p>
          </table:table-cell>
          <table:table-cell office:value-type="time" office:time-value="PT1056104H17M16.999999546S" calcext:value-type="time">
            <text:p>08:17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09:17:16" calcext:value-type="date">
            <text:p>22/06/20</text:p>
          </table:table-cell>
          <table:table-cell office:value-type="time" office:time-value="PT1056105H17M15.99999994S" calcext:value-type="time">
            <text:p>09:17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09:17:16" calcext:value-type="date">
            <text:p>22/06/20</text:p>
          </table:table-cell>
          <table:table-cell office:value-type="time" office:time-value="PT1056105H17M15.99999994S" calcext:value-type="time">
            <text:p>09:17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09:17:16" calcext:value-type="date">
            <text:p>22/06/20</text:p>
          </table:table-cell>
          <table:table-cell office:value-type="time" office:time-value="PT1056105H17M15.99999994S" calcext:value-type="time">
            <text:p>09:17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09:17:16" calcext:value-type="date">
            <text:p>22/06/20</text:p>
          </table:table-cell>
          <table:table-cell office:value-type="time" office:time-value="PT1056105H17M15.99999994S" calcext:value-type="time">
            <text:p>09:17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0:17:15" calcext:value-type="date">
            <text:p>22/06/20</text:p>
          </table:table-cell>
          <table:table-cell office:value-type="time" office:time-value="PT1056106H17M15.000000335S" calcext:value-type="time">
            <text:p>10:17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0:17:15" calcext:value-type="date">
            <text:p>22/06/20</text:p>
          </table:table-cell>
          <table:table-cell office:value-type="time" office:time-value="PT1056106H17M15.000000335S" calcext:value-type="time">
            <text:p>10:17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2T10:17:15" calcext:value-type="date">
            <text:p>22/06/20</text:p>
          </table:table-cell>
          <table:table-cell office:value-type="time" office:time-value="PT1056106H17M15.000000335S" calcext:value-type="time">
            <text:p>10:17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0:17:15" calcext:value-type="date">
            <text:p>22/06/20</text:p>
          </table:table-cell>
          <table:table-cell office:value-type="time" office:time-value="PT1056106H17M15.000000335S" calcext:value-type="time">
            <text:p>10:17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1:17:14" calcext:value-type="date">
            <text:p>22/06/20</text:p>
          </table:table-cell>
          <table:table-cell office:value-type="time" office:time-value="PT1056107H17M13.999999892S" calcext:value-type="time">
            <text:p>11:17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1:17:14" calcext:value-type="date">
            <text:p>22/06/20</text:p>
          </table:table-cell>
          <table:table-cell office:value-type="time" office:time-value="PT1056107H17M13.999999892S" calcext:value-type="time">
            <text:p>11:17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2T11:17:14" calcext:value-type="date">
            <text:p>22/06/20</text:p>
          </table:table-cell>
          <table:table-cell office:value-type="time" office:time-value="PT1056107H17M13.999999892S" calcext:value-type="time">
            <text:p>11:17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1:17:14" calcext:value-type="date">
            <text:p>22/06/20</text:p>
          </table:table-cell>
          <table:table-cell office:value-type="time" office:time-value="PT1056107H17M13.999999892S" calcext:value-type="time">
            <text:p>11:17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2:17:13" calcext:value-type="date">
            <text:p>22/06/20</text:p>
          </table:table-cell>
          <table:table-cell office:value-type="time" office:time-value="PT1056108H17M13.000000287S" calcext:value-type="time">
            <text:p>12:17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2:17:13" calcext:value-type="date">
            <text:p>22/06/20</text:p>
          </table:table-cell>
          <table:table-cell office:value-type="time" office:time-value="PT1056108H17M13.000000287S" calcext:value-type="time">
            <text:p>12:17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12:17:13" calcext:value-type="date">
            <text:p>22/06/20</text:p>
          </table:table-cell>
          <table:table-cell office:value-type="time" office:time-value="PT1056108H17M13.000000287S" calcext:value-type="time">
            <text:p>12:17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2:17:13" calcext:value-type="date">
            <text:p>22/06/20</text:p>
          </table:table-cell>
          <table:table-cell office:value-type="time" office:time-value="PT1056108H17M13.000000287S" calcext:value-type="time">
            <text:p>12:17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3:17:12" calcext:value-type="date">
            <text:p>22/06/20</text:p>
          </table:table-cell>
          <table:table-cell office:value-type="time" office:time-value="PT1056109H17M11.999999844S" calcext:value-type="time">
            <text:p>13:17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3:17:12" calcext:value-type="date">
            <text:p>22/06/20</text:p>
          </table:table-cell>
          <table:table-cell office:value-type="time" office:time-value="PT1056109H17M11.999999844S" calcext:value-type="time">
            <text:p>13:17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13:17:12" calcext:value-type="date">
            <text:p>22/06/20</text:p>
          </table:table-cell>
          <table:table-cell office:value-type="time" office:time-value="PT1056109H17M11.999999844S" calcext:value-type="time">
            <text:p>13:17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13:17:12" calcext:value-type="date">
            <text:p>22/06/20</text:p>
          </table:table-cell>
          <table:table-cell office:value-type="time" office:time-value="PT1056109H17M11.999999844S" calcext:value-type="time">
            <text:p>13:17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0.0</text:p>
          </table:table-cell>
          <table:table-cell office:value-type="date" office:date-value="2020-06-22T14:17:11" calcext:value-type="date">
            <text:p>22/06/20</text:p>
          </table:table-cell>
          <table:table-cell office:value-type="time" office:time-value="PT1056110H17M11.000000238S" calcext:value-type="time">
            <text:p>14:17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4:17:11" calcext:value-type="date">
            <text:p>22/06/20</text:p>
          </table:table-cell>
          <table:table-cell office:value-type="time" office:time-value="PT1056110H17M11.000000238S" calcext:value-type="time">
            <text:p>14:17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2T14:17:11" calcext:value-type="date">
            <text:p>22/06/20</text:p>
          </table:table-cell>
          <table:table-cell office:value-type="time" office:time-value="PT1056110H17M11.000000238S" calcext:value-type="time">
            <text:p>14:17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4:17:11" calcext:value-type="date">
            <text:p>22/06/20</text:p>
          </table:table-cell>
          <table:table-cell office:value-type="time" office:time-value="PT1056110H17M11.000000238S" calcext:value-type="time">
            <text:p>14:17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5:17:10" calcext:value-type="date">
            <text:p>22/06/20</text:p>
          </table:table-cell>
          <table:table-cell office:value-type="time" office:time-value="PT1056111H17M09.999999795S" calcext:value-type="time">
            <text:p>15:17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5:17:10" calcext:value-type="date">
            <text:p>22/06/20</text:p>
          </table:table-cell>
          <table:table-cell office:value-type="time" office:time-value="PT1056111H17M09.999999795S" calcext:value-type="time">
            <text:p>15:17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2T15:17:10" calcext:value-type="date">
            <text:p>22/06/20</text:p>
          </table:table-cell>
          <table:table-cell office:value-type="time" office:time-value="PT1056111H17M09.999999795S" calcext:value-type="time">
            <text:p>15:17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5:17:10" calcext:value-type="date">
            <text:p>22/06/20</text:p>
          </table:table-cell>
          <table:table-cell office:value-type="time" office:time-value="PT1056111H17M09.999999795S" calcext:value-type="time">
            <text:p>15:17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16:17:09" calcext:value-type="date">
            <text:p>22/06/20</text:p>
          </table:table-cell>
          <table:table-cell office:value-type="time" office:time-value="PT1056112H17M09.00000019S" calcext:value-type="time">
            <text:p>16:17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16:17:09" calcext:value-type="date">
            <text:p>22/06/20</text:p>
          </table:table-cell>
          <table:table-cell office:value-type="time" office:time-value="PT1056112H17M09.00000019S" calcext:value-type="time">
            <text:p>16:17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16:17:09" calcext:value-type="date">
            <text:p>22/06/20</text:p>
          </table:table-cell>
          <table:table-cell office:value-type="time" office:time-value="PT1056112H17M09.00000019S" calcext:value-type="time">
            <text:p>16:17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16:17:09" calcext:value-type="date">
            <text:p>22/06/20</text:p>
          </table:table-cell>
          <table:table-cell office:value-type="time" office:time-value="PT1056112H17M09.00000019S" calcext:value-type="time">
            <text:p>16:17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7:17:08" calcext:value-type="date">
            <text:p>22/06/20</text:p>
          </table:table-cell>
          <table:table-cell office:value-type="time" office:time-value="PT1056113H17M07.999999747S" calcext:value-type="time">
            <text:p>17:17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7:17:08" calcext:value-type="date">
            <text:p>22/06/20</text:p>
          </table:table-cell>
          <table:table-cell office:value-type="time" office:time-value="PT1056113H17M07.999999747S" calcext:value-type="time">
            <text:p>17:17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17:17:08" calcext:value-type="date">
            <text:p>22/06/20</text:p>
          </table:table-cell>
          <table:table-cell office:value-type="time" office:time-value="PT1056113H17M07.999999747S" calcext:value-type="time">
            <text:p>17:17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7:17:08" calcext:value-type="date">
            <text:p>22/06/20</text:p>
          </table:table-cell>
          <table:table-cell office:value-type="time" office:time-value="PT1056113H17M07.999999747S" calcext:value-type="time">
            <text:p>17:17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2T18:17:07" calcext:value-type="date">
            <text:p>22/06/20</text:p>
          </table:table-cell>
          <table:table-cell office:value-type="time" office:time-value="PT1056114H17M07.000000142S" calcext:value-type="time">
            <text:p>18:17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2T18:17:07" calcext:value-type="date">
            <text:p>22/06/20</text:p>
          </table:table-cell>
          <table:table-cell office:value-type="time" office:time-value="PT1056114H17M07.000000142S" calcext:value-type="time">
            <text:p>18:17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2T18:17:07" calcext:value-type="date">
            <text:p>22/06/20</text:p>
          </table:table-cell>
          <table:table-cell office:value-type="time" office:time-value="PT1056114H17M07.000000142S" calcext:value-type="time">
            <text:p>18:17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2T18:17:07" calcext:value-type="date">
            <text:p>22/06/20</text:p>
          </table:table-cell>
          <table:table-cell office:value-type="time" office:time-value="PT1056114H17M07.000000142S" calcext:value-type="time">
            <text:p>18:17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19:17:06" calcext:value-type="date">
            <text:p>22/06/20</text:p>
          </table:table-cell>
          <table:table-cell office:value-type="time" office:time-value="PT1056115H17M06.000000536S" calcext:value-type="time">
            <text:p>19:17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19:17:06" calcext:value-type="date">
            <text:p>22/06/20</text:p>
          </table:table-cell>
          <table:table-cell office:value-type="time" office:time-value="PT1056115H17M06.000000536S" calcext:value-type="time">
            <text:p>19:17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19:17:06" calcext:value-type="date">
            <text:p>22/06/20</text:p>
          </table:table-cell>
          <table:table-cell office:value-type="time" office:time-value="PT1056115H17M06.000000536S" calcext:value-type="time">
            <text:p>19:17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19:17:06" calcext:value-type="date">
            <text:p>22/06/20</text:p>
          </table:table-cell>
          <table:table-cell office:value-type="time" office:time-value="PT1056115H17M06.000000536S" calcext:value-type="time">
            <text:p>19:17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20:17:05" calcext:value-type="date">
            <text:p>22/06/20</text:p>
          </table:table-cell>
          <table:table-cell office:value-type="time" office:time-value="PT1056116H17M04.999999255S" calcext:value-type="time">
            <text:p>20:17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20:17:05" calcext:value-type="date">
            <text:p>22/06/20</text:p>
          </table:table-cell>
          <table:table-cell office:value-type="time" office:time-value="PT1056116H17M04.999999255S" calcext:value-type="time">
            <text:p>20:17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20:17:05" calcext:value-type="date">
            <text:p>22/06/20</text:p>
          </table:table-cell>
          <table:table-cell office:value-type="time" office:time-value="PT1056116H17M04.999999255S" calcext:value-type="time">
            <text:p>20:17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20:17:05" calcext:value-type="date">
            <text:p>22/06/20</text:p>
          </table:table-cell>
          <table:table-cell office:value-type="time" office:time-value="PT1056116H17M04.999999255S" calcext:value-type="time">
            <text:p>20:17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21:17:04" calcext:value-type="date">
            <text:p>22/06/20</text:p>
          </table:table-cell>
          <table:table-cell office:value-type="time" office:time-value="PT1056117H17M03.99999965S" calcext:value-type="time">
            <text:p>21:17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21:17:04" calcext:value-type="date">
            <text:p>22/06/20</text:p>
          </table:table-cell>
          <table:table-cell office:value-type="time" office:time-value="PT1056117H17M03.99999965S" calcext:value-type="time">
            <text:p>21:17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21:17:04" calcext:value-type="date">
            <text:p>22/06/20</text:p>
          </table:table-cell>
          <table:table-cell office:value-type="time" office:time-value="PT1056117H17M03.99999965S" calcext:value-type="time">
            <text:p>21:17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21:17:04" calcext:value-type="date">
            <text:p>22/06/20</text:p>
          </table:table-cell>
          <table:table-cell office:value-type="time" office:time-value="PT1056117H17M03.99999965S" calcext:value-type="time">
            <text:p>21:17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22:17:03" calcext:value-type="date">
            <text:p>22/06/20</text:p>
          </table:table-cell>
          <table:table-cell office:value-type="time" office:time-value="PT1056118H17M03.000000045S" calcext:value-type="time">
            <text:p>22:17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22:17:03" calcext:value-type="date">
            <text:p>22/06/20</text:p>
          </table:table-cell>
          <table:table-cell office:value-type="time" office:time-value="PT1056118H17M03.000000045S" calcext:value-type="time">
            <text:p>22:17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22:17:03" calcext:value-type="date">
            <text:p>22/06/20</text:p>
          </table:table-cell>
          <table:table-cell office:value-type="time" office:time-value="PT1056118H17M03.000000045S" calcext:value-type="time">
            <text:p>22:17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22:17:03" calcext:value-type="date">
            <text:p>22/06/20</text:p>
          </table:table-cell>
          <table:table-cell office:value-type="time" office:time-value="PT1056118H17M03.000000045S" calcext:value-type="time">
            <text:p>22:17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2T23:17:02" calcext:value-type="date">
            <text:p>22/06/20</text:p>
          </table:table-cell>
          <table:table-cell office:value-type="time" office:time-value="PT1056119H17M01.999999601S" calcext:value-type="time">
            <text:p>23:17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2T23:17:02" calcext:value-type="date">
            <text:p>22/06/20</text:p>
          </table:table-cell>
          <table:table-cell office:value-type="time" office:time-value="PT1056119H17M01.999999601S" calcext:value-type="time">
            <text:p>23:17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2T23:17:02" calcext:value-type="date">
            <text:p>22/06/20</text:p>
          </table:table-cell>
          <table:table-cell office:value-type="time" office:time-value="PT1056119H17M01.999999601S" calcext:value-type="time">
            <text:p>23:17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2T23:17:02" calcext:value-type="date">
            <text:p>22/06/20</text:p>
          </table:table-cell>
          <table:table-cell office:value-type="time" office:time-value="PT1056119H17M01.999999601S" calcext:value-type="time">
            <text:p>23:17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3T00:17:01" calcext:value-type="date">
            <text:p>23/06/20</text:p>
          </table:table-cell>
          <table:table-cell office:value-type="time" office:time-value="PT1056120H17M01.000000834S" calcext:value-type="time">
            <text:p>00:17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0:17:01" calcext:value-type="date">
            <text:p>23/06/20</text:p>
          </table:table-cell>
          <table:table-cell office:value-type="time" office:time-value="PT1056120H17M01.000000834S" calcext:value-type="time">
            <text:p>00:17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0:17:01" calcext:value-type="date">
            <text:p>23/06/20</text:p>
          </table:table-cell>
          <table:table-cell office:value-type="time" office:time-value="PT1056120H17M01.000000834S" calcext:value-type="time">
            <text:p>00:17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0:17:01" calcext:value-type="date">
            <text:p>23/06/20</text:p>
          </table:table-cell>
          <table:table-cell office:value-type="time" office:time-value="PT1056120H17M01.000000834S" calcext:value-type="time">
            <text:p>00:17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3T01:17:00" calcext:value-type="date">
            <text:p>23/06/20</text:p>
          </table:table-cell>
          <table:table-cell office:value-type="time" office:time-value="PT1056121H16M59.999999553S" calcext:value-type="time">
            <text:p>01:17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1:17:00" calcext:value-type="date">
            <text:p>23/06/20</text:p>
          </table:table-cell>
          <table:table-cell office:value-type="time" office:time-value="PT1056121H16M59.999999553S" calcext:value-type="time">
            <text:p>01:17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1:17:00" calcext:value-type="date">
            <text:p>23/06/20</text:p>
          </table:table-cell>
          <table:table-cell office:value-type="time" office:time-value="PT1056121H16M59.999999553S" calcext:value-type="time">
            <text:p>01:17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1:17:00" calcext:value-type="date">
            <text:p>23/06/20</text:p>
          </table:table-cell>
          <table:table-cell office:value-type="time" office:time-value="PT1056121H16M59.999999553S" calcext:value-type="time">
            <text:p>01:17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3T02:16:59" calcext:value-type="date">
            <text:p>23/06/20</text:p>
          </table:table-cell>
          <table:table-cell office:value-type="time" office:time-value="PT1056122H16M58.999999948S" calcext:value-type="time">
            <text:p>02:16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2:16:59" calcext:value-type="date">
            <text:p>23/06/20</text:p>
          </table:table-cell>
          <table:table-cell office:value-type="time" office:time-value="PT1056122H16M58.999999948S" calcext:value-type="time">
            <text:p>02:16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2:16:59" calcext:value-type="date">
            <text:p>23/06/20</text:p>
          </table:table-cell>
          <table:table-cell office:value-type="time" office:time-value="PT1056122H16M58.999999948S" calcext:value-type="time">
            <text:p>02:16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2:16:59" calcext:value-type="date">
            <text:p>23/06/20</text:p>
          </table:table-cell>
          <table:table-cell office:value-type="time" office:time-value="PT1056122H16M58.999999948S" calcext:value-type="time">
            <text:p>02:16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03:16:58" calcext:value-type="date">
            <text:p>23/06/20</text:p>
          </table:table-cell>
          <table:table-cell office:value-type="time" office:time-value="PT1056123H16M58.000000343S" calcext:value-type="time">
            <text:p>03:16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3:16:58" calcext:value-type="date">
            <text:p>23/06/20</text:p>
          </table:table-cell>
          <table:table-cell office:value-type="time" office:time-value="PT1056123H16M58.000000343S" calcext:value-type="time">
            <text:p>03:16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3:16:58" calcext:value-type="date">
            <text:p>23/06/20</text:p>
          </table:table-cell>
          <table:table-cell office:value-type="time" office:time-value="PT1056123H16M58.000000343S" calcext:value-type="time">
            <text:p>03:16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3:16:58" calcext:value-type="date">
            <text:p>23/06/20</text:p>
          </table:table-cell>
          <table:table-cell office:value-type="time" office:time-value="PT1056123H16M58.000000343S" calcext:value-type="time">
            <text:p>03:16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04:16:57" calcext:value-type="date">
            <text:p>23/06/20</text:p>
          </table:table-cell>
          <table:table-cell office:value-type="time" office:time-value="PT1056124H16M56.999999899S" calcext:value-type="time">
            <text:p>04:16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4:16:57" calcext:value-type="date">
            <text:p>23/06/20</text:p>
          </table:table-cell>
          <table:table-cell office:value-type="time" office:time-value="PT1056124H16M56.999999899S" calcext:value-type="time">
            <text:p>04:16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4:16:57" calcext:value-type="date">
            <text:p>23/06/20</text:p>
          </table:table-cell>
          <table:table-cell office:value-type="time" office:time-value="PT1056124H16M56.999999899S" calcext:value-type="time">
            <text:p>04:16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4:16:57" calcext:value-type="date">
            <text:p>23/06/20</text:p>
          </table:table-cell>
          <table:table-cell office:value-type="time" office:time-value="PT1056124H16M56.999999899S" calcext:value-type="time">
            <text:p>04:16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05:16:56" calcext:value-type="date">
            <text:p>23/06/20</text:p>
          </table:table-cell>
          <table:table-cell office:value-type="time" office:time-value="PT1056125H16M56.000000294S" calcext:value-type="time">
            <text:p>05:16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05:16:56" calcext:value-type="date">
            <text:p>23/06/20</text:p>
          </table:table-cell>
          <table:table-cell office:value-type="time" office:time-value="PT1056125H16M56.000000294S" calcext:value-type="time">
            <text:p>05:16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5:16:56" calcext:value-type="date">
            <text:p>23/06/20</text:p>
          </table:table-cell>
          <table:table-cell office:value-type="time" office:time-value="PT1056125H16M56.000000294S" calcext:value-type="time">
            <text:p>05:16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05:16:56" calcext:value-type="date">
            <text:p>23/06/20</text:p>
          </table:table-cell>
          <table:table-cell office:value-type="time" office:time-value="PT1056125H16M56.000000294S" calcext:value-type="time">
            <text:p>05:16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06:16:55" calcext:value-type="date">
            <text:p>23/06/20</text:p>
          </table:table-cell>
          <table:table-cell office:value-type="time" office:time-value="PT1056126H16M54.999999851S" calcext:value-type="time">
            <text:p>06:16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06:16:55" calcext:value-type="date">
            <text:p>23/06/20</text:p>
          </table:table-cell>
          <table:table-cell office:value-type="time" office:time-value="PT1056126H16M54.999999851S" calcext:value-type="time">
            <text:p>06:16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6:16:55" calcext:value-type="date">
            <text:p>23/06/20</text:p>
          </table:table-cell>
          <table:table-cell office:value-type="time" office:time-value="PT1056126H16M54.999999851S" calcext:value-type="time">
            <text:p>06:16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6:16:55" calcext:value-type="date">
            <text:p>23/06/20</text:p>
          </table:table-cell>
          <table:table-cell office:value-type="time" office:time-value="PT1056126H16M54.999999851S" calcext:value-type="time">
            <text:p>06:16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3T07:16:54" calcext:value-type="date">
            <text:p>23/06/20</text:p>
          </table:table-cell>
          <table:table-cell office:value-type="time" office:time-value="PT1056127H16M54.000000246S" calcext:value-type="time">
            <text:p>07:16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7:16:54" calcext:value-type="date">
            <text:p>23/06/20</text:p>
          </table:table-cell>
          <table:table-cell office:value-type="time" office:time-value="PT1056127H16M54.000000246S" calcext:value-type="time">
            <text:p>07:16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7:16:54" calcext:value-type="date">
            <text:p>23/06/20</text:p>
          </table:table-cell>
          <table:table-cell office:value-type="time" office:time-value="PT1056127H16M54.000000246S" calcext:value-type="time">
            <text:p>07:16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7:16:54" calcext:value-type="date">
            <text:p>23/06/20</text:p>
          </table:table-cell>
          <table:table-cell office:value-type="time" office:time-value="PT1056127H16M54.000000246S" calcext:value-type="time">
            <text:p>07:16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50.0</text:p>
          </table:table-cell>
          <table:table-cell office:value-type="date" office:date-value="2020-06-23T08:16:53" calcext:value-type="date">
            <text:p>23/06/20</text:p>
          </table:table-cell>
          <table:table-cell office:value-type="time" office:time-value="PT1056128H16M52.999999803S" calcext:value-type="time">
            <text:p>08:16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08:16:53" calcext:value-type="date">
            <text:p>23/06/20</text:p>
          </table:table-cell>
          <table:table-cell office:value-type="time" office:time-value="PT1056128H16M52.999999803S" calcext:value-type="time">
            <text:p>08:16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08:16:53" calcext:value-type="date">
            <text:p>23/06/20</text:p>
          </table:table-cell>
          <table:table-cell office:value-type="time" office:time-value="PT1056128H16M52.999999803S" calcext:value-type="time">
            <text:p>08:16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08:16:53" calcext:value-type="date">
            <text:p>23/06/20</text:p>
          </table:table-cell>
          <table:table-cell office:value-type="time" office:time-value="PT1056128H16M52.999999803S" calcext:value-type="time">
            <text:p>08:16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09:16:52" calcext:value-type="date">
            <text:p>23/06/20</text:p>
          </table:table-cell>
          <table:table-cell office:value-type="time" office:time-value="PT1056129H16M52.000000197S" calcext:value-type="time">
            <text:p>09:16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09:16:52" calcext:value-type="date">
            <text:p>23/06/20</text:p>
          </table:table-cell>
          <table:table-cell office:value-type="time" office:time-value="PT1056129H16M52.000000197S" calcext:value-type="time">
            <text:p>09:16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3T09:16:52" calcext:value-type="date">
            <text:p>23/06/20</text:p>
          </table:table-cell>
          <table:table-cell office:value-type="time" office:time-value="PT1056129H16M52.000000197S" calcext:value-type="time">
            <text:p>09:16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09:16:52" calcext:value-type="date">
            <text:p>23/06/20</text:p>
          </table:table-cell>
          <table:table-cell office:value-type="time" office:time-value="PT1056129H16M52.000000197S" calcext:value-type="time">
            <text:p>09:16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0:16:51" calcext:value-type="date">
            <text:p>23/06/20</text:p>
          </table:table-cell>
          <table:table-cell office:value-type="time" office:time-value="PT1056130H16M50.999999754S" calcext:value-type="time">
            <text:p>10:16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0:16:51" calcext:value-type="date">
            <text:p>23/06/20</text:p>
          </table:table-cell>
          <table:table-cell office:value-type="time" office:time-value="PT1056130H16M50.999999754S" calcext:value-type="time">
            <text:p>10:16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3T10:16:51" calcext:value-type="date">
            <text:p>23/06/20</text:p>
          </table:table-cell>
          <table:table-cell office:value-type="time" office:time-value="PT1056130H16M50.999999754S" calcext:value-type="time">
            <text:p>10:16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0:16:51" calcext:value-type="date">
            <text:p>23/06/20</text:p>
          </table:table-cell>
          <table:table-cell office:value-type="time" office:time-value="PT1056130H16M50.999999754S" calcext:value-type="time">
            <text:p>10:16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1:16:50" calcext:value-type="date">
            <text:p>23/06/20</text:p>
          </table:table-cell>
          <table:table-cell office:value-type="time" office:time-value="PT1056131H16M50.000000149S" calcext:value-type="time">
            <text:p>11:16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1:16:50" calcext:value-type="date">
            <text:p>23/06/20</text:p>
          </table:table-cell>
          <table:table-cell office:value-type="time" office:time-value="PT1056131H16M50.000000149S" calcext:value-type="time">
            <text:p>11:16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3T11:16:50" calcext:value-type="date">
            <text:p>23/06/20</text:p>
          </table:table-cell>
          <table:table-cell office:value-type="time" office:time-value="PT1056131H16M50.000000149S" calcext:value-type="time">
            <text:p>11:16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1:16:50" calcext:value-type="date">
            <text:p>23/06/20</text:p>
          </table:table-cell>
          <table:table-cell office:value-type="time" office:time-value="PT1056131H16M50.000000149S" calcext:value-type="time">
            <text:p>11:16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2:16:49" calcext:value-type="date">
            <text:p>23/06/20</text:p>
          </table:table-cell>
          <table:table-cell office:value-type="time" office:time-value="PT1056132H16M49.000000544S" calcext:value-type="time">
            <text:p>12:16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2:16:49" calcext:value-type="date">
            <text:p>23/06/20</text:p>
          </table:table-cell>
          <table:table-cell office:value-type="time" office:time-value="PT1056132H16M49.000000544S" calcext:value-type="time">
            <text:p>12:16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2:16:49" calcext:value-type="date">
            <text:p>23/06/20</text:p>
          </table:table-cell>
          <table:table-cell office:value-type="time" office:time-value="PT1056132H16M49.000000544S" calcext:value-type="time">
            <text:p>12:16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2:16:49" calcext:value-type="date">
            <text:p>23/06/20</text:p>
          </table:table-cell>
          <table:table-cell office:value-type="time" office:time-value="PT1056132H16M49.000000544S" calcext:value-type="time">
            <text:p>12:16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3:16:48" calcext:value-type="date">
            <text:p>23/06/20</text:p>
          </table:table-cell>
          <table:table-cell office:value-type="time" office:time-value="PT1056133H16M47.999999262S" calcext:value-type="time">
            <text:p>13:16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3:16:48" calcext:value-type="date">
            <text:p>23/06/20</text:p>
          </table:table-cell>
          <table:table-cell office:value-type="time" office:time-value="PT1056133H16M47.999999262S" calcext:value-type="time">
            <text:p>13:16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3:16:48" calcext:value-type="date">
            <text:p>23/06/20</text:p>
          </table:table-cell>
          <table:table-cell office:value-type="time" office:time-value="PT1056133H16M47.999999262S" calcext:value-type="time">
            <text:p>13:16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13:16:48" calcext:value-type="date">
            <text:p>23/06/20</text:p>
          </table:table-cell>
          <table:table-cell office:value-type="time" office:time-value="PT1056133H16M47.999999262S" calcext:value-type="time">
            <text:p>13:16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4:16:47" calcext:value-type="date">
            <text:p>23/06/20</text:p>
          </table:table-cell>
          <table:table-cell office:value-type="time" office:time-value="PT1056134H16M46.999999657S" calcext:value-type="time">
            <text:p>14:16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4:16:47" calcext:value-type="date">
            <text:p>23/06/20</text:p>
          </table:table-cell>
          <table:table-cell office:value-type="time" office:time-value="PT1056134H16M46.999999657S" calcext:value-type="time">
            <text:p>14:16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4:16:47" calcext:value-type="date">
            <text:p>23/06/20</text:p>
          </table:table-cell>
          <table:table-cell office:value-type="time" office:time-value="PT1056134H16M46.999999657S" calcext:value-type="time">
            <text:p>14:16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4:16:47" calcext:value-type="date">
            <text:p>23/06/20</text:p>
          </table:table-cell>
          <table:table-cell office:value-type="time" office:time-value="PT1056134H16M46.999999657S" calcext:value-type="time">
            <text:p>14:16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5:16:46" calcext:value-type="date">
            <text:p>23/06/20</text:p>
          </table:table-cell>
          <table:table-cell office:value-type="time" office:time-value="PT1056135H16M46.000000052S" calcext:value-type="time">
            <text:p>15:16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5:16:46" calcext:value-type="date">
            <text:p>23/06/20</text:p>
          </table:table-cell>
          <table:table-cell office:value-type="time" office:time-value="PT1056135H16M46.000000052S" calcext:value-type="time">
            <text:p>15:16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5:16:46" calcext:value-type="date">
            <text:p>23/06/20</text:p>
          </table:table-cell>
          <table:table-cell office:value-type="time" office:time-value="PT1056135H16M46.000000052S" calcext:value-type="time">
            <text:p>15:16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5:16:46" calcext:value-type="date">
            <text:p>23/06/20</text:p>
          </table:table-cell>
          <table:table-cell office:value-type="time" office:time-value="PT1056135H16M46.000000052S" calcext:value-type="time">
            <text:p>15:16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6:16:45" calcext:value-type="date">
            <text:p>23/06/20</text:p>
          </table:table-cell>
          <table:table-cell office:value-type="time" office:time-value="PT1056136H16M44.999999609S" calcext:value-type="time">
            <text:p>16:16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6:16:45" calcext:value-type="date">
            <text:p>23/06/20</text:p>
          </table:table-cell>
          <table:table-cell office:value-type="time" office:time-value="PT1056136H16M44.999999609S" calcext:value-type="time">
            <text:p>16:16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6:16:45" calcext:value-type="date">
            <text:p>23/06/20</text:p>
          </table:table-cell>
          <table:table-cell office:value-type="time" office:time-value="PT1056136H16M44.999999609S" calcext:value-type="time">
            <text:p>16:16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6:16:45" calcext:value-type="date">
            <text:p>23/06/20</text:p>
          </table:table-cell>
          <table:table-cell office:value-type="time" office:time-value="PT1056136H16M44.999999609S" calcext:value-type="time">
            <text:p>16:16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7:16:44" calcext:value-type="date">
            <text:p>23/06/20</text:p>
          </table:table-cell>
          <table:table-cell office:value-type="time" office:time-value="PT1056137H16M44.000000842S" calcext:value-type="time">
            <text:p>17:16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7:16:44" calcext:value-type="date">
            <text:p>23/06/20</text:p>
          </table:table-cell>
          <table:table-cell office:value-type="time" office:time-value="PT1056137H16M44.000000842S" calcext:value-type="time">
            <text:p>17:16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7:16:44" calcext:value-type="date">
            <text:p>23/06/20</text:p>
          </table:table-cell>
          <table:table-cell office:value-type="time" office:time-value="PT1056137H16M44.000000842S" calcext:value-type="time">
            <text:p>17:16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3T17:16:44" calcext:value-type="date">
            <text:p>23/06/20</text:p>
          </table:table-cell>
          <table:table-cell office:value-type="time" office:time-value="PT1056137H16M44.000000842S" calcext:value-type="time">
            <text:p>17:16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8:16:43" calcext:value-type="date">
            <text:p>23/06/20</text:p>
          </table:table-cell>
          <table:table-cell office:value-type="time" office:time-value="PT1056138H16M42.99999956S" calcext:value-type="time">
            <text:p>18:16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3T18:16:43" calcext:value-type="date">
            <text:p>23/06/20</text:p>
          </table:table-cell>
          <table:table-cell office:value-type="time" office:time-value="PT1056138H16M42.99999956S" calcext:value-type="time">
            <text:p>18:16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8:16:43" calcext:value-type="date">
            <text:p>23/06/20</text:p>
          </table:table-cell>
          <table:table-cell office:value-type="time" office:time-value="PT1056138H16M42.99999956S" calcext:value-type="time">
            <text:p>18:16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8:16:43" calcext:value-type="date">
            <text:p>23/06/20</text:p>
          </table:table-cell>
          <table:table-cell office:value-type="time" office:time-value="PT1056138H16M42.99999956S" calcext:value-type="time">
            <text:p>18:16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19:16:42" calcext:value-type="date">
            <text:p>23/06/20</text:p>
          </table:table-cell>
          <table:table-cell office:value-type="time" office:time-value="PT1056139H16M41.999999955S" calcext:value-type="time">
            <text:p>19:16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19:16:42" calcext:value-type="date">
            <text:p>23/06/20</text:p>
          </table:table-cell>
          <table:table-cell office:value-type="time" office:time-value="PT1056139H16M41.999999955S" calcext:value-type="time">
            <text:p>19:16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19:16:42" calcext:value-type="date">
            <text:p>23/06/20</text:p>
          </table:table-cell>
          <table:table-cell office:value-type="time" office:time-value="PT1056139H16M41.999999955S" calcext:value-type="time">
            <text:p>19:16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19:16:42" calcext:value-type="date">
            <text:p>23/06/20</text:p>
          </table:table-cell>
          <table:table-cell office:value-type="time" office:time-value="PT1056139H16M41.999999955S" calcext:value-type="time">
            <text:p>19:16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20:16:41" calcext:value-type="date">
            <text:p>23/06/20</text:p>
          </table:table-cell>
          <table:table-cell office:value-type="time" office:time-value="PT1056140H16M41.00000035S" calcext:value-type="time">
            <text:p>20:16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20:16:41" calcext:value-type="date">
            <text:p>23/06/20</text:p>
          </table:table-cell>
          <table:table-cell office:value-type="time" office:time-value="PT1056140H16M41.00000035S" calcext:value-type="time">
            <text:p>20:16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20:16:41" calcext:value-type="date">
            <text:p>23/06/20</text:p>
          </table:table-cell>
          <table:table-cell office:value-type="time" office:time-value="PT1056140H16M41.00000035S" calcext:value-type="time">
            <text:p>20:16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20:16:41" calcext:value-type="date">
            <text:p>23/06/20</text:p>
          </table:table-cell>
          <table:table-cell office:value-type="time" office:time-value="PT1056140H16M41.00000035S" calcext:value-type="time">
            <text:p>20:16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21:16:40" calcext:value-type="date">
            <text:p>23/06/20</text:p>
          </table:table-cell>
          <table:table-cell office:value-type="time" office:time-value="PT1056141H16M39.999999907S" calcext:value-type="time">
            <text:p>21:16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21:16:40" calcext:value-type="date">
            <text:p>23/06/20</text:p>
          </table:table-cell>
          <table:table-cell office:value-type="time" office:time-value="PT1056141H16M39.999999907S" calcext:value-type="time">
            <text:p>21:16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21:16:40" calcext:value-type="date">
            <text:p>23/06/20</text:p>
          </table:table-cell>
          <table:table-cell office:value-type="time" office:time-value="PT1056141H16M39.999999907S" calcext:value-type="time">
            <text:p>21:16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21:16:40" calcext:value-type="date">
            <text:p>23/06/20</text:p>
          </table:table-cell>
          <table:table-cell office:value-type="time" office:time-value="PT1056141H16M39.999999907S" calcext:value-type="time">
            <text:p>21:16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22:16:39" calcext:value-type="date">
            <text:p>23/06/20</text:p>
          </table:table-cell>
          <table:table-cell office:value-type="time" office:time-value="PT1056142H16M39.000000302S" calcext:value-type="time">
            <text:p>22:16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22:16:39" calcext:value-type="date">
            <text:p>23/06/20</text:p>
          </table:table-cell>
          <table:table-cell office:value-type="time" office:time-value="PT1056142H16M39.000000302S" calcext:value-type="time">
            <text:p>22:16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22:16:39" calcext:value-type="date">
            <text:p>23/06/20</text:p>
          </table:table-cell>
          <table:table-cell office:value-type="time" office:time-value="PT1056142H16M39.000000302S" calcext:value-type="time">
            <text:p>22:16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22:16:39" calcext:value-type="date">
            <text:p>23/06/20</text:p>
          </table:table-cell>
          <table:table-cell office:value-type="time" office:time-value="PT1056142H16M39.000000302S" calcext:value-type="time">
            <text:p>22:16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3T23:16:38" calcext:value-type="date">
            <text:p>23/06/20</text:p>
          </table:table-cell>
          <table:table-cell office:value-type="time" office:time-value="PT1056143H16M37.999999858S" calcext:value-type="time">
            <text:p>23:16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3T23:16:38" calcext:value-type="date">
            <text:p>23/06/20</text:p>
          </table:table-cell>
          <table:table-cell office:value-type="time" office:time-value="PT1056143H16M37.999999858S" calcext:value-type="time">
            <text:p>23:16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3T23:16:38" calcext:value-type="date">
            <text:p>23/06/20</text:p>
          </table:table-cell>
          <table:table-cell office:value-type="time" office:time-value="PT1056143H16M37.999999858S" calcext:value-type="time">
            <text:p>23:16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3T23:16:38" calcext:value-type="date">
            <text:p>23/06/20</text:p>
          </table:table-cell>
          <table:table-cell office:value-type="time" office:time-value="PT1056143H16M37.999999858S" calcext:value-type="time">
            <text:p>23:16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4T00:16:37" calcext:value-type="date">
            <text:p>24/06/20</text:p>
          </table:table-cell>
          <table:table-cell office:value-type="time" office:time-value="PT1056144H16M37.000000253S" calcext:value-type="time">
            <text:p>00:16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00:16:37" calcext:value-type="date">
            <text:p>24/06/20</text:p>
          </table:table-cell>
          <table:table-cell office:value-type="time" office:time-value="PT1056144H16M37.000000253S" calcext:value-type="time">
            <text:p>00:16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0:16:37" calcext:value-type="date">
            <text:p>24/06/20</text:p>
          </table:table-cell>
          <table:table-cell office:value-type="time" office:time-value="PT1056144H16M37.000000253S" calcext:value-type="time">
            <text:p>00:16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0:16:37" calcext:value-type="date">
            <text:p>24/06/20</text:p>
          </table:table-cell>
          <table:table-cell office:value-type="time" office:time-value="PT1056144H16M37.000000253S" calcext:value-type="time">
            <text:p>00:16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50.0</text:p>
          </table:table-cell>
          <table:table-cell office:value-type="date" office:date-value="2020-06-24T01:16:36" calcext:value-type="date">
            <text:p>24/06/20</text:p>
          </table:table-cell>
          <table:table-cell office:value-type="time" office:time-value="PT1056145H16M35.99999981S" calcext:value-type="time">
            <text:p>01:16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01:16:36" calcext:value-type="date">
            <text:p>24/06/20</text:p>
          </table:table-cell>
          <table:table-cell office:value-type="time" office:time-value="PT1056145H16M35.99999981S" calcext:value-type="time">
            <text:p>01:16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1:16:36" calcext:value-type="date">
            <text:p>24/06/20</text:p>
          </table:table-cell>
          <table:table-cell office:value-type="time" office:time-value="PT1056145H16M35.99999981S" calcext:value-type="time">
            <text:p>01:16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1:16:36" calcext:value-type="date">
            <text:p>24/06/20</text:p>
          </table:table-cell>
          <table:table-cell office:value-type="time" office:time-value="PT1056145H16M35.99999981S" calcext:value-type="time">
            <text:p>01:16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02:16:35" calcext:value-type="date">
            <text:p>24/06/20</text:p>
          </table:table-cell>
          <table:table-cell office:value-type="time" office:time-value="PT1056146H16M35.000000205S" calcext:value-type="time">
            <text:p>02:16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02:16:35" calcext:value-type="date">
            <text:p>24/06/20</text:p>
          </table:table-cell>
          <table:table-cell office:value-type="time" office:time-value="PT1056146H16M35.000000205S" calcext:value-type="time">
            <text:p>02:16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2:16:35" calcext:value-type="date">
            <text:p>24/06/20</text:p>
          </table:table-cell>
          <table:table-cell office:value-type="time" office:time-value="PT1056146H16M35.000000205S" calcext:value-type="time">
            <text:p>02:16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2:16:35" calcext:value-type="date">
            <text:p>24/06/20</text:p>
          </table:table-cell>
          <table:table-cell office:value-type="time" office:time-value="PT1056146H16M35.000000205S" calcext:value-type="time">
            <text:p>02:16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03:16:34" calcext:value-type="date">
            <text:p>24/06/20</text:p>
          </table:table-cell>
          <table:table-cell office:value-type="time" office:time-value="PT1056147H16M33.999999762S" calcext:value-type="time">
            <text:p>03:16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03:16:34" calcext:value-type="date">
            <text:p>24/06/20</text:p>
          </table:table-cell>
          <table:table-cell office:value-type="time" office:time-value="PT1056147H16M33.999999762S" calcext:value-type="time">
            <text:p>03:16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3:16:34" calcext:value-type="date">
            <text:p>24/06/20</text:p>
          </table:table-cell>
          <table:table-cell office:value-type="time" office:time-value="PT1056147H16M33.999999762S" calcext:value-type="time">
            <text:p>03:16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3:16:34" calcext:value-type="date">
            <text:p>24/06/20</text:p>
          </table:table-cell>
          <table:table-cell office:value-type="time" office:time-value="PT1056147H16M33.999999762S" calcext:value-type="time">
            <text:p>03:16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04:16:33" calcext:value-type="date">
            <text:p>24/06/20</text:p>
          </table:table-cell>
          <table:table-cell office:value-type="time" office:time-value="PT1056148H16M33.000000156S" calcext:value-type="time">
            <text:p>04:16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04:16:33" calcext:value-type="date">
            <text:p>24/06/20</text:p>
          </table:table-cell>
          <table:table-cell office:value-type="time" office:time-value="PT1056148H16M33.000000156S" calcext:value-type="time">
            <text:p>04:16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4:16:33" calcext:value-type="date">
            <text:p>24/06/20</text:p>
          </table:table-cell>
          <table:table-cell office:value-type="time" office:time-value="PT1056148H16M33.000000156S" calcext:value-type="time">
            <text:p>04:16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4:16:33" calcext:value-type="date">
            <text:p>24/06/20</text:p>
          </table:table-cell>
          <table:table-cell office:value-type="time" office:time-value="PT1056148H16M33.000000156S" calcext:value-type="time">
            <text:p>04:16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05:16:32" calcext:value-type="date">
            <text:p>24/06/20</text:p>
          </table:table-cell>
          <table:table-cell office:value-type="time" office:time-value="PT1056149H16M32.000000551S" calcext:value-type="time">
            <text:p>05:16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05:16:32" calcext:value-type="date">
            <text:p>24/06/20</text:p>
          </table:table-cell>
          <table:table-cell office:value-type="time" office:time-value="PT1056149H16M32.000000551S" calcext:value-type="time">
            <text:p>05:16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5:16:32" calcext:value-type="date">
            <text:p>24/06/20</text:p>
          </table:table-cell>
          <table:table-cell office:value-type="time" office:time-value="PT1056149H16M32.000000551S" calcext:value-type="time">
            <text:p>05:16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5:16:32" calcext:value-type="date">
            <text:p>24/06/20</text:p>
          </table:table-cell>
          <table:table-cell office:value-type="time" office:time-value="PT1056149H16M32.000000551S" calcext:value-type="time">
            <text:p>05:16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6:16:31" calcext:value-type="date">
            <text:p>24/06/20</text:p>
          </table:table-cell>
          <table:table-cell office:value-type="time" office:time-value="PT1056150H16M30.99999927S" calcext:value-type="time">
            <text:p>06:16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4T06:16:31" calcext:value-type="date">
            <text:p>24/06/20</text:p>
          </table:table-cell>
          <table:table-cell office:value-type="time" office:time-value="PT1056150H16M30.99999927S" calcext:value-type="time">
            <text:p>06:16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6:16:31" calcext:value-type="date">
            <text:p>24/06/20</text:p>
          </table:table-cell>
          <table:table-cell office:value-type="time" office:time-value="PT1056150H16M30.99999927S" calcext:value-type="time">
            <text:p>06:16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6:16:31" calcext:value-type="date">
            <text:p>24/06/20</text:p>
          </table:table-cell>
          <table:table-cell office:value-type="time" office:time-value="PT1056150H16M30.99999927S" calcext:value-type="time">
            <text:p>06:16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7:16:30" calcext:value-type="date">
            <text:p>24/06/20</text:p>
          </table:table-cell>
          <table:table-cell office:value-type="time" office:time-value="PT1056151H16M29.999999665S" calcext:value-type="time">
            <text:p>07:16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4T07:16:30" calcext:value-type="date">
            <text:p>24/06/20</text:p>
          </table:table-cell>
          <table:table-cell office:value-type="time" office:time-value="PT1056151H16M29.999999665S" calcext:value-type="time">
            <text:p>07:16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7:16:30" calcext:value-type="date">
            <text:p>24/06/20</text:p>
          </table:table-cell>
          <table:table-cell office:value-type="time" office:time-value="PT1056151H16M29.999999665S" calcext:value-type="time">
            <text:p>07:16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4T07:16:30" calcext:value-type="date">
            <text:p>24/06/20</text:p>
          </table:table-cell>
          <table:table-cell office:value-type="time" office:time-value="PT1056151H16M29.999999665S" calcext:value-type="time">
            <text:p>07:16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8:16:29" calcext:value-type="date">
            <text:p>24/06/20</text:p>
          </table:table-cell>
          <table:table-cell office:value-type="time" office:time-value="PT1056152H16M29.00000006S" calcext:value-type="time">
            <text:p>08:16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4T08:16:29" calcext:value-type="date">
            <text:p>24/06/20</text:p>
          </table:table-cell>
          <table:table-cell office:value-type="time" office:time-value="PT1056152H16M29.00000006S" calcext:value-type="time">
            <text:p>08:16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8:16:29" calcext:value-type="date">
            <text:p>24/06/20</text:p>
          </table:table-cell>
          <table:table-cell office:value-type="time" office:time-value="PT1056152H16M29.00000006S" calcext:value-type="time">
            <text:p>08:16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4T08:16:29" calcext:value-type="date">
            <text:p>24/06/20</text:p>
          </table:table-cell>
          <table:table-cell office:value-type="time" office:time-value="PT1056152H16M29.00000006S" calcext:value-type="time">
            <text:p>08:16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09:16:28" calcext:value-type="date">
            <text:p>24/06/20</text:p>
          </table:table-cell>
          <table:table-cell office:value-type="time" office:time-value="PT1056153H16M27.999999616S" calcext:value-type="time">
            <text:p>09:16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4T09:16:28" calcext:value-type="date">
            <text:p>24/06/20</text:p>
          </table:table-cell>
          <table:table-cell office:value-type="time" office:time-value="PT1056153H16M27.999999616S" calcext:value-type="time">
            <text:p>09:16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09:16:28" calcext:value-type="date">
            <text:p>24/06/20</text:p>
          </table:table-cell>
          <table:table-cell office:value-type="time" office:time-value="PT1056153H16M27.999999616S" calcext:value-type="time">
            <text:p>09:16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09:16:28" calcext:value-type="date">
            <text:p>24/06/20</text:p>
          </table:table-cell>
          <table:table-cell office:value-type="time" office:time-value="PT1056153H16M27.999999616S" calcext:value-type="time">
            <text:p>09:16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0:16:27" calcext:value-type="date">
            <text:p>24/06/20</text:p>
          </table:table-cell>
          <table:table-cell office:value-type="time" office:time-value="PT1056154H16M27.000000849S" calcext:value-type="time">
            <text:p>10:16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0:16:27" calcext:value-type="date">
            <text:p>24/06/20</text:p>
          </table:table-cell>
          <table:table-cell office:value-type="time" office:time-value="PT1056154H16M27.000000849S" calcext:value-type="time">
            <text:p>10:16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0:16:27" calcext:value-type="date">
            <text:p>24/06/20</text:p>
          </table:table-cell>
          <table:table-cell office:value-type="time" office:time-value="PT1056154H16M27.000000849S" calcext:value-type="time">
            <text:p>10:16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0:16:27" calcext:value-type="date">
            <text:p>24/06/20</text:p>
          </table:table-cell>
          <table:table-cell office:value-type="time" office:time-value="PT1056154H16M27.000000849S" calcext:value-type="time">
            <text:p>10:16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1:16:26" calcext:value-type="date">
            <text:p>24/06/20</text:p>
          </table:table-cell>
          <table:table-cell office:value-type="time" office:time-value="PT1056155H16M25.999999568S" calcext:value-type="time">
            <text:p>11:16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1:16:26" calcext:value-type="date">
            <text:p>24/06/20</text:p>
          </table:table-cell>
          <table:table-cell office:value-type="time" office:time-value="PT1056155H16M25.999999568S" calcext:value-type="time">
            <text:p>11:16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1:16:26" calcext:value-type="date">
            <text:p>24/06/20</text:p>
          </table:table-cell>
          <table:table-cell office:value-type="time" office:time-value="PT1056155H16M25.999999568S" calcext:value-type="time">
            <text:p>11:16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1:16:26" calcext:value-type="date">
            <text:p>24/06/20</text:p>
          </table:table-cell>
          <table:table-cell office:value-type="time" office:time-value="PT1056155H16M25.999999568S" calcext:value-type="time">
            <text:p>11:16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2:16:25" calcext:value-type="date">
            <text:p>24/06/20</text:p>
          </table:table-cell>
          <table:table-cell office:value-type="time" office:time-value="PT1056156H16M24.999999963S" calcext:value-type="time">
            <text:p>12:16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2:16:25" calcext:value-type="date">
            <text:p>24/06/20</text:p>
          </table:table-cell>
          <table:table-cell office:value-type="time" office:time-value="PT1056156H16M24.999999963S" calcext:value-type="time">
            <text:p>12:16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2:16:25" calcext:value-type="date">
            <text:p>24/06/20</text:p>
          </table:table-cell>
          <table:table-cell office:value-type="time" office:time-value="PT1056156H16M24.999999963S" calcext:value-type="time">
            <text:p>12:16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2:16:25" calcext:value-type="date">
            <text:p>24/06/20</text:p>
          </table:table-cell>
          <table:table-cell office:value-type="time" office:time-value="PT1056156H16M24.999999963S" calcext:value-type="time">
            <text:p>12:16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3:16:24" calcext:value-type="date">
            <text:p>24/06/20</text:p>
          </table:table-cell>
          <table:table-cell office:value-type="time" office:time-value="PT1056157H16M24.000000358S" calcext:value-type="time">
            <text:p>13:16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3:16:24" calcext:value-type="date">
            <text:p>24/06/20</text:p>
          </table:table-cell>
          <table:table-cell office:value-type="time" office:time-value="PT1056157H16M24.000000358S" calcext:value-type="time">
            <text:p>13:16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3:16:24" calcext:value-type="date">
            <text:p>24/06/20</text:p>
          </table:table-cell>
          <table:table-cell office:value-type="time" office:time-value="PT1056157H16M24.000000358S" calcext:value-type="time">
            <text:p>13:16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3:16:24" calcext:value-type="date">
            <text:p>24/06/20</text:p>
          </table:table-cell>
          <table:table-cell office:value-type="time" office:time-value="PT1056157H16M24.000000358S" calcext:value-type="time">
            <text:p>13:16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4:16:23" calcext:value-type="date">
            <text:p>24/06/20</text:p>
          </table:table-cell>
          <table:table-cell office:value-type="time" office:time-value="PT1056158H16M22.999999914S" calcext:value-type="time">
            <text:p>14:16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4:16:23" calcext:value-type="date">
            <text:p>24/06/20</text:p>
          </table:table-cell>
          <table:table-cell office:value-type="time" office:time-value="PT1056158H16M22.999999914S" calcext:value-type="time">
            <text:p>14:16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4:16:23" calcext:value-type="date">
            <text:p>24/06/20</text:p>
          </table:table-cell>
          <table:table-cell office:value-type="time" office:time-value="PT1056158H16M22.999999914S" calcext:value-type="time">
            <text:p>14:16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4:16:23" calcext:value-type="date">
            <text:p>24/06/20</text:p>
          </table:table-cell>
          <table:table-cell office:value-type="time" office:time-value="PT1056158H16M22.999999914S" calcext:value-type="time">
            <text:p>14:16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5:16:22" calcext:value-type="date">
            <text:p>24/06/20</text:p>
          </table:table-cell>
          <table:table-cell office:value-type="time" office:time-value="PT1056159H16M22.000000309S" calcext:value-type="time">
            <text:p>15:16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5:16:22" calcext:value-type="date">
            <text:p>24/06/20</text:p>
          </table:table-cell>
          <table:table-cell office:value-type="time" office:time-value="PT1056159H16M22.000000309S" calcext:value-type="time">
            <text:p>15:16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5:16:22" calcext:value-type="date">
            <text:p>24/06/20</text:p>
          </table:table-cell>
          <table:table-cell office:value-type="time" office:time-value="PT1056159H16M22.000000309S" calcext:value-type="time">
            <text:p>15:16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5:16:22" calcext:value-type="date">
            <text:p>24/06/20</text:p>
          </table:table-cell>
          <table:table-cell office:value-type="time" office:time-value="PT1056159H16M22.000000309S" calcext:value-type="time">
            <text:p>15:16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6:16:21" calcext:value-type="date">
            <text:p>24/06/20</text:p>
          </table:table-cell>
          <table:table-cell office:value-type="time" office:time-value="PT1056160H16M20.999999866S" calcext:value-type="time">
            <text:p>16:16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6:16:21" calcext:value-type="date">
            <text:p>24/06/20</text:p>
          </table:table-cell>
          <table:table-cell office:value-type="time" office:time-value="PT1056160H16M20.999999866S" calcext:value-type="time">
            <text:p>16:16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6:16:21" calcext:value-type="date">
            <text:p>24/06/20</text:p>
          </table:table-cell>
          <table:table-cell office:value-type="time" office:time-value="PT1056160H16M20.999999866S" calcext:value-type="time">
            <text:p>16:16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6:16:21" calcext:value-type="date">
            <text:p>24/06/20</text:p>
          </table:table-cell>
          <table:table-cell office:value-type="time" office:time-value="PT1056160H16M20.999999866S" calcext:value-type="time">
            <text:p>16:16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7:16:20" calcext:value-type="date">
            <text:p>24/06/20</text:p>
          </table:table-cell>
          <table:table-cell office:value-type="time" office:time-value="PT1056161H16M20.000000261S" calcext:value-type="time">
            <text:p>17:16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7:16:20" calcext:value-type="date">
            <text:p>24/06/20</text:p>
          </table:table-cell>
          <table:table-cell office:value-type="time" office:time-value="PT1056161H16M20.000000261S" calcext:value-type="time">
            <text:p>17:16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7:16:20" calcext:value-type="date">
            <text:p>24/06/20</text:p>
          </table:table-cell>
          <table:table-cell office:value-type="time" office:time-value="PT1056161H16M20.000000261S" calcext:value-type="time">
            <text:p>17:16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7:16:20" calcext:value-type="date">
            <text:p>24/06/20</text:p>
          </table:table-cell>
          <table:table-cell office:value-type="time" office:time-value="PT1056161H16M20.000000261S" calcext:value-type="time">
            <text:p>17:16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8:16:19" calcext:value-type="date">
            <text:p>24/06/20</text:p>
          </table:table-cell>
          <table:table-cell office:value-type="time" office:time-value="PT1056162H16M18.999999817S" calcext:value-type="time">
            <text:p>18:16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8:16:19" calcext:value-type="date">
            <text:p>24/06/20</text:p>
          </table:table-cell>
          <table:table-cell office:value-type="time" office:time-value="PT1056162H16M18.999999817S" calcext:value-type="time">
            <text:p>18:16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8:16:19" calcext:value-type="date">
            <text:p>24/06/20</text:p>
          </table:table-cell>
          <table:table-cell office:value-type="time" office:time-value="PT1056162H16M18.999999817S" calcext:value-type="time">
            <text:p>18:16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8:16:19" calcext:value-type="date">
            <text:p>24/06/20</text:p>
          </table:table-cell>
          <table:table-cell office:value-type="time" office:time-value="PT1056162H16M18.999999817S" calcext:value-type="time">
            <text:p>18:16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19:16:18" calcext:value-type="date">
            <text:p>24/06/20</text:p>
          </table:table-cell>
          <table:table-cell office:value-type="time" office:time-value="PT1056163H16M18.000000212S" calcext:value-type="time">
            <text:p>19:16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19:16:18" calcext:value-type="date">
            <text:p>24/06/20</text:p>
          </table:table-cell>
          <table:table-cell office:value-type="time" office:time-value="PT1056163H16M18.000000212S" calcext:value-type="time">
            <text:p>19:16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19:16:18" calcext:value-type="date">
            <text:p>24/06/20</text:p>
          </table:table-cell>
          <table:table-cell office:value-type="time" office:time-value="PT1056163H16M18.000000212S" calcext:value-type="time">
            <text:p>19:16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19:16:18" calcext:value-type="date">
            <text:p>24/06/20</text:p>
          </table:table-cell>
          <table:table-cell office:value-type="time" office:time-value="PT1056163H16M18.000000212S" calcext:value-type="time">
            <text:p>19:16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20:16:17" calcext:value-type="date">
            <text:p>24/06/20</text:p>
          </table:table-cell>
          <table:table-cell office:value-type="time" office:time-value="PT1056164H16M16.999999769S" calcext:value-type="time">
            <text:p>20:16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20:16:17" calcext:value-type="date">
            <text:p>24/06/20</text:p>
          </table:table-cell>
          <table:table-cell office:value-type="time" office:time-value="PT1056164H16M16.999999769S" calcext:value-type="time">
            <text:p>20:16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20:16:17" calcext:value-type="date">
            <text:p>24/06/20</text:p>
          </table:table-cell>
          <table:table-cell office:value-type="time" office:time-value="PT1056164H16M16.999999769S" calcext:value-type="time">
            <text:p>20:16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20:16:17" calcext:value-type="date">
            <text:p>24/06/20</text:p>
          </table:table-cell>
          <table:table-cell office:value-type="time" office:time-value="PT1056164H16M16.999999769S" calcext:value-type="time">
            <text:p>20:16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21:16:16" calcext:value-type="date">
            <text:p>24/06/20</text:p>
          </table:table-cell>
          <table:table-cell office:value-type="time" office:time-value="PT1056165H16M16.000000164S" calcext:value-type="time">
            <text:p>21:16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21:16:16" calcext:value-type="date">
            <text:p>24/06/20</text:p>
          </table:table-cell>
          <table:table-cell office:value-type="time" office:time-value="PT1056165H16M16.000000164S" calcext:value-type="time">
            <text:p>21:16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21:16:16" calcext:value-type="date">
            <text:p>24/06/20</text:p>
          </table:table-cell>
          <table:table-cell office:value-type="time" office:time-value="PT1056165H16M16.000000164S" calcext:value-type="time">
            <text:p>21:16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21:16:16" calcext:value-type="date">
            <text:p>24/06/20</text:p>
          </table:table-cell>
          <table:table-cell office:value-type="time" office:time-value="PT1056165H16M16.000000164S" calcext:value-type="time">
            <text:p>21:16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22:16:15" calcext:value-type="date">
            <text:p>24/06/20</text:p>
          </table:table-cell>
          <table:table-cell office:value-type="time" office:time-value="PT1056166H16M15.000000559S" calcext:value-type="time">
            <text:p>22:16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22:16:15" calcext:value-type="date">
            <text:p>24/06/20</text:p>
          </table:table-cell>
          <table:table-cell office:value-type="time" office:time-value="PT1056166H16M15.000000559S" calcext:value-type="time">
            <text:p>22:16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22:16:15" calcext:value-type="date">
            <text:p>24/06/20</text:p>
          </table:table-cell>
          <table:table-cell office:value-type="time" office:time-value="PT1056166H16M15.000000559S" calcext:value-type="time">
            <text:p>22:16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22:16:15" calcext:value-type="date">
            <text:p>24/06/20</text:p>
          </table:table-cell>
          <table:table-cell office:value-type="time" office:time-value="PT1056166H16M15.000000559S" calcext:value-type="time">
            <text:p>22:16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4T23:16:14" calcext:value-type="date">
            <text:p>24/06/20</text:p>
          </table:table-cell>
          <table:table-cell office:value-type="time" office:time-value="PT1056167H16M13.999999277S" calcext:value-type="time">
            <text:p>23:16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4T23:16:14" calcext:value-type="date">
            <text:p>24/06/20</text:p>
          </table:table-cell>
          <table:table-cell office:value-type="time" office:time-value="PT1056167H16M13.999999277S" calcext:value-type="time">
            <text:p>23:16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4T23:16:14" calcext:value-type="date">
            <text:p>24/06/20</text:p>
          </table:table-cell>
          <table:table-cell office:value-type="time" office:time-value="PT1056167H16M13.999999277S" calcext:value-type="time">
            <text:p>23:16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4T23:16:14" calcext:value-type="date">
            <text:p>24/06/20</text:p>
          </table:table-cell>
          <table:table-cell office:value-type="time" office:time-value="PT1056167H16M13.999999277S" calcext:value-type="time">
            <text:p>23:16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00:16:13" calcext:value-type="date">
            <text:p>25/06/20</text:p>
          </table:table-cell>
          <table:table-cell office:value-type="time" office:time-value="PT1056168H16M12.999999672S" calcext:value-type="time">
            <text:p>00:16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5T00:16:13" calcext:value-type="date">
            <text:p>25/06/20</text:p>
          </table:table-cell>
          <table:table-cell office:value-type="time" office:time-value="PT1056168H16M12.999999672S" calcext:value-type="time">
            <text:p>00:16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0:16:13" calcext:value-type="date">
            <text:p>25/06/20</text:p>
          </table:table-cell>
          <table:table-cell office:value-type="time" office:time-value="PT1056168H16M12.999999672S" calcext:value-type="time">
            <text:p>00:16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5T00:16:13" calcext:value-type="date">
            <text:p>25/06/20</text:p>
          </table:table-cell>
          <table:table-cell office:value-type="time" office:time-value="PT1056168H16M12.999999672S" calcext:value-type="time">
            <text:p>00:16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01:16:12" calcext:value-type="date">
            <text:p>25/06/20</text:p>
          </table:table-cell>
          <table:table-cell office:value-type="time" office:time-value="PT1056169H16M12.000000067S" calcext:value-type="time">
            <text:p>01:16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5T01:16:12" calcext:value-type="date">
            <text:p>25/06/20</text:p>
          </table:table-cell>
          <table:table-cell office:value-type="time" office:time-value="PT1056169H16M12.000000067S" calcext:value-type="time">
            <text:p>01:16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01:16:12" calcext:value-type="date">
            <text:p>25/06/20</text:p>
          </table:table-cell>
          <table:table-cell office:value-type="time" office:time-value="PT1056169H16M12.000000067S" calcext:value-type="time">
            <text:p>01:16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5T01:16:12" calcext:value-type="date">
            <text:p>25/06/20</text:p>
          </table:table-cell>
          <table:table-cell office:value-type="time" office:time-value="PT1056169H16M12.000000067S" calcext:value-type="time">
            <text:p>01:16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2:16:11" calcext:value-type="date">
            <text:p>25/06/20</text:p>
          </table:table-cell>
          <table:table-cell office:value-type="time" office:time-value="PT1056170H16M10.999999624S" calcext:value-type="time">
            <text:p>02:16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2:16:11" calcext:value-type="date">
            <text:p>25/06/20</text:p>
          </table:table-cell>
          <table:table-cell office:value-type="time" office:time-value="PT1056170H16M10.999999624S" calcext:value-type="time">
            <text:p>02:16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2:16:11" calcext:value-type="date">
            <text:p>25/06/20</text:p>
          </table:table-cell>
          <table:table-cell office:value-type="time" office:time-value="PT1056170H16M10.999999624S" calcext:value-type="time">
            <text:p>02:16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2:16:11" calcext:value-type="date">
            <text:p>25/06/20</text:p>
          </table:table-cell>
          <table:table-cell office:value-type="time" office:time-value="PT1056170H16M10.999999624S" calcext:value-type="time">
            <text:p>02:16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3:16:10" calcext:value-type="date">
            <text:p>25/06/20</text:p>
          </table:table-cell>
          <table:table-cell office:value-type="time" office:time-value="PT1056171H16M10.000000857S" calcext:value-type="time">
            <text:p>03:16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3:16:10" calcext:value-type="date">
            <text:p>25/06/20</text:p>
          </table:table-cell>
          <table:table-cell office:value-type="time" office:time-value="PT1056171H16M10.000000857S" calcext:value-type="time">
            <text:p>03:16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3:16:10" calcext:value-type="date">
            <text:p>25/06/20</text:p>
          </table:table-cell>
          <table:table-cell office:value-type="time" office:time-value="PT1056171H16M10.000000857S" calcext:value-type="time">
            <text:p>03:16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3:16:10" calcext:value-type="date">
            <text:p>25/06/20</text:p>
          </table:table-cell>
          <table:table-cell office:value-type="time" office:time-value="PT1056171H16M10.000000857S" calcext:value-type="time">
            <text:p>03:16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4:16:09" calcext:value-type="date">
            <text:p>25/06/20</text:p>
          </table:table-cell>
          <table:table-cell office:value-type="time" office:time-value="PT1056172H16M08.999999575S" calcext:value-type="time">
            <text:p>04:16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4:16:09" calcext:value-type="date">
            <text:p>25/06/20</text:p>
          </table:table-cell>
          <table:table-cell office:value-type="time" office:time-value="PT1056172H16M08.999999575S" calcext:value-type="time">
            <text:p>04:16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9.0</text:p>
          </table:table-cell>
          <table:table-cell office:value-type="date" office:date-value="2020-06-25T04:16:09" calcext:value-type="date">
            <text:p>25/06/20</text:p>
          </table:table-cell>
          <table:table-cell office:value-type="time" office:time-value="PT1056172H16M08.999999575S" calcext:value-type="time">
            <text:p>04:16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4:16:09" calcext:value-type="date">
            <text:p>25/06/20</text:p>
          </table:table-cell>
          <table:table-cell office:value-type="time" office:time-value="PT1056172H16M08.999999575S" calcext:value-type="time">
            <text:p>04:16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5:16:08" calcext:value-type="date">
            <text:p>25/06/20</text:p>
          </table:table-cell>
          <table:table-cell office:value-type="time" office:time-value="PT1056173H16M07.99999997S" calcext:value-type="time">
            <text:p>05:16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5:16:08" calcext:value-type="date">
            <text:p>25/06/20</text:p>
          </table:table-cell>
          <table:table-cell office:value-type="time" office:time-value="PT1056173H16M07.99999997S" calcext:value-type="time">
            <text:p>05:16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8.0</text:p>
          </table:table-cell>
          <table:table-cell office:value-type="date" office:date-value="2020-06-25T05:16:08" calcext:value-type="date">
            <text:p>25/06/20</text:p>
          </table:table-cell>
          <table:table-cell office:value-type="time" office:time-value="PT1056173H16M07.99999997S" calcext:value-type="time">
            <text:p>05:16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5:16:08" calcext:value-type="date">
            <text:p>25/06/20</text:p>
          </table:table-cell>
          <table:table-cell office:value-type="time" office:time-value="PT1056173H16M07.99999997S" calcext:value-type="time">
            <text:p>05:16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6:16:07" calcext:value-type="date">
            <text:p>25/06/20</text:p>
          </table:table-cell>
          <table:table-cell office:value-type="time" office:time-value="PT1056174H16M07.000000365S" calcext:value-type="time">
            <text:p>06:16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6:16:07" calcext:value-type="date">
            <text:p>25/06/20</text:p>
          </table:table-cell>
          <table:table-cell office:value-type="time" office:time-value="PT1056174H16M07.000000365S" calcext:value-type="time">
            <text:p>06:16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6:16:07" calcext:value-type="date">
            <text:p>25/06/20</text:p>
          </table:table-cell>
          <table:table-cell office:value-type="time" office:time-value="PT1056174H16M07.000000365S" calcext:value-type="time">
            <text:p>06:16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6:16:07" calcext:value-type="date">
            <text:p>25/06/20</text:p>
          </table:table-cell>
          <table:table-cell office:value-type="time" office:time-value="PT1056174H16M07.000000365S" calcext:value-type="time">
            <text:p>06:16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7:16:06" calcext:value-type="date">
            <text:p>25/06/20</text:p>
          </table:table-cell>
          <table:table-cell office:value-type="time" office:time-value="PT1056175H16M05.999999922S" calcext:value-type="time">
            <text:p>07:16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7:16:06" calcext:value-type="date">
            <text:p>25/06/20</text:p>
          </table:table-cell>
          <table:table-cell office:value-type="time" office:time-value="PT1056175H16M05.999999922S" calcext:value-type="time">
            <text:p>07:16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7:16:06" calcext:value-type="date">
            <text:p>25/06/20</text:p>
          </table:table-cell>
          <table:table-cell office:value-type="time" office:time-value="PT1056175H16M05.999999922S" calcext:value-type="time">
            <text:p>07:16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7:16:06" calcext:value-type="date">
            <text:p>25/06/20</text:p>
          </table:table-cell>
          <table:table-cell office:value-type="time" office:time-value="PT1056175H16M05.999999922S" calcext:value-type="time">
            <text:p>07:16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8:16:05" calcext:value-type="date">
            <text:p>25/06/20</text:p>
          </table:table-cell>
          <table:table-cell office:value-type="time" office:time-value="PT1056176H16M05.000000317S" calcext:value-type="time">
            <text:p>08:16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8:16:05" calcext:value-type="date">
            <text:p>25/06/20</text:p>
          </table:table-cell>
          <table:table-cell office:value-type="time" office:time-value="PT1056176H16M05.000000317S" calcext:value-type="time">
            <text:p>08:16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8:16:05" calcext:value-type="date">
            <text:p>25/06/20</text:p>
          </table:table-cell>
          <table:table-cell office:value-type="time" office:time-value="PT1056176H16M05.000000317S" calcext:value-type="time">
            <text:p>08:16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8:16:05" calcext:value-type="date">
            <text:p>25/06/20</text:p>
          </table:table-cell>
          <table:table-cell office:value-type="time" office:time-value="PT1056176H16M05.000000317S" calcext:value-type="time">
            <text:p>08:16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09:16:04" calcext:value-type="date">
            <text:p>25/06/20</text:p>
          </table:table-cell>
          <table:table-cell office:value-type="time" office:time-value="PT1056177H16M03.999999873S" calcext:value-type="time">
            <text:p>09:16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09:16:04" calcext:value-type="date">
            <text:p>25/06/20</text:p>
          </table:table-cell>
          <table:table-cell office:value-type="time" office:time-value="PT1056177H16M03.999999873S" calcext:value-type="time">
            <text:p>09:16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9.0</text:p>
          </table:table-cell>
          <table:table-cell office:value-type="date" office:date-value="2020-06-25T09:16:04" calcext:value-type="date">
            <text:p>25/06/20</text:p>
          </table:table-cell>
          <table:table-cell office:value-type="time" office:time-value="PT1056177H16M03.999999873S" calcext:value-type="time">
            <text:p>09:16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3.0</text:p>
          </table:table-cell>
          <table:table-cell office:value-type="date" office:date-value="2020-06-25T09:16:04" calcext:value-type="date">
            <text:p>25/06/20</text:p>
          </table:table-cell>
          <table:table-cell office:value-type="time" office:time-value="PT1056177H16M03.999999873S" calcext:value-type="time">
            <text:p>09:16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0:16:03" calcext:value-type="date">
            <text:p>25/06/20</text:p>
          </table:table-cell>
          <table:table-cell office:value-type="time" office:time-value="PT1056178H16M03.000000268S" calcext:value-type="time">
            <text:p>10:16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5T10:16:03" calcext:value-type="date">
            <text:p>25/06/20</text:p>
          </table:table-cell>
          <table:table-cell office:value-type="time" office:time-value="PT1056178H16M03.000000268S" calcext:value-type="time">
            <text:p>10:16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0:16:03" calcext:value-type="date">
            <text:p>25/06/20</text:p>
          </table:table-cell>
          <table:table-cell office:value-type="time" office:time-value="PT1056178H16M03.000000268S" calcext:value-type="time">
            <text:p>10:16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3.0</text:p>
          </table:table-cell>
          <table:table-cell office:value-type="date" office:date-value="2020-06-25T10:16:03" calcext:value-type="date">
            <text:p>25/06/20</text:p>
          </table:table-cell>
          <table:table-cell office:value-type="time" office:time-value="PT1056178H16M03.000000268S" calcext:value-type="time">
            <text:p>10:16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1:16:02" calcext:value-type="date">
            <text:p>25/06/20</text:p>
          </table:table-cell>
          <table:table-cell office:value-type="time" office:time-value="PT1056179H16M01.999999825S" calcext:value-type="time">
            <text:p>11:16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1:16:02" calcext:value-type="date">
            <text:p>25/06/20</text:p>
          </table:table-cell>
          <table:table-cell office:value-type="time" office:time-value="PT1056179H16M01.999999825S" calcext:value-type="time">
            <text:p>11:16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1:16:02" calcext:value-type="date">
            <text:p>25/06/20</text:p>
          </table:table-cell>
          <table:table-cell office:value-type="time" office:time-value="PT1056179H16M01.999999825S" calcext:value-type="time">
            <text:p>11:16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office:value-type="date" office:date-value="2020-06-25T11:16:02" calcext:value-type="date">
            <text:p>25/06/20</text:p>
          </table:table-cell>
          <table:table-cell office:value-type="time" office:time-value="PT1056179H16M01.999999825S" calcext:value-type="time">
            <text:p>11:16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2:16:01" calcext:value-type="date">
            <text:p>25/06/20</text:p>
          </table:table-cell>
          <table:table-cell office:value-type="time" office:time-value="PT1056180H16M01.00000022S" calcext:value-type="time">
            <text:p>12:16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2:16:01" calcext:value-type="date">
            <text:p>25/06/20</text:p>
          </table:table-cell>
          <table:table-cell office:value-type="time" office:time-value="PT1056180H16M01.00000022S" calcext:value-type="time">
            <text:p>12:16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2:16:01" calcext:value-type="date">
            <text:p>25/06/20</text:p>
          </table:table-cell>
          <table:table-cell office:value-type="time" office:time-value="PT1056180H16M01.00000022S" calcext:value-type="time">
            <text:p>12:16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office:value-type="date" office:date-value="2020-06-25T12:16:01" calcext:value-type="date">
            <text:p>25/06/20</text:p>
          </table:table-cell>
          <table:table-cell office:value-type="time" office:time-value="PT1056180H16M01.00000022S" calcext:value-type="time">
            <text:p>12:16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3:16:00" calcext:value-type="date">
            <text:p>25/06/20</text:p>
          </table:table-cell>
          <table:table-cell office:value-type="time" office:time-value="PT1056181H15M59.999999776S" calcext:value-type="time">
            <text:p>13:16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3:16:00" calcext:value-type="date">
            <text:p>25/06/20</text:p>
          </table:table-cell>
          <table:table-cell office:value-type="time" office:time-value="PT1056181H15M59.999999776S" calcext:value-type="time">
            <text:p>13:16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3:16:00" calcext:value-type="date">
            <text:p>25/06/20</text:p>
          </table:table-cell>
          <table:table-cell office:value-type="time" office:time-value="PT1056181H15M59.999999776S" calcext:value-type="time">
            <text:p>13:16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office:value-type="date" office:date-value="2020-06-25T13:16:00" calcext:value-type="date">
            <text:p>25/06/20</text:p>
          </table:table-cell>
          <table:table-cell office:value-type="time" office:time-value="PT1056181H15M59.999999776S" calcext:value-type="time">
            <text:p>13:16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4:15:59" calcext:value-type="date">
            <text:p>25/06/20</text:p>
          </table:table-cell>
          <table:table-cell office:value-type="time" office:time-value="PT1056182H15M59.000000171S" calcext:value-type="time">
            <text:p>14:15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4:15:59" calcext:value-type="date">
            <text:p>25/06/20</text:p>
          </table:table-cell>
          <table:table-cell office:value-type="time" office:time-value="PT1056182H15M59.000000171S" calcext:value-type="time">
            <text:p>14:15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4:15:59" calcext:value-type="date">
            <text:p>25/06/20</text:p>
          </table:table-cell>
          <table:table-cell office:value-type="time" office:time-value="PT1056182H15M59.000000171S" calcext:value-type="time">
            <text:p>14:15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3.0</text:p>
          </table:table-cell>
          <table:table-cell office:value-type="date" office:date-value="2020-06-25T14:15:59" calcext:value-type="date">
            <text:p>25/06/20</text:p>
          </table:table-cell>
          <table:table-cell office:value-type="time" office:time-value="PT1056182H15M59.000000171S" calcext:value-type="time">
            <text:p>14:15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5:15:58" calcext:value-type="date">
            <text:p>25/06/20</text:p>
          </table:table-cell>
          <table:table-cell office:value-type="time" office:time-value="PT1056183H15M58.000000566S" calcext:value-type="time">
            <text:p>15:15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5:15:58" calcext:value-type="date">
            <text:p>25/06/20</text:p>
          </table:table-cell>
          <table:table-cell office:value-type="time" office:time-value="PT1056183H15M58.000000566S" calcext:value-type="time">
            <text:p>15:15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8.0</text:p>
          </table:table-cell>
          <table:table-cell office:value-type="date" office:date-value="2020-06-25T15:15:58" calcext:value-type="date">
            <text:p>25/06/20</text:p>
          </table:table-cell>
          <table:table-cell office:value-type="time" office:time-value="PT1056183H15M58.000000566S" calcext:value-type="time">
            <text:p>15:15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5T15:15:58" calcext:value-type="date">
            <text:p>25/06/20</text:p>
          </table:table-cell>
          <table:table-cell office:value-type="time" office:time-value="PT1056183H15M58.000000566S" calcext:value-type="time">
            <text:p>15:15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6:15:57" calcext:value-type="date">
            <text:p>25/06/20</text:p>
          </table:table-cell>
          <table:table-cell office:value-type="time" office:time-value="PT1056184H15M56.999999285S" calcext:value-type="time">
            <text:p>16:15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6:15:57" calcext:value-type="date">
            <text:p>25/06/20</text:p>
          </table:table-cell>
          <table:table-cell office:value-type="time" office:time-value="PT1056184H15M56.999999285S" calcext:value-type="time">
            <text:p>16:15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6:15:57" calcext:value-type="date">
            <text:p>25/06/20</text:p>
          </table:table-cell>
          <table:table-cell office:value-type="time" office:time-value="PT1056184H15M56.999999285S" calcext:value-type="time">
            <text:p>16:15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5T16:15:57" calcext:value-type="date">
            <text:p>25/06/20</text:p>
          </table:table-cell>
          <table:table-cell office:value-type="time" office:time-value="PT1056184H15M56.999999285S" calcext:value-type="time">
            <text:p>16:15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7:15:56" calcext:value-type="date">
            <text:p>25/06/20</text:p>
          </table:table-cell>
          <table:table-cell office:value-type="time" office:time-value="PT1056185H15M55.99999968S" calcext:value-type="time">
            <text:p>17:15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9.0</text:p>
          </table:table-cell>
          <table:table-cell office:value-type="date" office:date-value="2020-06-25T17:15:56" calcext:value-type="date">
            <text:p>25/06/20</text:p>
          </table:table-cell>
          <table:table-cell office:value-type="time" office:time-value="PT1056185H15M55.99999968S" calcext:value-type="time">
            <text:p>17:15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7:15:56" calcext:value-type="date">
            <text:p>25/06/20</text:p>
          </table:table-cell>
          <table:table-cell office:value-type="time" office:time-value="PT1056185H15M55.99999968S" calcext:value-type="time">
            <text:p>17:15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5T17:15:56" calcext:value-type="date">
            <text:p>25/06/20</text:p>
          </table:table-cell>
          <table:table-cell office:value-type="time" office:time-value="PT1056185H15M55.99999968S" calcext:value-type="time">
            <text:p>17:15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9.0</text:p>
          </table:table-cell>
          <table:table-cell office:value-type="date" office:date-value="2020-06-25T18:15:55" calcext:value-type="date">
            <text:p>25/06/20</text:p>
          </table:table-cell>
          <table:table-cell office:value-type="time" office:time-value="PT1056186H15M55.000000075S" calcext:value-type="time">
            <text:p>18:15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18:15:55" calcext:value-type="date">
            <text:p>25/06/20</text:p>
          </table:table-cell>
          <table:table-cell office:value-type="time" office:time-value="PT1056186H15M55.000000075S" calcext:value-type="time">
            <text:p>18:15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8.0</text:p>
          </table:table-cell>
          <table:table-cell office:value-type="date" office:date-value="2020-06-25T18:15:55" calcext:value-type="date">
            <text:p>25/06/20</text:p>
          </table:table-cell>
          <table:table-cell office:value-type="time" office:time-value="PT1056186H15M55.000000075S" calcext:value-type="time">
            <text:p>18:15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2.0</text:p>
          </table:table-cell>
          <table:table-cell office:value-type="date" office:date-value="2020-06-25T18:15:55" calcext:value-type="date">
            <text:p>25/06/20</text:p>
          </table:table-cell>
          <table:table-cell office:value-type="time" office:time-value="PT1056186H15M55.000000075S" calcext:value-type="time">
            <text:p>18:15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19:15:54" calcext:value-type="date">
            <text:p>25/06/20</text:p>
          </table:table-cell>
          <table:table-cell office:value-type="time" office:time-value="PT1056187H15M53.999999631S" calcext:value-type="time">
            <text:p>19:15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5T19:15:54" calcext:value-type="date">
            <text:p>25/06/20</text:p>
          </table:table-cell>
          <table:table-cell office:value-type="time" office:time-value="PT1056187H15M53.999999631S" calcext:value-type="time">
            <text:p>19:15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8.0</text:p>
          </table:table-cell>
          <table:table-cell office:value-type="date" office:date-value="2020-06-25T19:15:54" calcext:value-type="date">
            <text:p>25/06/20</text:p>
          </table:table-cell>
          <table:table-cell office:value-type="time" office:time-value="PT1056187H15M53.999999631S" calcext:value-type="time">
            <text:p>19:15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2.0</text:p>
          </table:table-cell>
          <table:table-cell office:value-type="date" office:date-value="2020-06-25T19:15:54" calcext:value-type="date">
            <text:p>25/06/20</text:p>
          </table:table-cell>
          <table:table-cell office:value-type="time" office:time-value="PT1056187H15M53.999999631S" calcext:value-type="time">
            <text:p>19:15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20:15:53" calcext:value-type="date">
            <text:p>25/06/20</text:p>
          </table:table-cell>
          <table:table-cell office:value-type="time" office:time-value="PT1056188H15M53.000000864S" calcext:value-type="time">
            <text:p>20:15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5T20:15:53" calcext:value-type="date">
            <text:p>25/06/20</text:p>
          </table:table-cell>
          <table:table-cell office:value-type="time" office:time-value="PT1056188H15M53.000000864S" calcext:value-type="time">
            <text:p>20:15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8.0</text:p>
          </table:table-cell>
          <table:table-cell office:value-type="date" office:date-value="2020-06-25T20:15:53" calcext:value-type="date">
            <text:p>25/06/20</text:p>
          </table:table-cell>
          <table:table-cell office:value-type="time" office:time-value="PT1056188H15M53.000000864S" calcext:value-type="time">
            <text:p>20:15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52.0</text:p>
          </table:table-cell>
          <table:table-cell office:value-type="date" office:date-value="2020-06-25T20:15:53" calcext:value-type="date">
            <text:p>25/06/20</text:p>
          </table:table-cell>
          <table:table-cell office:value-type="time" office:time-value="PT1056188H15M53.000000864S" calcext:value-type="time">
            <text:p>20:15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9.0</text:p>
          </table:table-cell>
          <table:table-cell office:value-type="date" office:date-value="2020-06-25T21:15:52" calcext:value-type="date">
            <text:p>25/06/20</text:p>
          </table:table-cell>
          <table:table-cell office:value-type="time" office:time-value="PT1056189H15M51.999999583S" calcext:value-type="time">
            <text:p>21:15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5T21:15:52" calcext:value-type="date">
            <text:p>25/06/20</text:p>
          </table:table-cell>
          <table:table-cell office:value-type="time" office:time-value="PT1056189H15M51.999999583S" calcext:value-type="time">
            <text:p>21:15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8.0</text:p>
          </table:table-cell>
          <table:table-cell office:value-type="date" office:date-value="2020-06-25T21:15:52" calcext:value-type="date">
            <text:p>25/06/20</text:p>
          </table:table-cell>
          <table:table-cell office:value-type="time" office:time-value="PT1056189H15M51.999999583S" calcext:value-type="time">
            <text:p>21:15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52.0</text:p>
          </table:table-cell>
          <table:table-cell office:value-type="date" office:date-value="2020-06-25T21:15:52" calcext:value-type="date">
            <text:p>25/06/20</text:p>
          </table:table-cell>
          <table:table-cell office:value-type="time" office:time-value="PT1056189H15M51.999999583S" calcext:value-type="time">
            <text:p>21:15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5T22:15:51" calcext:value-type="date">
            <text:p>25/06/20</text:p>
          </table:table-cell>
          <table:table-cell office:value-type="time" office:time-value="PT1056190H15M50.999999978S" calcext:value-type="time">
            <text:p>22:15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5T22:15:51" calcext:value-type="date">
            <text:p>25/06/20</text:p>
          </table:table-cell>
          <table:table-cell office:value-type="time" office:time-value="PT1056190H15M50.999999978S" calcext:value-type="time">
            <text:p>22:15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5T22:15:51" calcext:value-type="date">
            <text:p>25/06/20</text:p>
          </table:table-cell>
          <table:table-cell office:value-type="time" office:time-value="PT1056190H15M50.999999978S" calcext:value-type="time">
            <text:p>22:15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5T22:15:51" calcext:value-type="date">
            <text:p>25/06/20</text:p>
          </table:table-cell>
          <table:table-cell office:value-type="time" office:time-value="PT1056190H15M50.999999978S" calcext:value-type="time">
            <text:p>22:15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office:value-type="date" office:date-value="2020-06-25T23:15:50" calcext:value-type="date">
            <text:p>25/06/20</text:p>
          </table:table-cell>
          <table:table-cell office:value-type="time" office:time-value="PT1056191H15M50.000000373S" calcext:value-type="time">
            <text:p>23:15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5T23:15:50" calcext:value-type="date">
            <text:p>25/06/20</text:p>
          </table:table-cell>
          <table:table-cell office:value-type="time" office:time-value="PT1056191H15M50.000000373S" calcext:value-type="time">
            <text:p>23:15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5T23:15:50" calcext:value-type="date">
            <text:p>25/06/20</text:p>
          </table:table-cell>
          <table:table-cell office:value-type="time" office:time-value="PT1056191H15M50.000000373S" calcext:value-type="time">
            <text:p>23:15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5T23:15:50" calcext:value-type="date">
            <text:p>25/06/20</text:p>
          </table:table-cell>
          <table:table-cell office:value-type="time" office:time-value="PT1056191H15M50.000000373S" calcext:value-type="time">
            <text:p>23:15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office:value-type="date" office:date-value="2020-06-26T00:15:49" calcext:value-type="date">
            <text:p>26/06/20</text:p>
          </table:table-cell>
          <table:table-cell office:value-type="time" office:time-value="PT1056192H15M48.999999929S" calcext:value-type="time">
            <text:p>00:15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00:15:49" calcext:value-type="date">
            <text:p>26/06/20</text:p>
          </table:table-cell>
          <table:table-cell office:value-type="time" office:time-value="PT1056192H15M48.999999929S" calcext:value-type="time">
            <text:p>00:15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0:15:49" calcext:value-type="date">
            <text:p>26/06/20</text:p>
          </table:table-cell>
          <table:table-cell office:value-type="time" office:time-value="PT1056192H15M48.999999929S" calcext:value-type="time">
            <text:p>00:15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00:15:49" calcext:value-type="date">
            <text:p>26/06/20</text:p>
          </table:table-cell>
          <table:table-cell office:value-type="time" office:time-value="PT1056192H15M48.999999929S" calcext:value-type="time">
            <text:p>00:15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office:value-type="date" office:date-value="2020-06-26T01:15:48" calcext:value-type="date">
            <text:p>26/06/20</text:p>
          </table:table-cell>
          <table:table-cell office:value-type="time" office:time-value="PT1056193H15M48.000000324S" calcext:value-type="time">
            <text:p>01:15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01:15:48" calcext:value-type="date">
            <text:p>26/06/20</text:p>
          </table:table-cell>
          <table:table-cell office:value-type="time" office:time-value="PT1056193H15M48.000000324S" calcext:value-type="time">
            <text:p>01:15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1:15:48" calcext:value-type="date">
            <text:p>26/06/20</text:p>
          </table:table-cell>
          <table:table-cell office:value-type="time" office:time-value="PT1056193H15M48.000000324S" calcext:value-type="time">
            <text:p>01:15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01:15:48" calcext:value-type="date">
            <text:p>26/06/20</text:p>
          </table:table-cell>
          <table:table-cell office:value-type="time" office:time-value="PT1056193H15M48.000000324S" calcext:value-type="time">
            <text:p>01:15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office:value-type="date" office:date-value="2020-06-26T02:15:47" calcext:value-type="date">
            <text:p>26/06/20</text:p>
          </table:table-cell>
          <table:table-cell office:value-type="time" office:time-value="PT1056194H15M46.999999881S" calcext:value-type="time">
            <text:p>02:15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02:15:47" calcext:value-type="date">
            <text:p>26/06/20</text:p>
          </table:table-cell>
          <table:table-cell office:value-type="time" office:time-value="PT1056194H15M46.999999881S" calcext:value-type="time">
            <text:p>02:15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2:15:47" calcext:value-type="date">
            <text:p>26/06/20</text:p>
          </table:table-cell>
          <table:table-cell office:value-type="time" office:time-value="PT1056194H15M46.999999881S" calcext:value-type="time">
            <text:p>02:15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02:15:47" calcext:value-type="date">
            <text:p>26/06/20</text:p>
          </table:table-cell>
          <table:table-cell office:value-type="time" office:time-value="PT1056194H15M46.999999881S" calcext:value-type="time">
            <text:p>02:15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3:15:46" calcext:value-type="date">
            <text:p>26/06/20</text:p>
          </table:table-cell>
          <table:table-cell office:value-type="time" office:time-value="PT1056195H15M46.000000276S" calcext:value-type="time">
            <text:p>03:15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03:15:46" calcext:value-type="date">
            <text:p>26/06/20</text:p>
          </table:table-cell>
          <table:table-cell office:value-type="time" office:time-value="PT1056195H15M46.000000276S" calcext:value-type="time">
            <text:p>03:15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3:15:46" calcext:value-type="date">
            <text:p>26/06/20</text:p>
          </table:table-cell>
          <table:table-cell office:value-type="time" office:time-value="PT1056195H15M46.000000276S" calcext:value-type="time">
            <text:p>03:15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03:15:46" calcext:value-type="date">
            <text:p>26/06/20</text:p>
          </table:table-cell>
          <table:table-cell office:value-type="time" office:time-value="PT1056195H15M46.000000276S" calcext:value-type="time">
            <text:p>03:15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4:15:45" calcext:value-type="date">
            <text:p>26/06/20</text:p>
          </table:table-cell>
          <table:table-cell office:value-type="time" office:time-value="PT1056196H15M44.999999832S" calcext:value-type="time">
            <text:p>04:15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04:15:45" calcext:value-type="date">
            <text:p>26/06/20</text:p>
          </table:table-cell>
          <table:table-cell office:value-type="time" office:time-value="PT1056196H15M44.999999832S" calcext:value-type="time">
            <text:p>04:15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4:15:45" calcext:value-type="date">
            <text:p>26/06/20</text:p>
          </table:table-cell>
          <table:table-cell office:value-type="time" office:time-value="PT1056196H15M44.999999832S" calcext:value-type="time">
            <text:p>04:15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04:15:45" calcext:value-type="date">
            <text:p>26/06/20</text:p>
          </table:table-cell>
          <table:table-cell office:value-type="time" office:time-value="PT1056196H15M44.999999832S" calcext:value-type="time">
            <text:p>04:15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5:15:44" calcext:value-type="date">
            <text:p>26/06/20</text:p>
          </table:table-cell>
          <table:table-cell office:value-type="time" office:time-value="PT1056197H15M44.000000227S" calcext:value-type="time">
            <text:p>05:15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05:15:44" calcext:value-type="date">
            <text:p>26/06/20</text:p>
          </table:table-cell>
          <table:table-cell office:value-type="time" office:time-value="PT1056197H15M44.000000227S" calcext:value-type="time">
            <text:p>05:15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5:15:44" calcext:value-type="date">
            <text:p>26/06/20</text:p>
          </table:table-cell>
          <table:table-cell office:value-type="time" office:time-value="PT1056197H15M44.000000227S" calcext:value-type="time">
            <text:p>05:15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05:15:44" calcext:value-type="date">
            <text:p>26/06/20</text:p>
          </table:table-cell>
          <table:table-cell office:value-type="time" office:time-value="PT1056197H15M44.000000227S" calcext:value-type="time">
            <text:p>05:15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6:15:43" calcext:value-type="date">
            <text:p>26/06/20</text:p>
          </table:table-cell>
          <table:table-cell office:value-type="time" office:time-value="PT1056198H15M42.999999784S" calcext:value-type="time">
            <text:p>06:15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06:15:43" calcext:value-type="date">
            <text:p>26/06/20</text:p>
          </table:table-cell>
          <table:table-cell office:value-type="time" office:time-value="PT1056198H15M42.999999784S" calcext:value-type="time">
            <text:p>06:15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6:15:43" calcext:value-type="date">
            <text:p>26/06/20</text:p>
          </table:table-cell>
          <table:table-cell office:value-type="time" office:time-value="PT1056198H15M42.999999784S" calcext:value-type="time">
            <text:p>06:15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06:15:43" calcext:value-type="date">
            <text:p>26/06/20</text:p>
          </table:table-cell>
          <table:table-cell office:value-type="time" office:time-value="PT1056198H15M42.999999784S" calcext:value-type="time">
            <text:p>06:15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7:15:42" calcext:value-type="date">
            <text:p>26/06/20</text:p>
          </table:table-cell>
          <table:table-cell office:value-type="time" office:time-value="PT1056199H15M42.000000179S" calcext:value-type="time">
            <text:p>07:15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07:15:42" calcext:value-type="date">
            <text:p>26/06/20</text:p>
          </table:table-cell>
          <table:table-cell office:value-type="time" office:time-value="PT1056199H15M42.000000179S" calcext:value-type="time">
            <text:p>07:15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7:15:42" calcext:value-type="date">
            <text:p>26/06/20</text:p>
          </table:table-cell>
          <table:table-cell office:value-type="time" office:time-value="PT1056199H15M42.000000179S" calcext:value-type="time">
            <text:p>07:15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07:15:42" calcext:value-type="date">
            <text:p>26/06/20</text:p>
          </table:table-cell>
          <table:table-cell office:value-type="time" office:time-value="PT1056199H15M42.000000179S" calcext:value-type="time">
            <text:p>07:15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8:15:41" calcext:value-type="date">
            <text:p>26/06/20</text:p>
          </table:table-cell>
          <table:table-cell office:value-type="time" office:time-value="PT1056200H15M41.000000574S" calcext:value-type="time">
            <text:p>08:15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08:15:41" calcext:value-type="date">
            <text:p>26/06/20</text:p>
          </table:table-cell>
          <table:table-cell office:value-type="time" office:time-value="PT1056200H15M41.000000574S" calcext:value-type="time">
            <text:p>08:15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8:15:41" calcext:value-type="date">
            <text:p>26/06/20</text:p>
          </table:table-cell>
          <table:table-cell office:value-type="time" office:time-value="PT1056200H15M41.000000574S" calcext:value-type="time">
            <text:p>08:15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08:15:41" calcext:value-type="date">
            <text:p>26/06/20</text:p>
          </table:table-cell>
          <table:table-cell office:value-type="time" office:time-value="PT1056200H15M41.000000574S" calcext:value-type="time">
            <text:p>08:15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09:15:40" calcext:value-type="date">
            <text:p>26/06/20</text:p>
          </table:table-cell>
          <table:table-cell office:value-type="time" office:time-value="PT1056201H15M39.999999292S" calcext:value-type="time">
            <text:p>09:15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09:15:40" calcext:value-type="date">
            <text:p>26/06/20</text:p>
          </table:table-cell>
          <table:table-cell office:value-type="time" office:time-value="PT1056201H15M39.999999292S" calcext:value-type="time">
            <text:p>09:15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09:15:40" calcext:value-type="date">
            <text:p>26/06/20</text:p>
          </table:table-cell>
          <table:table-cell office:value-type="time" office:time-value="PT1056201H15M39.999999292S" calcext:value-type="time">
            <text:p>09:15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09:15:40" calcext:value-type="date">
            <text:p>26/06/20</text:p>
          </table:table-cell>
          <table:table-cell office:value-type="time" office:time-value="PT1056201H15M39.999999292S" calcext:value-type="time">
            <text:p>09:15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0:15:39" calcext:value-type="date">
            <text:p>26/06/20</text:p>
          </table:table-cell>
          <table:table-cell office:value-type="time" office:time-value="PT1056202H15M38.999999687S" calcext:value-type="time">
            <text:p>10:15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0:15:39" calcext:value-type="date">
            <text:p>26/06/20</text:p>
          </table:table-cell>
          <table:table-cell office:value-type="time" office:time-value="PT1056202H15M38.999999687S" calcext:value-type="time">
            <text:p>10:15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0:15:39" calcext:value-type="date">
            <text:p>26/06/20</text:p>
          </table:table-cell>
          <table:table-cell office:value-type="time" office:time-value="PT1056202H15M38.999999687S" calcext:value-type="time">
            <text:p>10:15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0:15:39" calcext:value-type="date">
            <text:p>26/06/20</text:p>
          </table:table-cell>
          <table:table-cell office:value-type="time" office:time-value="PT1056202H15M38.999999687S" calcext:value-type="time">
            <text:p>10:15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1:15:38" calcext:value-type="date">
            <text:p>26/06/20</text:p>
          </table:table-cell>
          <table:table-cell office:value-type="time" office:time-value="PT1056203H15M38.000000082S" calcext:value-type="time">
            <text:p>11:15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1:15:38" calcext:value-type="date">
            <text:p>26/06/20</text:p>
          </table:table-cell>
          <table:table-cell office:value-type="time" office:time-value="PT1056203H15M38.000000082S" calcext:value-type="time">
            <text:p>11:15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1:15:38" calcext:value-type="date">
            <text:p>26/06/20</text:p>
          </table:table-cell>
          <table:table-cell office:value-type="time" office:time-value="PT1056203H15M38.000000082S" calcext:value-type="time">
            <text:p>11:15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1:15:38" calcext:value-type="date">
            <text:p>26/06/20</text:p>
          </table:table-cell>
          <table:table-cell office:value-type="time" office:time-value="PT1056203H15M38.000000082S" calcext:value-type="time">
            <text:p>11:15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2:15:37" calcext:value-type="date">
            <text:p>26/06/20</text:p>
          </table:table-cell>
          <table:table-cell office:value-type="time" office:time-value="PT1056204H15M36.999999639S" calcext:value-type="time">
            <text:p>12:15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2:15:37" calcext:value-type="date">
            <text:p>26/06/20</text:p>
          </table:table-cell>
          <table:table-cell office:value-type="time" office:time-value="PT1056204H15M36.999999639S" calcext:value-type="time">
            <text:p>12:15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2:15:37" calcext:value-type="date">
            <text:p>26/06/20</text:p>
          </table:table-cell>
          <table:table-cell office:value-type="time" office:time-value="PT1056204H15M36.999999639S" calcext:value-type="time">
            <text:p>12:15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12:15:37" calcext:value-type="date">
            <text:p>26/06/20</text:p>
          </table:table-cell>
          <table:table-cell office:value-type="time" office:time-value="PT1056204H15M36.999999639S" calcext:value-type="time">
            <text:p>12:15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6T13:15:36" calcext:value-type="date">
            <text:p>26/06/20</text:p>
          </table:table-cell>
          <table:table-cell office:value-type="time" office:time-value="PT1056205H15M36.000000872S" calcext:value-type="time">
            <text:p>13:15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3:15:36" calcext:value-type="date">
            <text:p>26/06/20</text:p>
          </table:table-cell>
          <table:table-cell office:value-type="time" office:time-value="PT1056205H15M36.000000872S" calcext:value-type="time">
            <text:p>13:15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6T13:15:36" calcext:value-type="date">
            <text:p>26/06/20</text:p>
          </table:table-cell>
          <table:table-cell office:value-type="time" office:time-value="PT1056205H15M36.000000872S" calcext:value-type="time">
            <text:p>13:15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3:15:36" calcext:value-type="date">
            <text:p>26/06/20</text:p>
          </table:table-cell>
          <table:table-cell office:value-type="time" office:time-value="PT1056205H15M36.000000872S" calcext:value-type="time">
            <text:p>13:15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4:15:35" calcext:value-type="date">
            <text:p>26/06/20</text:p>
          </table:table-cell>
          <table:table-cell office:value-type="time" office:time-value="PT1056206H15M34.99999959S" calcext:value-type="time">
            <text:p>14:15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4:15:35" calcext:value-type="date">
            <text:p>26/06/20</text:p>
          </table:table-cell>
          <table:table-cell office:value-type="time" office:time-value="PT1056206H15M34.99999959S" calcext:value-type="time">
            <text:p>14:15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6T14:15:35" calcext:value-type="date">
            <text:p>26/06/20</text:p>
          </table:table-cell>
          <table:table-cell office:value-type="time" office:time-value="PT1056206H15M34.99999959S" calcext:value-type="time">
            <text:p>14:15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4:15:35" calcext:value-type="date">
            <text:p>26/06/20</text:p>
          </table:table-cell>
          <table:table-cell office:value-type="time" office:time-value="PT1056206H15M34.99999959S" calcext:value-type="time">
            <text:p>14:15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5:15:34" calcext:value-type="date">
            <text:p>26/06/20</text:p>
          </table:table-cell>
          <table:table-cell office:value-type="time" office:time-value="PT1056207H15M33.999999985S" calcext:value-type="time">
            <text:p>15:15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5:15:34" calcext:value-type="date">
            <text:p>26/06/20</text:p>
          </table:table-cell>
          <table:table-cell office:value-type="time" office:time-value="PT1056207H15M33.999999985S" calcext:value-type="time">
            <text:p>15:15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5:15:34" calcext:value-type="date">
            <text:p>26/06/20</text:p>
          </table:table-cell>
          <table:table-cell office:value-type="time" office:time-value="PT1056207H15M33.999999985S" calcext:value-type="time">
            <text:p>15:15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5:15:34" calcext:value-type="date">
            <text:p>26/06/20</text:p>
          </table:table-cell>
          <table:table-cell office:value-type="time" office:time-value="PT1056207H15M33.999999985S" calcext:value-type="time">
            <text:p>15:15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6:15:33" calcext:value-type="date">
            <text:p>26/06/20</text:p>
          </table:table-cell>
          <table:table-cell office:value-type="time" office:time-value="PT1056208H15M33.00000038S" calcext:value-type="time">
            <text:p>16:15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6:15:33" calcext:value-type="date">
            <text:p>26/06/20</text:p>
          </table:table-cell>
          <table:table-cell office:value-type="time" office:time-value="PT1056208H15M33.00000038S" calcext:value-type="time">
            <text:p>16:15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6:15:33" calcext:value-type="date">
            <text:p>26/06/20</text:p>
          </table:table-cell>
          <table:table-cell office:value-type="time" office:time-value="PT1056208H15M33.00000038S" calcext:value-type="time">
            <text:p>16:15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6:15:33" calcext:value-type="date">
            <text:p>26/06/20</text:p>
          </table:table-cell>
          <table:table-cell office:value-type="time" office:time-value="PT1056208H15M33.00000038S" calcext:value-type="time">
            <text:p>16:15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7:15:32" calcext:value-type="date">
            <text:p>26/06/20</text:p>
          </table:table-cell>
          <table:table-cell office:value-type="time" office:time-value="PT1056209H15M31.999999937S" calcext:value-type="time">
            <text:p>17:15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17:15:32" calcext:value-type="date">
            <text:p>26/06/20</text:p>
          </table:table-cell>
          <table:table-cell office:value-type="time" office:time-value="PT1056209H15M31.999999937S" calcext:value-type="time">
            <text:p>17:15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7:15:32" calcext:value-type="date">
            <text:p>26/06/20</text:p>
          </table:table-cell>
          <table:table-cell office:value-type="time" office:time-value="PT1056209H15M31.999999937S" calcext:value-type="time">
            <text:p>17:15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17:15:32" calcext:value-type="date">
            <text:p>26/06/20</text:p>
          </table:table-cell>
          <table:table-cell office:value-type="time" office:time-value="PT1056209H15M31.999999937S" calcext:value-type="time">
            <text:p>17:15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8:15:31" calcext:value-type="date">
            <text:p>26/06/20</text:p>
          </table:table-cell>
          <table:table-cell office:value-type="time" office:time-value="PT1056210H15M31.000000332S" calcext:value-type="time">
            <text:p>18:15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18:15:31" calcext:value-type="date">
            <text:p>26/06/20</text:p>
          </table:table-cell>
          <table:table-cell office:value-type="time" office:time-value="PT1056210H15M31.000000332S" calcext:value-type="time">
            <text:p>18:15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8:15:31" calcext:value-type="date">
            <text:p>26/06/20</text:p>
          </table:table-cell>
          <table:table-cell office:value-type="time" office:time-value="PT1056210H15M31.000000332S" calcext:value-type="time">
            <text:p>18:15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18:15:31" calcext:value-type="date">
            <text:p>26/06/20</text:p>
          </table:table-cell>
          <table:table-cell office:value-type="time" office:time-value="PT1056210H15M31.000000332S" calcext:value-type="time">
            <text:p>18:15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19:15:30" calcext:value-type="date">
            <text:p>26/06/20</text:p>
          </table:table-cell>
          <table:table-cell office:value-type="time" office:time-value="PT1056211H15M29.999999888S" calcext:value-type="time">
            <text:p>19:15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19:15:30" calcext:value-type="date">
            <text:p>26/06/20</text:p>
          </table:table-cell>
          <table:table-cell office:value-type="time" office:time-value="PT1056211H15M29.999999888S" calcext:value-type="time">
            <text:p>19:15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19:15:30" calcext:value-type="date">
            <text:p>26/06/20</text:p>
          </table:table-cell>
          <table:table-cell office:value-type="time" office:time-value="PT1056211H15M29.999999888S" calcext:value-type="time">
            <text:p>19:15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19:15:30" calcext:value-type="date">
            <text:p>26/06/20</text:p>
          </table:table-cell>
          <table:table-cell office:value-type="time" office:time-value="PT1056211H15M29.999999888S" calcext:value-type="time">
            <text:p>19:15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20:15:29" calcext:value-type="date">
            <text:p>26/06/20</text:p>
          </table:table-cell>
          <table:table-cell office:value-type="time" office:time-value="PT1056212H15M29.000000283S" calcext:value-type="time">
            <text:p>20:15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20:15:29" calcext:value-type="date">
            <text:p>26/06/20</text:p>
          </table:table-cell>
          <table:table-cell office:value-type="time" office:time-value="PT1056212H15M29.000000283S" calcext:value-type="time">
            <text:p>20:15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20:15:29" calcext:value-type="date">
            <text:p>26/06/20</text:p>
          </table:table-cell>
          <table:table-cell office:value-type="time" office:time-value="PT1056212H15M29.000000283S" calcext:value-type="time">
            <text:p>20:15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20:15:29" calcext:value-type="date">
            <text:p>26/06/20</text:p>
          </table:table-cell>
          <table:table-cell office:value-type="time" office:time-value="PT1056212H15M29.000000283S" calcext:value-type="time">
            <text:p>20:15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21:15:28" calcext:value-type="date">
            <text:p>26/06/20</text:p>
          </table:table-cell>
          <table:table-cell office:value-type="time" office:time-value="PT1056213H15M27.99999984S" calcext:value-type="time">
            <text:p>21:15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21:15:28" calcext:value-type="date">
            <text:p>26/06/20</text:p>
          </table:table-cell>
          <table:table-cell office:value-type="time" office:time-value="PT1056213H15M27.99999984S" calcext:value-type="time">
            <text:p>21:15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21:15:28" calcext:value-type="date">
            <text:p>26/06/20</text:p>
          </table:table-cell>
          <table:table-cell office:value-type="time" office:time-value="PT1056213H15M27.99999984S" calcext:value-type="time">
            <text:p>21:15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21:15:28" calcext:value-type="date">
            <text:p>26/06/20</text:p>
          </table:table-cell>
          <table:table-cell office:value-type="time" office:time-value="PT1056213H15M27.99999984S" calcext:value-type="time">
            <text:p>21:15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6T22:15:27" calcext:value-type="date">
            <text:p>26/06/20</text:p>
          </table:table-cell>
          <table:table-cell office:value-type="time" office:time-value="PT1056214H15M27.000000235S" calcext:value-type="time">
            <text:p>22:15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6T22:15:27" calcext:value-type="date">
            <text:p>26/06/20</text:p>
          </table:table-cell>
          <table:table-cell office:value-type="time" office:time-value="PT1056214H15M27.000000235S" calcext:value-type="time">
            <text:p>22:15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22:15:27" calcext:value-type="date">
            <text:p>26/06/20</text:p>
          </table:table-cell>
          <table:table-cell office:value-type="time" office:time-value="PT1056214H15M27.000000235S" calcext:value-type="time">
            <text:p>22:15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6T22:15:27" calcext:value-type="date">
            <text:p>26/06/20</text:p>
          </table:table-cell>
          <table:table-cell office:value-type="time" office:time-value="PT1056214H15M27.000000235S" calcext:value-type="time">
            <text:p>22:15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office:value-type="date" office:date-value="2020-06-26T23:15:26" calcext:value-type="date">
            <text:p>26/06/20</text:p>
          </table:table-cell>
          <table:table-cell office:value-type="time" office:time-value="PT1056215H15M25.999999791S" calcext:value-type="time">
            <text:p>23:15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6T23:15:26" calcext:value-type="date">
            <text:p>26/06/20</text:p>
          </table:table-cell>
          <table:table-cell office:value-type="time" office:time-value="PT1056215H15M25.999999791S" calcext:value-type="time">
            <text:p>23:15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6T23:15:26" calcext:value-type="date">
            <text:p>26/06/20</text:p>
          </table:table-cell>
          <table:table-cell office:value-type="time" office:time-value="PT1056215H15M25.999999791S" calcext:value-type="time">
            <text:p>23:15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6T23:15:26" calcext:value-type="date">
            <text:p>26/06/20</text:p>
          </table:table-cell>
          <table:table-cell office:value-type="time" office:time-value="PT1056215H15M25.999999791S" calcext:value-type="time">
            <text:p>23:15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7T00:15:25" calcext:value-type="date">
            <text:p>27/06/20</text:p>
          </table:table-cell>
          <table:table-cell office:value-type="time" office:time-value="PT1056216H15M25.000000186S" calcext:value-type="time">
            <text:p>00:15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0:15:25" calcext:value-type="date">
            <text:p>27/06/20</text:p>
          </table:table-cell>
          <table:table-cell office:value-type="time" office:time-value="PT1056216H15M25.000000186S" calcext:value-type="time">
            <text:p>00:15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7T00:15:25" calcext:value-type="date">
            <text:p>27/06/20</text:p>
          </table:table-cell>
          <table:table-cell office:value-type="time" office:time-value="PT1056216H15M25.000000186S" calcext:value-type="time">
            <text:p>00:15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00:15:25" calcext:value-type="date">
            <text:p>27/06/20</text:p>
          </table:table-cell>
          <table:table-cell office:value-type="time" office:time-value="PT1056216H15M25.000000186S" calcext:value-type="time">
            <text:p>00:15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7T01:15:24" calcext:value-type="date">
            <text:p>27/06/20</text:p>
          </table:table-cell>
          <table:table-cell office:value-type="time" office:time-value="PT1056217H15M24.000000581S" calcext:value-type="time">
            <text:p>01:15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1:15:24" calcext:value-type="date">
            <text:p>27/06/20</text:p>
          </table:table-cell>
          <table:table-cell office:value-type="time" office:time-value="PT1056217H15M24.000000581S" calcext:value-type="time">
            <text:p>01:15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7T01:15:24" calcext:value-type="date">
            <text:p>27/06/20</text:p>
          </table:table-cell>
          <table:table-cell office:value-type="time" office:time-value="PT1056217H15M24.000000581S" calcext:value-type="time">
            <text:p>01:15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01:15:24" calcext:value-type="date">
            <text:p>27/06/20</text:p>
          </table:table-cell>
          <table:table-cell office:value-type="time" office:time-value="PT1056217H15M24.000000581S" calcext:value-type="time">
            <text:p>01:15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7T02:15:23" calcext:value-type="date">
            <text:p>27/06/20</text:p>
          </table:table-cell>
          <table:table-cell office:value-type="time" office:time-value="PT1056218H15M22.9999993S" calcext:value-type="time">
            <text:p>02:15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02:15:23" calcext:value-type="date">
            <text:p>27/06/20</text:p>
          </table:table-cell>
          <table:table-cell office:value-type="time" office:time-value="PT1056218H15M22.9999993S" calcext:value-type="time">
            <text:p>02:15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7T02:15:23" calcext:value-type="date">
            <text:p>27/06/20</text:p>
          </table:table-cell>
          <table:table-cell office:value-type="time" office:time-value="PT1056218H15M22.9999993S" calcext:value-type="time">
            <text:p>02:15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02:15:23" calcext:value-type="date">
            <text:p>27/06/20</text:p>
          </table:table-cell>
          <table:table-cell office:value-type="time" office:time-value="PT1056218H15M22.9999993S" calcext:value-type="time">
            <text:p>02:15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9.0</text:p>
          </table:table-cell>
          <table:table-cell office:value-type="date" office:date-value="2020-06-27T03:15:22" calcext:value-type="date">
            <text:p>27/06/20</text:p>
          </table:table-cell>
          <table:table-cell office:value-type="time" office:time-value="PT1056219H15M21.999999695S" calcext:value-type="time">
            <text:p>03:15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03:15:22" calcext:value-type="date">
            <text:p>27/06/20</text:p>
          </table:table-cell>
          <table:table-cell office:value-type="time" office:time-value="PT1056219H15M21.999999695S" calcext:value-type="time">
            <text:p>03:15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03:15:22" calcext:value-type="date">
            <text:p>27/06/20</text:p>
          </table:table-cell>
          <table:table-cell office:value-type="time" office:time-value="PT1056219H15M21.999999695S" calcext:value-type="time">
            <text:p>03:15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03:15:22" calcext:value-type="date">
            <text:p>27/06/20</text:p>
          </table:table-cell>
          <table:table-cell office:value-type="time" office:time-value="PT1056219H15M21.999999695S" calcext:value-type="time">
            <text:p>03:15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7T04:15:21" calcext:value-type="date">
            <text:p>27/06/20</text:p>
          </table:table-cell>
          <table:table-cell office:value-type="time" office:time-value="PT1056220H15M21.000000089S" calcext:value-type="time">
            <text:p>04:15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04:15:21" calcext:value-type="date">
            <text:p>27/06/20</text:p>
          </table:table-cell>
          <table:table-cell office:value-type="time" office:time-value="PT1056220H15M21.000000089S" calcext:value-type="time">
            <text:p>04:15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office:value-type="date" office:date-value="2020-06-27T04:15:21" calcext:value-type="date">
            <text:p>27/06/20</text:p>
          </table:table-cell>
          <table:table-cell office:value-type="time" office:time-value="PT1056220H15M21.000000089S" calcext:value-type="time">
            <text:p>04:15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04:15:21" calcext:value-type="date">
            <text:p>27/06/20</text:p>
          </table:table-cell>
          <table:table-cell office:value-type="time" office:time-value="PT1056220H15M21.000000089S" calcext:value-type="time">
            <text:p>04:15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7T05:15:20" calcext:value-type="date">
            <text:p>27/06/20</text:p>
          </table:table-cell>
          <table:table-cell office:value-type="time" office:time-value="PT1056221H15M19.999999646S" calcext:value-type="time">
            <text:p>05:15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5:15:20" calcext:value-type="date">
            <text:p>27/06/20</text:p>
          </table:table-cell>
          <table:table-cell office:value-type="time" office:time-value="PT1056221H15M19.999999646S" calcext:value-type="time">
            <text:p>05:15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7T05:15:20" calcext:value-type="date">
            <text:p>27/06/20</text:p>
          </table:table-cell>
          <table:table-cell office:value-type="time" office:time-value="PT1056221H15M19.999999646S" calcext:value-type="time">
            <text:p>05:15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52.0</text:p>
          </table:table-cell>
          <table:table-cell office:value-type="date" office:date-value="2020-06-27T05:15:20" calcext:value-type="date">
            <text:p>27/06/20</text:p>
          </table:table-cell>
          <table:table-cell office:value-type="time" office:time-value="PT1056221H15M19.999999646S" calcext:value-type="time">
            <text:p>05:15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9.0</text:p>
          </table:table-cell>
          <table:table-cell office:value-type="date" office:date-value="2020-06-27T06:15:19" calcext:value-type="date">
            <text:p>27/06/20</text:p>
          </table:table-cell>
          <table:table-cell office:value-type="time" office:time-value="PT1056222H15M19.000000879S" calcext:value-type="time">
            <text:p>06:15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6:15:19" calcext:value-type="date">
            <text:p>27/06/20</text:p>
          </table:table-cell>
          <table:table-cell office:value-type="time" office:time-value="PT1056222H15M19.000000879S" calcext:value-type="time">
            <text:p>06:15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06:15:19" calcext:value-type="date">
            <text:p>27/06/20</text:p>
          </table:table-cell>
          <table:table-cell office:value-type="time" office:time-value="PT1056222H15M19.000000879S" calcext:value-type="time">
            <text:p>06:15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06:15:19" calcext:value-type="date">
            <text:p>27/06/20</text:p>
          </table:table-cell>
          <table:table-cell office:value-type="time" office:time-value="PT1056222H15M19.000000879S" calcext:value-type="time">
            <text:p>06:15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07:15:18" calcext:value-type="date">
            <text:p>27/06/20</text:p>
          </table:table-cell>
          <table:table-cell office:value-type="time" office:time-value="PT1056223H15M17.999999598S" calcext:value-type="time">
            <text:p>07:15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7:15:18" calcext:value-type="date">
            <text:p>27/06/20</text:p>
          </table:table-cell>
          <table:table-cell office:value-type="time" office:time-value="PT1056223H15M17.999999598S" calcext:value-type="time">
            <text:p>07:15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07:15:18" calcext:value-type="date">
            <text:p>27/06/20</text:p>
          </table:table-cell>
          <table:table-cell office:value-type="time" office:time-value="PT1056223H15M17.999999598S" calcext:value-type="time">
            <text:p>07:15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07:15:18" calcext:value-type="date">
            <text:p>27/06/20</text:p>
          </table:table-cell>
          <table:table-cell office:value-type="time" office:time-value="PT1056223H15M17.999999598S" calcext:value-type="time">
            <text:p>07:15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7T08:15:17" calcext:value-type="date">
            <text:p>27/06/20</text:p>
          </table:table-cell>
          <table:table-cell office:value-type="time" office:time-value="PT1056224H15M16.999999993S" calcext:value-type="time">
            <text:p>08:15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8:15:17" calcext:value-type="date">
            <text:p>27/06/20</text:p>
          </table:table-cell>
          <table:table-cell office:value-type="time" office:time-value="PT1056224H15M16.999999993S" calcext:value-type="time">
            <text:p>08:15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7T08:15:17" calcext:value-type="date">
            <text:p>27/06/20</text:p>
          </table:table-cell>
          <table:table-cell office:value-type="time" office:time-value="PT1056224H15M16.999999993S" calcext:value-type="time">
            <text:p>08:15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08:15:17" calcext:value-type="date">
            <text:p>27/06/20</text:p>
          </table:table-cell>
          <table:table-cell office:value-type="time" office:time-value="PT1056224H15M16.999999993S" calcext:value-type="time">
            <text:p>08:15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9.0</text:p>
          </table:table-cell>
          <table:table-cell office:value-type="date" office:date-value="2020-06-27T09:15:16" calcext:value-type="date">
            <text:p>27/06/20</text:p>
          </table:table-cell>
          <table:table-cell office:value-type="time" office:time-value="PT1056225H15M16.000000387S" calcext:value-type="time">
            <text:p>09:15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09:15:16" calcext:value-type="date">
            <text:p>27/06/20</text:p>
          </table:table-cell>
          <table:table-cell office:value-type="time" office:time-value="PT1056225H15M16.000000387S" calcext:value-type="time">
            <text:p>09:15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7T09:15:16" calcext:value-type="date">
            <text:p>27/06/20</text:p>
          </table:table-cell>
          <table:table-cell office:value-type="time" office:time-value="PT1056225H15M16.000000387S" calcext:value-type="time">
            <text:p>09:15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09:15:16" calcext:value-type="date">
            <text:p>27/06/20</text:p>
          </table:table-cell>
          <table:table-cell office:value-type="time" office:time-value="PT1056225H15M16.000000387S" calcext:value-type="time">
            <text:p>09:15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0:15:15" calcext:value-type="date">
            <text:p>27/06/20</text:p>
          </table:table-cell>
          <table:table-cell office:value-type="time" office:time-value="PT1056226H15M14.999999944S" calcext:value-type="time">
            <text:p>10:15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10:15:15" calcext:value-type="date">
            <text:p>27/06/20</text:p>
          </table:table-cell>
          <table:table-cell office:value-type="time" office:time-value="PT1056226H15M14.999999944S" calcext:value-type="time">
            <text:p>10:15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0:15:15" calcext:value-type="date">
            <text:p>27/06/20</text:p>
          </table:table-cell>
          <table:table-cell office:value-type="time" office:time-value="PT1056226H15M14.999999944S" calcext:value-type="time">
            <text:p>10:15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10:15:15" calcext:value-type="date">
            <text:p>27/06/20</text:p>
          </table:table-cell>
          <table:table-cell office:value-type="time" office:time-value="PT1056226H15M14.999999944S" calcext:value-type="time">
            <text:p>10:15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1:15:14" calcext:value-type="date">
            <text:p>27/06/20</text:p>
          </table:table-cell>
          <table:table-cell office:value-type="time" office:time-value="PT1056227H15M14.000000339S" calcext:value-type="time">
            <text:p>11:15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11:15:14" calcext:value-type="date">
            <text:p>27/06/20</text:p>
          </table:table-cell>
          <table:table-cell office:value-type="time" office:time-value="PT1056227H15M14.000000339S" calcext:value-type="time">
            <text:p>11:15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1:15:14" calcext:value-type="date">
            <text:p>27/06/20</text:p>
          </table:table-cell>
          <table:table-cell office:value-type="time" office:time-value="PT1056227H15M14.000000339S" calcext:value-type="time">
            <text:p>11:15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11:15:14" calcext:value-type="date">
            <text:p>27/06/20</text:p>
          </table:table-cell>
          <table:table-cell office:value-type="time" office:time-value="PT1056227H15M14.000000339S" calcext:value-type="time">
            <text:p>11:15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2:15:13" calcext:value-type="date">
            <text:p>27/06/20</text:p>
          </table:table-cell>
          <table:table-cell office:value-type="time" office:time-value="PT1056228H15M12.999999896S" calcext:value-type="time">
            <text:p>12:15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12:15:13" calcext:value-type="date">
            <text:p>27/06/20</text:p>
          </table:table-cell>
          <table:table-cell office:value-type="time" office:time-value="PT1056228H15M12.999999896S" calcext:value-type="time">
            <text:p>12:15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2:15:13" calcext:value-type="date">
            <text:p>27/06/20</text:p>
          </table:table-cell>
          <table:table-cell office:value-type="time" office:time-value="PT1056228H15M12.999999896S" calcext:value-type="time">
            <text:p>12:15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12:15:13" calcext:value-type="date">
            <text:p>27/06/20</text:p>
          </table:table-cell>
          <table:table-cell office:value-type="time" office:time-value="PT1056228H15M12.999999896S" calcext:value-type="time">
            <text:p>12:15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7T13:15:12" calcext:value-type="date">
            <text:p>27/06/20</text:p>
          </table:table-cell>
          <table:table-cell office:value-type="time" office:time-value="PT1056229H15M12.000000291S" calcext:value-type="time">
            <text:p>13:15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13:15:12" calcext:value-type="date">
            <text:p>27/06/20</text:p>
          </table:table-cell>
          <table:table-cell office:value-type="time" office:time-value="PT1056229H15M12.000000291S" calcext:value-type="time">
            <text:p>13:15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7T13:15:12" calcext:value-type="date">
            <text:p>27/06/20</text:p>
          </table:table-cell>
          <table:table-cell office:value-type="time" office:time-value="PT1056229H15M12.000000291S" calcext:value-type="time">
            <text:p>13:15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13:15:12" calcext:value-type="date">
            <text:p>27/06/20</text:p>
          </table:table-cell>
          <table:table-cell office:value-type="time" office:time-value="PT1056229H15M12.000000291S" calcext:value-type="time">
            <text:p>13:15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4:15:11" calcext:value-type="date">
            <text:p>27/06/20</text:p>
          </table:table-cell>
          <table:table-cell office:value-type="time" office:time-value="PT1056230H15M10.999999847S" calcext:value-type="time">
            <text:p>14:15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14:15:11" calcext:value-type="date">
            <text:p>27/06/20</text:p>
          </table:table-cell>
          <table:table-cell office:value-type="time" office:time-value="PT1056230H15M10.999999847S" calcext:value-type="time">
            <text:p>14:15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4:15:11" calcext:value-type="date">
            <text:p>27/06/20</text:p>
          </table:table-cell>
          <table:table-cell office:value-type="time" office:time-value="PT1056230H15M10.999999847S" calcext:value-type="time">
            <text:p>14:15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14:15:11" calcext:value-type="date">
            <text:p>27/06/20</text:p>
          </table:table-cell>
          <table:table-cell office:value-type="time" office:time-value="PT1056230H15M10.999999847S" calcext:value-type="time">
            <text:p>14:15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5:15:10" calcext:value-type="date">
            <text:p>27/06/20</text:p>
          </table:table-cell>
          <table:table-cell office:value-type="time" office:time-value="PT1056231H15M10.000000242S" calcext:value-type="time">
            <text:p>15:15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7T15:15:10" calcext:value-type="date">
            <text:p>27/06/20</text:p>
          </table:table-cell>
          <table:table-cell office:value-type="time" office:time-value="PT1056231H15M10.000000242S" calcext:value-type="time">
            <text:p>15:15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5:15:10" calcext:value-type="date">
            <text:p>27/06/20</text:p>
          </table:table-cell>
          <table:table-cell office:value-type="time" office:time-value="PT1056231H15M10.000000242S" calcext:value-type="time">
            <text:p>15:15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15:15:10" calcext:value-type="date">
            <text:p>27/06/20</text:p>
          </table:table-cell>
          <table:table-cell office:value-type="time" office:time-value="PT1056231H15M10.000000242S" calcext:value-type="time">
            <text:p>15:15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6:15:09" calcext:value-type="date">
            <text:p>27/06/20</text:p>
          </table:table-cell>
          <table:table-cell office:value-type="time" office:time-value="PT1056232H15M08.999999799S" calcext:value-type="time">
            <text:p>16:15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16:15:09" calcext:value-type="date">
            <text:p>27/06/20</text:p>
          </table:table-cell>
          <table:table-cell office:value-type="time" office:time-value="PT1056232H15M08.999999799S" calcext:value-type="time">
            <text:p>16:15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6:15:09" calcext:value-type="date">
            <text:p>27/06/20</text:p>
          </table:table-cell>
          <table:table-cell office:value-type="time" office:time-value="PT1056232H15M08.999999799S" calcext:value-type="time">
            <text:p>16:15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16:15:09" calcext:value-type="date">
            <text:p>27/06/20</text:p>
          </table:table-cell>
          <table:table-cell office:value-type="time" office:time-value="PT1056232H15M08.999999799S" calcext:value-type="time">
            <text:p>16:15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7T17:15:08" calcext:value-type="date">
            <text:p>27/06/20</text:p>
          </table:table-cell>
          <table:table-cell office:value-type="time" office:time-value="PT1056233H15M08.000000194S" calcext:value-type="time">
            <text:p>17:15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17:15:08" calcext:value-type="date">
            <text:p>27/06/20</text:p>
          </table:table-cell>
          <table:table-cell office:value-type="time" office:time-value="PT1056233H15M08.000000194S" calcext:value-type="time">
            <text:p>17:15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7:15:08" calcext:value-type="date">
            <text:p>27/06/20</text:p>
          </table:table-cell>
          <table:table-cell office:value-type="time" office:time-value="PT1056233H15M08.000000194S" calcext:value-type="time">
            <text:p>17:15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17:15:08" calcext:value-type="date">
            <text:p>27/06/20</text:p>
          </table:table-cell>
          <table:table-cell office:value-type="time" office:time-value="PT1056233H15M08.000000194S" calcext:value-type="time">
            <text:p>17:15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7T18:15:07" calcext:value-type="date">
            <text:p>27/06/20</text:p>
          </table:table-cell>
          <table:table-cell office:value-type="time" office:time-value="PT1056234H15M07.000000589S" calcext:value-type="time">
            <text:p>18:15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18:15:07" calcext:value-type="date">
            <text:p>27/06/20</text:p>
          </table:table-cell>
          <table:table-cell office:value-type="time" office:time-value="PT1056234H15M07.000000589S" calcext:value-type="time">
            <text:p>18:15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8:15:07" calcext:value-type="date">
            <text:p>27/06/20</text:p>
          </table:table-cell>
          <table:table-cell office:value-type="time" office:time-value="PT1056234H15M07.000000589S" calcext:value-type="time">
            <text:p>18:15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2.0</text:p>
          </table:table-cell>
          <table:table-cell office:value-type="date" office:date-value="2020-06-27T18:15:07" calcext:value-type="date">
            <text:p>27/06/20</text:p>
          </table:table-cell>
          <table:table-cell office:value-type="time" office:time-value="PT1056234H15M07.000000589S" calcext:value-type="time">
            <text:p>18:15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7T19:15:06" calcext:value-type="date">
            <text:p>27/06/20</text:p>
          </table:table-cell>
          <table:table-cell office:value-type="time" office:time-value="PT1056235H15M05.999999307S" calcext:value-type="time">
            <text:p>19:15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19:15:06" calcext:value-type="date">
            <text:p>27/06/20</text:p>
          </table:table-cell>
          <table:table-cell office:value-type="time" office:time-value="PT1056235H15M05.999999307S" calcext:value-type="time">
            <text:p>19:15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19:15:06" calcext:value-type="date">
            <text:p>27/06/20</text:p>
          </table:table-cell>
          <table:table-cell office:value-type="time" office:time-value="PT1056235H15M05.999999307S" calcext:value-type="time">
            <text:p>19:15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19:15:06" calcext:value-type="date">
            <text:p>27/06/20</text:p>
          </table:table-cell>
          <table:table-cell office:value-type="time" office:time-value="PT1056235H15M05.999999307S" calcext:value-type="time">
            <text:p>19:15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7T20:15:05" calcext:value-type="date">
            <text:p>27/06/20</text:p>
          </table:table-cell>
          <table:table-cell office:value-type="time" office:time-value="PT1056236H15M04.999999702S" calcext:value-type="time">
            <text:p>20:15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20:15:05" calcext:value-type="date">
            <text:p>27/06/20</text:p>
          </table:table-cell>
          <table:table-cell office:value-type="time" office:time-value="PT1056236H15M04.999999702S" calcext:value-type="time">
            <text:p>20:15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20:15:05" calcext:value-type="date">
            <text:p>27/06/20</text:p>
          </table:table-cell>
          <table:table-cell office:value-type="time" office:time-value="PT1056236H15M04.999999702S" calcext:value-type="time">
            <text:p>20:15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2.0</text:p>
          </table:table-cell>
          <table:table-cell office:value-type="date" office:date-value="2020-06-27T20:15:05" calcext:value-type="date">
            <text:p>27/06/20</text:p>
          </table:table-cell>
          <table:table-cell office:value-type="time" office:time-value="PT1056236H15M04.999999702S" calcext:value-type="time">
            <text:p>20:15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8.0</text:p>
          </table:table-cell>
          <table:table-cell office:value-type="date" office:date-value="2020-06-27T21:15:04" calcext:value-type="date">
            <text:p>27/06/20</text:p>
          </table:table-cell>
          <table:table-cell office:value-type="time" office:time-value="PT1056237H15M04.000000097S" calcext:value-type="time">
            <text:p>21:15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7T21:15:04" calcext:value-type="date">
            <text:p>27/06/20</text:p>
          </table:table-cell>
          <table:table-cell office:value-type="time" office:time-value="PT1056237H15M04.000000097S" calcext:value-type="time">
            <text:p>21:15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office:value-type="date" office:date-value="2020-06-27T21:15:04" calcext:value-type="date">
            <text:p>27/06/20</text:p>
          </table:table-cell>
          <table:table-cell office:value-type="time" office:time-value="PT1056237H15M04.000000097S" calcext:value-type="time">
            <text:p>21:15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27T21:15:04" calcext:value-type="date">
            <text:p>27/06/20</text:p>
          </table:table-cell>
          <table:table-cell office:value-type="time" office:time-value="PT1056237H15M04.000000097S" calcext:value-type="time">
            <text:p>21:15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7T22:15:03" calcext:value-type="date">
            <text:p>27/06/20</text:p>
          </table:table-cell>
          <table:table-cell office:value-type="time" office:time-value="PT1056238H15M02.999999654S" calcext:value-type="time">
            <text:p>22:15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7T22:15:03" calcext:value-type="date">
            <text:p>27/06/20</text:p>
          </table:table-cell>
          <table:table-cell office:value-type="time" office:time-value="PT1056238H15M02.999999654S" calcext:value-type="time">
            <text:p>22:15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office:value-type="date" office:date-value="2020-06-27T22:15:03" calcext:value-type="date">
            <text:p>27/06/20</text:p>
          </table:table-cell>
          <table:table-cell office:value-type="time" office:time-value="PT1056238H15M02.999999654S" calcext:value-type="time">
            <text:p>22:15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7T22:15:03" calcext:value-type="date">
            <text:p>27/06/20</text:p>
          </table:table-cell>
          <table:table-cell office:value-type="time" office:time-value="PT1056238H15M02.999999654S" calcext:value-type="time">
            <text:p>22:15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7T23:15:02" calcext:value-type="date">
            <text:p>27/06/20</text:p>
          </table:table-cell>
          <table:table-cell office:value-type="time" office:time-value="PT1056239H15M02.000000887S" calcext:value-type="time">
            <text:p>23:15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7T23:15:02" calcext:value-type="date">
            <text:p>27/06/20</text:p>
          </table:table-cell>
          <table:table-cell office:value-type="time" office:time-value="PT1056239H15M02.000000887S" calcext:value-type="time">
            <text:p>23:15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7T23:15:02" calcext:value-type="date">
            <text:p>27/06/20</text:p>
          </table:table-cell>
          <table:table-cell office:value-type="time" office:time-value="PT1056239H15M02.000000887S" calcext:value-type="time">
            <text:p>23:15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7T23:15:02" calcext:value-type="date">
            <text:p>27/06/20</text:p>
          </table:table-cell>
          <table:table-cell office:value-type="time" office:time-value="PT1056239H15M02.000000887S" calcext:value-type="time">
            <text:p>23:15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0:15:01" calcext:value-type="date">
            <text:p>28/06/20</text:p>
          </table:table-cell>
          <table:table-cell office:value-type="time" office:time-value="PT1056240H15M00.999999605S" calcext:value-type="time">
            <text:p>00:15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8T00:15:01" calcext:value-type="date">
            <text:p>28/06/20</text:p>
          </table:table-cell>
          <table:table-cell office:value-type="time" office:time-value="PT1056240H15M00.999999605S" calcext:value-type="time">
            <text:p>00:15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0:15:01" calcext:value-type="date">
            <text:p>28/06/20</text:p>
          </table:table-cell>
          <table:table-cell office:value-type="time" office:time-value="PT1056240H15M00.999999605S" calcext:value-type="time">
            <text:p>00:15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0:15:01" calcext:value-type="date">
            <text:p>28/06/20</text:p>
          </table:table-cell>
          <table:table-cell office:value-type="time" office:time-value="PT1056240H15M00.999999605S" calcext:value-type="time">
            <text:p>00:15:0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1:15:00" calcext:value-type="date">
            <text:p>28/06/20</text:p>
          </table:table-cell>
          <table:table-cell office:value-type="time" office:time-value="PT1056241H15M00S" calcext:value-type="time">
            <text:p>01:15:0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8T01:15:00" calcext:value-type="date">
            <text:p>28/06/20</text:p>
          </table:table-cell>
          <table:table-cell office:value-type="time" office:time-value="PT1056241H15M00S" calcext:value-type="time">
            <text:p>01:15:0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1:15:00" calcext:value-type="date">
            <text:p>28/06/20</text:p>
          </table:table-cell>
          <table:table-cell office:value-type="time" office:time-value="PT1056241H15M00S" calcext:value-type="time">
            <text:p>01:15:0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01:15:00" calcext:value-type="date">
            <text:p>28/06/20</text:p>
          </table:table-cell>
          <table:table-cell office:value-type="time" office:time-value="PT1056241H15M00S" calcext:value-type="time">
            <text:p>01:15:0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2:14:59" calcext:value-type="date">
            <text:p>28/06/20</text:p>
          </table:table-cell>
          <table:table-cell office:value-type="time" office:time-value="PT1056242H14M59.000000395S" calcext:value-type="time">
            <text:p>02:14:5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8T02:14:59" calcext:value-type="date">
            <text:p>28/06/20</text:p>
          </table:table-cell>
          <table:table-cell office:value-type="time" office:time-value="PT1056242H14M59.000000395S" calcext:value-type="time">
            <text:p>02:14:5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2:14:59" calcext:value-type="date">
            <text:p>28/06/20</text:p>
          </table:table-cell>
          <table:table-cell office:value-type="time" office:time-value="PT1056242H14M59.000000395S" calcext:value-type="time">
            <text:p>02:14:5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02:14:59" calcext:value-type="date">
            <text:p>28/06/20</text:p>
          </table:table-cell>
          <table:table-cell office:value-type="time" office:time-value="PT1056242H14M59.000000395S" calcext:value-type="time">
            <text:p>02:14:5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3:14:58" calcext:value-type="date">
            <text:p>28/06/20</text:p>
          </table:table-cell>
          <table:table-cell office:value-type="time" office:time-value="PT1056243H14M57.999999952S" calcext:value-type="time">
            <text:p>03:14:5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8.0</text:p>
          </table:table-cell>
          <table:table-cell office:value-type="date" office:date-value="2020-06-28T03:14:58" calcext:value-type="date">
            <text:p>28/06/20</text:p>
          </table:table-cell>
          <table:table-cell office:value-type="time" office:time-value="PT1056243H14M57.999999952S" calcext:value-type="time">
            <text:p>03:14:5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3:14:58" calcext:value-type="date">
            <text:p>28/06/20</text:p>
          </table:table-cell>
          <table:table-cell office:value-type="time" office:time-value="PT1056243H14M57.999999952S" calcext:value-type="time">
            <text:p>03:14:5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3:14:58" calcext:value-type="date">
            <text:p>28/06/20</text:p>
          </table:table-cell>
          <table:table-cell office:value-type="time" office:time-value="PT1056243H14M57.999999952S" calcext:value-type="time">
            <text:p>03:14:5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4:14:57" calcext:value-type="date">
            <text:p>28/06/20</text:p>
          </table:table-cell>
          <table:table-cell office:value-type="time" office:time-value="PT1056244H14M57.000000346S" calcext:value-type="time">
            <text:p>04:14:5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04:14:57" calcext:value-type="date">
            <text:p>28/06/20</text:p>
          </table:table-cell>
          <table:table-cell office:value-type="time" office:time-value="PT1056244H14M57.000000346S" calcext:value-type="time">
            <text:p>04:14:5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4:14:57" calcext:value-type="date">
            <text:p>28/06/20</text:p>
          </table:table-cell>
          <table:table-cell office:value-type="time" office:time-value="PT1056244H14M57.000000346S" calcext:value-type="time">
            <text:p>04:14:5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4:14:57" calcext:value-type="date">
            <text:p>28/06/20</text:p>
          </table:table-cell>
          <table:table-cell office:value-type="time" office:time-value="PT1056244H14M57.000000346S" calcext:value-type="time">
            <text:p>04:14:5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5:14:56" calcext:value-type="date">
            <text:p>28/06/20</text:p>
          </table:table-cell>
          <table:table-cell office:value-type="time" office:time-value="PT1056245H14M55.999999903S" calcext:value-type="time">
            <text:p>05:14: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05:14:56" calcext:value-type="date">
            <text:p>28/06/20</text:p>
          </table:table-cell>
          <table:table-cell office:value-type="time" office:time-value="PT1056245H14M55.999999903S" calcext:value-type="time">
            <text:p>05:14:5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5:14:56" calcext:value-type="date">
            <text:p>28/06/20</text:p>
          </table:table-cell>
          <table:table-cell office:value-type="time" office:time-value="PT1056245H14M55.999999903S" calcext:value-type="time">
            <text:p>05:14:5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5:14:56" calcext:value-type="date">
            <text:p>28/06/20</text:p>
          </table:table-cell>
          <table:table-cell office:value-type="time" office:time-value="PT1056245H14M55.999999903S" calcext:value-type="time">
            <text:p>05:14:5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06:14:55" calcext:value-type="date">
            <text:p>28/06/20</text:p>
          </table:table-cell>
          <table:table-cell office:value-type="time" office:time-value="PT1056246H14M55.000000298S" calcext:value-type="time">
            <text:p>06:14:5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06:14:55" calcext:value-type="date">
            <text:p>28/06/20</text:p>
          </table:table-cell>
          <table:table-cell office:value-type="time" office:time-value="PT1056246H14M55.000000298S" calcext:value-type="time">
            <text:p>06:14:5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8T06:14:55" calcext:value-type="date">
            <text:p>28/06/20</text:p>
          </table:table-cell>
          <table:table-cell office:value-type="time" office:time-value="PT1056246H14M55.000000298S" calcext:value-type="time">
            <text:p>06:14:5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6:14:55" calcext:value-type="date">
            <text:p>28/06/20</text:p>
          </table:table-cell>
          <table:table-cell office:value-type="time" office:time-value="PT1056246H14M55.000000298S" calcext:value-type="time">
            <text:p>06:14:5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07:14:54" calcext:value-type="date">
            <text:p>28/06/20</text:p>
          </table:table-cell>
          <table:table-cell office:value-type="time" office:time-value="PT1056247H14M53.999999855S" calcext:value-type="time">
            <text:p>07:14:5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07:14:54" calcext:value-type="date">
            <text:p>28/06/20</text:p>
          </table:table-cell>
          <table:table-cell office:value-type="time" office:time-value="PT1056247H14M53.999999855S" calcext:value-type="time">
            <text:p>07:14:5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8T07:14:54" calcext:value-type="date">
            <text:p>28/06/20</text:p>
          </table:table-cell>
          <table:table-cell office:value-type="time" office:time-value="PT1056247H14M53.999999855S" calcext:value-type="time">
            <text:p>07:14:5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7:14:54" calcext:value-type="date">
            <text:p>28/06/20</text:p>
          </table:table-cell>
          <table:table-cell office:value-type="time" office:time-value="PT1056247H14M53.999999855S" calcext:value-type="time">
            <text:p>07:14:5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8:14:53" calcext:value-type="date">
            <text:p>28/06/20</text:p>
          </table:table-cell>
          <table:table-cell office:value-type="time" office:time-value="PT1056248H14M53.00000025S" calcext:value-type="time">
            <text:p>08:14:5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08:14:53" calcext:value-type="date">
            <text:p>28/06/20</text:p>
          </table:table-cell>
          <table:table-cell office:value-type="time" office:time-value="PT1056248H14M53.00000025S" calcext:value-type="time">
            <text:p>08:14:5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8:14:53" calcext:value-type="date">
            <text:p>28/06/20</text:p>
          </table:table-cell>
          <table:table-cell office:value-type="time" office:time-value="PT1056248H14M53.00000025S" calcext:value-type="time">
            <text:p>08:14:5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8:14:53" calcext:value-type="date">
            <text:p>28/06/20</text:p>
          </table:table-cell>
          <table:table-cell office:value-type="time" office:time-value="PT1056248H14M53.00000025S" calcext:value-type="time">
            <text:p>08:14:5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09:14:52" calcext:value-type="date">
            <text:p>28/06/20</text:p>
          </table:table-cell>
          <table:table-cell office:value-type="time" office:time-value="PT1056249H14M51.999999806S" calcext:value-type="time">
            <text:p>09:14:5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09:14:52" calcext:value-type="date">
            <text:p>28/06/20</text:p>
          </table:table-cell>
          <table:table-cell office:value-type="time" office:time-value="PT1056249H14M51.999999806S" calcext:value-type="time">
            <text:p>09:14:5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09:14:52" calcext:value-type="date">
            <text:p>28/06/20</text:p>
          </table:table-cell>
          <table:table-cell office:value-type="time" office:time-value="PT1056249H14M51.999999806S" calcext:value-type="time">
            <text:p>09:14:5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09:14:52" calcext:value-type="date">
            <text:p>28/06/20</text:p>
          </table:table-cell>
          <table:table-cell office:value-type="time" office:time-value="PT1056249H14M51.999999806S" calcext:value-type="time">
            <text:p>09:14:5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10:14:51" calcext:value-type="date">
            <text:p>28/06/20</text:p>
          </table:table-cell>
          <table:table-cell office:value-type="time" office:time-value="PT1056250H14M51.000000201S" calcext:value-type="time">
            <text:p>10:14:5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10:14:51" calcext:value-type="date">
            <text:p>28/06/20</text:p>
          </table:table-cell>
          <table:table-cell office:value-type="time" office:time-value="PT1056250H14M51.000000201S" calcext:value-type="time">
            <text:p>10:14:5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0:14:51" calcext:value-type="date">
            <text:p>28/06/20</text:p>
          </table:table-cell>
          <table:table-cell office:value-type="time" office:time-value="PT1056250H14M51.000000201S" calcext:value-type="time">
            <text:p>10:14: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10:14:51" calcext:value-type="date">
            <text:p>28/06/20</text:p>
          </table:table-cell>
          <table:table-cell office:value-type="time" office:time-value="PT1056250H14M51.000000201S" calcext:value-type="time">
            <text:p>10:14:5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11:14:50" calcext:value-type="date">
            <text:p>28/06/20</text:p>
          </table:table-cell>
          <table:table-cell office:value-type="time" office:time-value="PT1056251H14M50.000000596S" calcext:value-type="time">
            <text:p>11:14:5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11:14:50" calcext:value-type="date">
            <text:p>28/06/20</text:p>
          </table:table-cell>
          <table:table-cell office:value-type="time" office:time-value="PT1056251H14M50.000000596S" calcext:value-type="time">
            <text:p>11:14:5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8T11:14:50" calcext:value-type="date">
            <text:p>28/06/20</text:p>
          </table:table-cell>
          <table:table-cell office:value-type="time" office:time-value="PT1056251H14M50.000000596S" calcext:value-type="time">
            <text:p>11:14:5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11:14:50" calcext:value-type="date">
            <text:p>28/06/20</text:p>
          </table:table-cell>
          <table:table-cell office:value-type="time" office:time-value="PT1056251H14M50.000000596S" calcext:value-type="time">
            <text:p>11:14:5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12:14:49" calcext:value-type="date">
            <text:p>28/06/20</text:p>
          </table:table-cell>
          <table:table-cell office:value-type="time" office:time-value="PT1056252H14M48.999999315S" calcext:value-type="time">
            <text:p>12:14: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12:14:49" calcext:value-type="date">
            <text:p>28/06/20</text:p>
          </table:table-cell>
          <table:table-cell office:value-type="time" office:time-value="PT1056252H14M48.999999315S" calcext:value-type="time">
            <text:p>12:14:4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2:14:49" calcext:value-type="date">
            <text:p>28/06/20</text:p>
          </table:table-cell>
          <table:table-cell office:value-type="time" office:time-value="PT1056252H14M48.999999315S" calcext:value-type="time">
            <text:p>12:14:4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51.0</text:p>
          </table:table-cell>
          <table:table-cell office:value-type="date" office:date-value="2020-06-28T12:14:49" calcext:value-type="date">
            <text:p>28/06/20</text:p>
          </table:table-cell>
          <table:table-cell office:value-type="time" office:time-value="PT1056252H14M48.999999315S" calcext:value-type="time">
            <text:p>12:14:4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13:14:48" calcext:value-type="date">
            <text:p>28/06/20</text:p>
          </table:table-cell>
          <table:table-cell office:value-type="time" office:time-value="PT1056253H14M47.999999709S" calcext:value-type="time">
            <text:p>13:14:4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8.0</text:p>
          </table:table-cell>
          <table:table-cell office:value-type="date" office:date-value="2020-06-28T13:14:48" calcext:value-type="date">
            <text:p>28/06/20</text:p>
          </table:table-cell>
          <table:table-cell office:value-type="time" office:time-value="PT1056253H14M47.999999709S" calcext:value-type="time">
            <text:p>13:14:4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8T13:14:48" calcext:value-type="date">
            <text:p>28/06/20</text:p>
          </table:table-cell>
          <table:table-cell office:value-type="time" office:time-value="PT1056253H14M47.999999709S" calcext:value-type="time">
            <text:p>13:14:4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13:14:48" calcext:value-type="date">
            <text:p>28/06/20</text:p>
          </table:table-cell>
          <table:table-cell office:value-type="time" office:time-value="PT1056253H14M47.999999709S" calcext:value-type="time">
            <text:p>13:14:4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8.0</text:p>
          </table:table-cell>
          <table:table-cell office:value-type="date" office:date-value="2020-06-28T14:14:47" calcext:value-type="date">
            <text:p>28/06/20</text:p>
          </table:table-cell>
          <table:table-cell office:value-type="time" office:time-value="PT1056254H14M47.000000104S" calcext:value-type="time">
            <text:p>14:14:4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8T14:14:47" calcext:value-type="date">
            <text:p>28/06/20</text:p>
          </table:table-cell>
          <table:table-cell office:value-type="time" office:time-value="PT1056254H14M47.000000104S" calcext:value-type="time">
            <text:p>14:14:4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4:14:47" calcext:value-type="date">
            <text:p>28/06/20</text:p>
          </table:table-cell>
          <table:table-cell office:value-type="time" office:time-value="PT1056254H14M47.000000104S" calcext:value-type="time">
            <text:p>14:14:4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14:14:47" calcext:value-type="date">
            <text:p>28/06/20</text:p>
          </table:table-cell>
          <table:table-cell office:value-type="time" office:time-value="PT1056254H14M47.000000104S" calcext:value-type="time">
            <text:p>14:14:4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15:14:46" calcext:value-type="date">
            <text:p>28/06/20</text:p>
          </table:table-cell>
          <table:table-cell office:value-type="time" office:time-value="PT1056255H14M45.999999661S" calcext:value-type="time">
            <text:p>15:14:4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8T15:14:46" calcext:value-type="date">
            <text:p>28/06/20</text:p>
          </table:table-cell>
          <table:table-cell office:value-type="time" office:time-value="PT1056255H14M45.999999661S" calcext:value-type="time">
            <text:p>15:14:4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5:14:46" calcext:value-type="date">
            <text:p>28/06/20</text:p>
          </table:table-cell>
          <table:table-cell office:value-type="time" office:time-value="PT1056255H14M45.999999661S" calcext:value-type="time">
            <text:p>15:14:4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15:14:46" calcext:value-type="date">
            <text:p>28/06/20</text:p>
          </table:table-cell>
          <table:table-cell office:value-type="time" office:time-value="PT1056255H14M45.999999661S" calcext:value-type="time">
            <text:p>15:14:4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16:14:45" calcext:value-type="date">
            <text:p>28/06/20</text:p>
          </table:table-cell>
          <table:table-cell office:value-type="time" office:time-value="PT1056256H14M45.000000056S" calcext:value-type="time">
            <text:p>16:14:4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8T16:14:45" calcext:value-type="date">
            <text:p>28/06/20</text:p>
          </table:table-cell>
          <table:table-cell office:value-type="time" office:time-value="PT1056256H14M45.000000056S" calcext:value-type="time">
            <text:p>16:14: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6:14:45" calcext:value-type="date">
            <text:p>28/06/20</text:p>
          </table:table-cell>
          <table:table-cell office:value-type="time" office:time-value="PT1056256H14M45.000000056S" calcext:value-type="time">
            <text:p>16:14:4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16:14:45" calcext:value-type="date">
            <text:p>28/06/20</text:p>
          </table:table-cell>
          <table:table-cell office:value-type="time" office:time-value="PT1056256H14M45.000000056S" calcext:value-type="time">
            <text:p>16:14:4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17:14:44" calcext:value-type="date">
            <text:p>28/06/20</text:p>
          </table:table-cell>
          <table:table-cell office:value-type="time" office:time-value="PT1056257H14M43.999999613S" calcext:value-type="time">
            <text:p>17:14:4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8T17:14:44" calcext:value-type="date">
            <text:p>28/06/20</text:p>
          </table:table-cell>
          <table:table-cell office:value-type="time" office:time-value="PT1056257H14M43.999999613S" calcext:value-type="time">
            <text:p>17:14:4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7:14:44" calcext:value-type="date">
            <text:p>28/06/20</text:p>
          </table:table-cell>
          <table:table-cell office:value-type="time" office:time-value="PT1056257H14M43.999999613S" calcext:value-type="time">
            <text:p>17:14: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17:14:44" calcext:value-type="date">
            <text:p>28/06/20</text:p>
          </table:table-cell>
          <table:table-cell office:value-type="time" office:time-value="PT1056257H14M43.999999613S" calcext:value-type="time">
            <text:p>17:14:4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8.0</text:p>
          </table:table-cell>
          <table:table-cell office:value-type="date" office:date-value="2020-06-28T18:14:43" calcext:value-type="date">
            <text:p>28/06/20</text:p>
          </table:table-cell>
          <table:table-cell office:value-type="time" office:time-value="PT1056258H14M43.000000007S" calcext:value-type="time">
            <text:p>18:14:4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8T18:14:43" calcext:value-type="date">
            <text:p>28/06/20</text:p>
          </table:table-cell>
          <table:table-cell office:value-type="time" office:time-value="PT1056258H14M43.000000007S" calcext:value-type="time">
            <text:p>18:14:4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8:14:43" calcext:value-type="date">
            <text:p>28/06/20</text:p>
          </table:table-cell>
          <table:table-cell office:value-type="time" office:time-value="PT1056258H14M43.000000007S" calcext:value-type="time">
            <text:p>18:14:4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18:14:43" calcext:value-type="date">
            <text:p>28/06/20</text:p>
          </table:table-cell>
          <table:table-cell office:value-type="time" office:time-value="PT1056258H14M43.000000007S" calcext:value-type="time">
            <text:p>18:14: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8T19:14:42" calcext:value-type="date">
            <text:p>28/06/20</text:p>
          </table:table-cell>
          <table:table-cell office:value-type="time" office:time-value="PT1056259H14M42.000000402S" calcext:value-type="time">
            <text:p>19:14:4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8T19:14:42" calcext:value-type="date">
            <text:p>28/06/20</text:p>
          </table:table-cell>
          <table:table-cell office:value-type="time" office:time-value="PT1056259H14M42.000000402S" calcext:value-type="time">
            <text:p>19:14:4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19:14:42" calcext:value-type="date">
            <text:p>28/06/20</text:p>
          </table:table-cell>
          <table:table-cell office:value-type="time" office:time-value="PT1056259H14M42.000000402S" calcext:value-type="time">
            <text:p>19:14:4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19:14:42" calcext:value-type="date">
            <text:p>28/06/20</text:p>
          </table:table-cell>
          <table:table-cell office:value-type="time" office:time-value="PT1056259H14M42.000000402S" calcext:value-type="time">
            <text:p>19:14:4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8T20:14:41" calcext:value-type="date">
            <text:p>28/06/20</text:p>
          </table:table-cell>
          <table:table-cell office:value-type="time" office:time-value="PT1056260H14M40.999999959S" calcext:value-type="time">
            <text:p>20:14:4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8T20:14:41" calcext:value-type="date">
            <text:p>28/06/20</text:p>
          </table:table-cell>
          <table:table-cell office:value-type="time" office:time-value="PT1056260H14M40.999999959S" calcext:value-type="time">
            <text:p>20:14:4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20:14:41" calcext:value-type="date">
            <text:p>28/06/20</text:p>
          </table:table-cell>
          <table:table-cell office:value-type="time" office:time-value="PT1056260H14M40.999999959S" calcext:value-type="time">
            <text:p>20:14:4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20:14:41" calcext:value-type="date">
            <text:p>28/06/20</text:p>
          </table:table-cell>
          <table:table-cell office:value-type="time" office:time-value="PT1056260H14M40.999999959S" calcext:value-type="time">
            <text:p>20:14:4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8T21:14:40" calcext:value-type="date">
            <text:p>28/06/20</text:p>
          </table:table-cell>
          <table:table-cell office:value-type="time" office:time-value="PT1056261H14M40.000000354S" calcext:value-type="time">
            <text:p>21:14:4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8T21:14:40" calcext:value-type="date">
            <text:p>28/06/20</text:p>
          </table:table-cell>
          <table:table-cell office:value-type="time" office:time-value="PT1056261H14M40.000000354S" calcext:value-type="time">
            <text:p>21:14:4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8T21:14:40" calcext:value-type="date">
            <text:p>28/06/20</text:p>
          </table:table-cell>
          <table:table-cell office:value-type="time" office:time-value="PT1056261H14M40.000000354S" calcext:value-type="time">
            <text:p>21:14:4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8T21:14:40" calcext:value-type="date">
            <text:p>28/06/20</text:p>
          </table:table-cell>
          <table:table-cell office:value-type="time" office:time-value="PT1056261H14M40.000000354S" calcext:value-type="time">
            <text:p>21:14:4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8T22:14:39" calcext:value-type="date">
            <text:p>28/06/20</text:p>
          </table:table-cell>
          <table:table-cell office:value-type="time" office:time-value="PT1056262H14M38.999999911S" calcext:value-type="time">
            <text:p>22:14:3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8T22:14:39" calcext:value-type="date">
            <text:p>28/06/20</text:p>
          </table:table-cell>
          <table:table-cell office:value-type="time" office:time-value="PT1056262H14M38.999999911S" calcext:value-type="time">
            <text:p>22:14:3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office:value-type="date" office:date-value="2020-06-28T22:14:39" calcext:value-type="date">
            <text:p>28/06/20</text:p>
          </table:table-cell>
          <table:table-cell office:value-type="time" office:time-value="PT1056262H14M38.999999911S" calcext:value-type="time">
            <text:p>22:14:3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8T22:14:39" calcext:value-type="date">
            <text:p>28/06/20</text:p>
          </table:table-cell>
          <table:table-cell office:value-type="time" office:time-value="PT1056262H14M38.999999911S" calcext:value-type="time">
            <text:p>22:14: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8.0</text:p>
          </table:table-cell>
          <table:table-cell office:value-type="date" office:date-value="2020-06-28T23:14:38" calcext:value-type="date">
            <text:p>28/06/20</text:p>
          </table:table-cell>
          <table:table-cell office:value-type="time" office:time-value="PT1056263H14M38.000000305S" calcext:value-type="time">
            <text:p>23:14:3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8T23:14:38" calcext:value-type="date">
            <text:p>28/06/20</text:p>
          </table:table-cell>
          <table:table-cell office:value-type="time" office:time-value="PT1056263H14M38.000000305S" calcext:value-type="time">
            <text:p>23:14:3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office:value-type="date" office:date-value="2020-06-28T23:14:38" calcext:value-type="date">
            <text:p>28/06/20</text:p>
          </table:table-cell>
          <table:table-cell office:value-type="time" office:time-value="PT1056263H14M38.000000305S" calcext:value-type="time">
            <text:p>23:14:3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1.0</text:p>
          </table:table-cell>
          <table:table-cell office:value-type="date" office:date-value="2020-06-28T23:14:38" calcext:value-type="date">
            <text:p>28/06/20</text:p>
          </table:table-cell>
          <table:table-cell office:value-type="time" office:time-value="PT1056263H14M38.000000305S" calcext:value-type="time">
            <text:p>23:14:3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0:14:37" calcext:value-type="date">
            <text:p>29/06/20</text:p>
          </table:table-cell>
          <table:table-cell office:value-type="time" office:time-value="PT1056264H14M36.999999862S" calcext:value-type="time">
            <text:p>00:14:3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0:14:37" calcext:value-type="date">
            <text:p>29/06/20</text:p>
          </table:table-cell>
          <table:table-cell office:value-type="time" office:time-value="PT1056264H14M36.999999862S" calcext:value-type="time">
            <text:p>00:14:3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7.0</text:p>
          </table:table-cell>
          <table:table-cell office:value-type="date" office:date-value="2020-06-29T00:14:37" calcext:value-type="date">
            <text:p>29/06/20</text:p>
          </table:table-cell>
          <table:table-cell office:value-type="time" office:time-value="PT1056264H14M36.999999862S" calcext:value-type="time">
            <text:p>00:14:3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0:14:37" calcext:value-type="date">
            <text:p>29/06/20</text:p>
          </table:table-cell>
          <table:table-cell office:value-type="time" office:time-value="PT1056264H14M36.999999862S" calcext:value-type="time">
            <text:p>00:14:3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1:14:36" calcext:value-type="date">
            <text:p>29/06/20</text:p>
          </table:table-cell>
          <table:table-cell office:value-type="time" office:time-value="PT1056265H14M36.000000257S" calcext:value-type="time">
            <text:p>01:14:3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1:14:36" calcext:value-type="date">
            <text:p>29/06/20</text:p>
          </table:table-cell>
          <table:table-cell office:value-type="time" office:time-value="PT1056265H14M36.000000257S" calcext:value-type="time">
            <text:p>01:14:3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9T01:14:36" calcext:value-type="date">
            <text:p>29/06/20</text:p>
          </table:table-cell>
          <table:table-cell office:value-type="time" office:time-value="PT1056265H14M36.000000257S" calcext:value-type="time">
            <text:p>01:14:3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1:14:36" calcext:value-type="date">
            <text:p>29/06/20</text:p>
          </table:table-cell>
          <table:table-cell office:value-type="time" office:time-value="PT1056265H14M36.000000257S" calcext:value-type="time">
            <text:p>01:14:3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2:14:35" calcext:value-type="date">
            <text:p>29/06/20</text:p>
          </table:table-cell>
          <table:table-cell office:value-type="time" office:time-value="PT1056266H14M34.999999814S" calcext:value-type="time">
            <text:p>02:14:3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2:14:35" calcext:value-type="date">
            <text:p>29/06/20</text:p>
          </table:table-cell>
          <table:table-cell office:value-type="time" office:time-value="PT1056266H14M34.999999814S" calcext:value-type="time">
            <text:p>02:14:3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02:14:35" calcext:value-type="date">
            <text:p>29/06/20</text:p>
          </table:table-cell>
          <table:table-cell office:value-type="time" office:time-value="PT1056266H14M34.999999814S" calcext:value-type="time">
            <text:p>02:14:3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2:14:35" calcext:value-type="date">
            <text:p>29/06/20</text:p>
          </table:table-cell>
          <table:table-cell office:value-type="time" office:time-value="PT1056266H14M34.999999814S" calcext:value-type="time">
            <text:p>02:14: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3:14:34" calcext:value-type="date">
            <text:p>29/06/20</text:p>
          </table:table-cell>
          <table:table-cell office:value-type="time" office:time-value="PT1056267H14M34.000000209S" calcext:value-type="time">
            <text:p>03:14:3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3:14:34" calcext:value-type="date">
            <text:p>29/06/20</text:p>
          </table:table-cell>
          <table:table-cell office:value-type="time" office:time-value="PT1056267H14M34.000000209S" calcext:value-type="time">
            <text:p>03:14:3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29T03:14:34" calcext:value-type="date">
            <text:p>29/06/20</text:p>
          </table:table-cell>
          <table:table-cell office:value-type="time" office:time-value="PT1056267H14M34.000000209S" calcext:value-type="time">
            <text:p>03:14:3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3:14:34" calcext:value-type="date">
            <text:p>29/06/20</text:p>
          </table:table-cell>
          <table:table-cell office:value-type="time" office:time-value="PT1056267H14M34.000000209S" calcext:value-type="time">
            <text:p>03:14:3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4:14:33" calcext:value-type="date">
            <text:p>29/06/20</text:p>
          </table:table-cell>
          <table:table-cell office:value-type="time" office:time-value="PT1056268H14M33.000000603S" calcext:value-type="time">
            <text:p>04:14:3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4:14:33" calcext:value-type="date">
            <text:p>29/06/20</text:p>
          </table:table-cell>
          <table:table-cell office:value-type="time" office:time-value="PT1056268H14M33.000000603S" calcext:value-type="time">
            <text:p>04:14: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04:14:33" calcext:value-type="date">
            <text:p>29/06/20</text:p>
          </table:table-cell>
          <table:table-cell office:value-type="time" office:time-value="PT1056268H14M33.000000603S" calcext:value-type="time">
            <text:p>04:14:3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4:14:33" calcext:value-type="date">
            <text:p>29/06/20</text:p>
          </table:table-cell>
          <table:table-cell office:value-type="time" office:time-value="PT1056268H14M33.000000603S" calcext:value-type="time">
            <text:p>04:14:3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5:14:32" calcext:value-type="date">
            <text:p>29/06/20</text:p>
          </table:table-cell>
          <table:table-cell office:value-type="time" office:time-value="PT1056269H14M31.999999322S" calcext:value-type="time">
            <text:p>05:14:3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5:14:32" calcext:value-type="date">
            <text:p>29/06/20</text:p>
          </table:table-cell>
          <table:table-cell office:value-type="time" office:time-value="PT1056269H14M31.999999322S" calcext:value-type="time">
            <text:p>05:14:3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05:14:32" calcext:value-type="date">
            <text:p>29/06/20</text:p>
          </table:table-cell>
          <table:table-cell office:value-type="time" office:time-value="PT1056269H14M31.999999322S" calcext:value-type="time">
            <text:p>05:14:3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5:14:32" calcext:value-type="date">
            <text:p>29/06/20</text:p>
          </table:table-cell>
          <table:table-cell office:value-type="time" office:time-value="PT1056269H14M31.999999322S" calcext:value-type="time">
            <text:p>05:14:3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6:14:31" calcext:value-type="date">
            <text:p>29/06/20</text:p>
          </table:table-cell>
          <table:table-cell office:value-type="time" office:time-value="PT1056270H14M30.999999717S" calcext:value-type="time">
            <text:p>06:14:3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6:14:31" calcext:value-type="date">
            <text:p>29/06/20</text:p>
          </table:table-cell>
          <table:table-cell office:value-type="time" office:time-value="PT1056270H14M30.999999717S" calcext:value-type="time">
            <text:p>06:14:3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06:14:31" calcext:value-type="date">
            <text:p>29/06/20</text:p>
          </table:table-cell>
          <table:table-cell office:value-type="time" office:time-value="PT1056270H14M30.999999717S" calcext:value-type="time">
            <text:p>06:14:3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6:14:31" calcext:value-type="date">
            <text:p>29/06/20</text:p>
          </table:table-cell>
          <table:table-cell office:value-type="time" office:time-value="PT1056270H14M30.999999717S" calcext:value-type="time">
            <text:p>06:14:3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7:14:30" calcext:value-type="date">
            <text:p>29/06/20</text:p>
          </table:table-cell>
          <table:table-cell office:value-type="time" office:time-value="PT1056271H14M30.000000112S" calcext:value-type="time">
            <text:p>07:14:3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7:14:30" calcext:value-type="date">
            <text:p>29/06/20</text:p>
          </table:table-cell>
          <table:table-cell office:value-type="time" office:time-value="PT1056271H14M30.000000112S" calcext:value-type="time">
            <text:p>07:14:3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07:14:30" calcext:value-type="date">
            <text:p>29/06/20</text:p>
          </table:table-cell>
          <table:table-cell office:value-type="time" office:time-value="PT1056271H14M30.000000112S" calcext:value-type="time">
            <text:p>07:14:3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7:14:30" calcext:value-type="date">
            <text:p>29/06/20</text:p>
          </table:table-cell>
          <table:table-cell office:value-type="time" office:time-value="PT1056271H14M30.000000112S" calcext:value-type="time">
            <text:p>07:14:3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08:14:29" calcext:value-type="date">
            <text:p>29/06/20</text:p>
          </table:table-cell>
          <table:table-cell office:value-type="time" office:time-value="PT1056272H14M28.999999668S" calcext:value-type="time">
            <text:p>08:14:2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08:14:29" calcext:value-type="date">
            <text:p>29/06/20</text:p>
          </table:table-cell>
          <table:table-cell office:value-type="time" office:time-value="PT1056272H14M28.999999668S" calcext:value-type="time">
            <text:p>08:14:2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08:14:29" calcext:value-type="date">
            <text:p>29/06/20</text:p>
          </table:table-cell>
          <table:table-cell office:value-type="time" office:time-value="PT1056272H14M28.999999668S" calcext:value-type="time">
            <text:p>08:14:2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8:14:29" calcext:value-type="date">
            <text:p>29/06/20</text:p>
          </table:table-cell>
          <table:table-cell office:value-type="time" office:time-value="PT1056272H14M28.999999668S" calcext:value-type="time">
            <text:p>08:14:2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09:14:28" calcext:value-type="date">
            <text:p>29/06/20</text:p>
          </table:table-cell>
          <table:table-cell office:value-type="time" office:time-value="PT1056273H14M28.000000063S" calcext:value-type="time">
            <text:p>09:14:2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09:14:28" calcext:value-type="date">
            <text:p>29/06/20</text:p>
          </table:table-cell>
          <table:table-cell office:value-type="time" office:time-value="PT1056273H14M28.000000063S" calcext:value-type="time">
            <text:p>09:14: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09:14:28" calcext:value-type="date">
            <text:p>29/06/20</text:p>
          </table:table-cell>
          <table:table-cell office:value-type="time" office:time-value="PT1056273H14M28.000000063S" calcext:value-type="time">
            <text:p>09:14:2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1.0</text:p>
          </table:table-cell>
          <table:table-cell office:value-type="date" office:date-value="2020-06-29T09:14:28" calcext:value-type="date">
            <text:p>29/06/20</text:p>
          </table:table-cell>
          <table:table-cell office:value-type="time" office:time-value="PT1056273H14M28.000000063S" calcext:value-type="time">
            <text:p>09:14:2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0:14:27" calcext:value-type="date">
            <text:p>29/06/20</text:p>
          </table:table-cell>
          <table:table-cell office:value-type="time" office:time-value="PT1056274H14M26.99999962S" calcext:value-type="time">
            <text:p>10:14:2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0:14:27" calcext:value-type="date">
            <text:p>29/06/20</text:p>
          </table:table-cell>
          <table:table-cell office:value-type="time" office:time-value="PT1056274H14M26.99999962S" calcext:value-type="time">
            <text:p>10:14:2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0:14:27" calcext:value-type="date">
            <text:p>29/06/20</text:p>
          </table:table-cell>
          <table:table-cell office:value-type="time" office:time-value="PT1056274H14M26.99999962S" calcext:value-type="time">
            <text:p>10:14:2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0:14:27" calcext:value-type="date">
            <text:p>29/06/20</text:p>
          </table:table-cell>
          <table:table-cell office:value-type="time" office:time-value="PT1056274H14M26.99999962S" calcext:value-type="time">
            <text:p>10:14:2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1:14:26" calcext:value-type="date">
            <text:p>29/06/20</text:p>
          </table:table-cell>
          <table:table-cell office:value-type="time" office:time-value="PT1056275H14M26.000000015S" calcext:value-type="time">
            <text:p>11:14:2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1:14:26" calcext:value-type="date">
            <text:p>29/06/20</text:p>
          </table:table-cell>
          <table:table-cell office:value-type="time" office:time-value="PT1056275H14M26.000000015S" calcext:value-type="time">
            <text:p>11:14: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1:14:26" calcext:value-type="date">
            <text:p>29/06/20</text:p>
          </table:table-cell>
          <table:table-cell office:value-type="time" office:time-value="PT1056275H14M26.000000015S" calcext:value-type="time">
            <text:p>11:14:2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1:14:26" calcext:value-type="date">
            <text:p>29/06/20</text:p>
          </table:table-cell>
          <table:table-cell office:value-type="time" office:time-value="PT1056275H14M26.000000015S" calcext:value-type="time">
            <text:p>11:14:2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2:14:25" calcext:value-type="date">
            <text:p>29/06/20</text:p>
          </table:table-cell>
          <table:table-cell office:value-type="time" office:time-value="PT1056276H14M25.00000041S" calcext:value-type="time">
            <text:p>12:14:2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2:14:25" calcext:value-type="date">
            <text:p>29/06/20</text:p>
          </table:table-cell>
          <table:table-cell office:value-type="time" office:time-value="PT1056276H14M25.00000041S" calcext:value-type="time">
            <text:p>12:14:2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2:14:25" calcext:value-type="date">
            <text:p>29/06/20</text:p>
          </table:table-cell>
          <table:table-cell office:value-type="time" office:time-value="PT1056276H14M25.00000041S" calcext:value-type="time">
            <text:p>12:14:2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2:14:25" calcext:value-type="date">
            <text:p>29/06/20</text:p>
          </table:table-cell>
          <table:table-cell office:value-type="time" office:time-value="PT1056276H14M25.00000041S" calcext:value-type="time">
            <text:p>12:14:2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3:14:24" calcext:value-type="date">
            <text:p>29/06/20</text:p>
          </table:table-cell>
          <table:table-cell office:value-type="time" office:time-value="PT1056277H14M23.999999966S" calcext:value-type="time">
            <text:p>13:14:2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3:14:24" calcext:value-type="date">
            <text:p>29/06/20</text:p>
          </table:table-cell>
          <table:table-cell office:value-type="time" office:time-value="PT1056277H14M23.999999966S" calcext:value-type="time">
            <text:p>13:14:2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3:14:24" calcext:value-type="date">
            <text:p>29/06/20</text:p>
          </table:table-cell>
          <table:table-cell office:value-type="time" office:time-value="PT1056277H14M23.999999966S" calcext:value-type="time">
            <text:p>13:14:2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3:14:24" calcext:value-type="date">
            <text:p>29/06/20</text:p>
          </table:table-cell>
          <table:table-cell office:value-type="time" office:time-value="PT1056277H14M23.999999966S" calcext:value-type="time">
            <text:p>13:14:2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4:14:23" calcext:value-type="date">
            <text:p>29/06/20</text:p>
          </table:table-cell>
          <table:table-cell office:value-type="time" office:time-value="PT1056278H14M23.000000361S" calcext:value-type="time">
            <text:p>14:14:2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4:14:23" calcext:value-type="date">
            <text:p>29/06/20</text:p>
          </table:table-cell>
          <table:table-cell office:value-type="time" office:time-value="PT1056278H14M23.000000361S" calcext:value-type="time">
            <text:p>14:14:2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4:14:23" calcext:value-type="date">
            <text:p>29/06/20</text:p>
          </table:table-cell>
          <table:table-cell office:value-type="time" office:time-value="PT1056278H14M23.000000361S" calcext:value-type="time">
            <text:p>14:14:2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4:14:23" calcext:value-type="date">
            <text:p>29/06/20</text:p>
          </table:table-cell>
          <table:table-cell office:value-type="time" office:time-value="PT1056278H14M23.000000361S" calcext:value-type="time">
            <text:p>14:14:2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5:14:22" calcext:value-type="date">
            <text:p>29/06/20</text:p>
          </table:table-cell>
          <table:table-cell office:value-type="time" office:time-value="PT1056279H14M21.999999918S" calcext:value-type="time">
            <text:p>15:14:2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5:14:22" calcext:value-type="date">
            <text:p>29/06/20</text:p>
          </table:table-cell>
          <table:table-cell office:value-type="time" office:time-value="PT1056279H14M21.999999918S" calcext:value-type="time">
            <text:p>15:14:2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5:14:22" calcext:value-type="date">
            <text:p>29/06/20</text:p>
          </table:table-cell>
          <table:table-cell office:value-type="time" office:time-value="PT1056279H14M21.999999918S" calcext:value-type="time">
            <text:p>15:14:2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5:14:22" calcext:value-type="date">
            <text:p>29/06/20</text:p>
          </table:table-cell>
          <table:table-cell office:value-type="time" office:time-value="PT1056279H14M21.999999918S" calcext:value-type="time">
            <text:p>15:14:2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6:14:21" calcext:value-type="date">
            <text:p>29/06/20</text:p>
          </table:table-cell>
          <table:table-cell office:value-type="time" office:time-value="PT1056280H14M21.000000313S" calcext:value-type="time">
            <text:p>16:14:2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6:14:21" calcext:value-type="date">
            <text:p>29/06/20</text:p>
          </table:table-cell>
          <table:table-cell office:value-type="time" office:time-value="PT1056280H14M21.000000313S" calcext:value-type="time">
            <text:p>16:14: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6:14:21" calcext:value-type="date">
            <text:p>29/06/20</text:p>
          </table:table-cell>
          <table:table-cell office:value-type="time" office:time-value="PT1056280H14M21.000000313S" calcext:value-type="time">
            <text:p>16:14:2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1.0</text:p>
          </table:table-cell>
          <table:table-cell office:value-type="date" office:date-value="2020-06-29T16:14:21" calcext:value-type="date">
            <text:p>29/06/20</text:p>
          </table:table-cell>
          <table:table-cell office:value-type="time" office:time-value="PT1056280H14M21.000000313S" calcext:value-type="time">
            <text:p>16:14:2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47.0</text:p>
          </table:table-cell>
          <table:table-cell office:value-type="date" office:date-value="2020-06-29T17:14:20" calcext:value-type="date">
            <text:p>29/06/20</text:p>
          </table:table-cell>
          <table:table-cell office:value-type="time" office:time-value="PT1056281H14M19.99999987S" calcext:value-type="time">
            <text:p>17:14:2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8</text:p>
          </table:table-cell>
          <table:table-cell office:value-type="string" calcext:value-type="string">
            <text:p>47.0</text:p>
          </table:table-cell>
          <table:table-cell office:value-type="date" office:date-value="2020-06-29T17:14:20" calcext:value-type="date">
            <text:p>29/06/20</text:p>
          </table:table-cell>
          <table:table-cell office:value-type="time" office:time-value="PT1056281H14M19.99999987S" calcext:value-type="time">
            <text:p>17:14:2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7:14:20" calcext:value-type="date">
            <text:p>29/06/20</text:p>
          </table:table-cell>
          <table:table-cell office:value-type="time" office:time-value="PT1056281H14M19.99999987S" calcext:value-type="time">
            <text:p>17:14:2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9T17:14:20" calcext:value-type="date">
            <text:p>29/06/20</text:p>
          </table:table-cell>
          <table:table-cell office:value-type="time" office:time-value="PT1056281H14M19.99999987S" calcext:value-type="time">
            <text:p>17:14:2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18:14:19" calcext:value-type="date">
            <text:p>29/06/20</text:p>
          </table:table-cell>
          <table:table-cell office:value-type="time" office:time-value="PT1056282H14M19.000000264S" calcext:value-type="time">
            <text:p>18:14:1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18:14:19" calcext:value-type="date">
            <text:p>29/06/20</text:p>
          </table:table-cell>
          <table:table-cell office:value-type="time" office:time-value="PT1056282H14M19.000000264S" calcext:value-type="time">
            <text:p>18:14:1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29T18:14:19" calcext:value-type="date">
            <text:p>29/06/20</text:p>
          </table:table-cell>
          <table:table-cell office:value-type="time" office:time-value="PT1056282H14M19.000000264S" calcext:value-type="time">
            <text:p>18:14:1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50.0</text:p>
          </table:table-cell>
          <table:table-cell office:value-type="date" office:date-value="2020-06-29T18:14:19" calcext:value-type="date">
            <text:p>29/06/20</text:p>
          </table:table-cell>
          <table:table-cell office:value-type="time" office:time-value="PT1056282H14M19.000000264S" calcext:value-type="time">
            <text:p>18:14:1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19:14:18" calcext:value-type="date">
            <text:p>29/06/20</text:p>
          </table:table-cell>
          <table:table-cell office:value-type="time" office:time-value="PT1056283H14M17.999999821S" calcext:value-type="time">
            <text:p>19:14:1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29T19:14:18" calcext:value-type="date">
            <text:p>29/06/20</text:p>
          </table:table-cell>
          <table:table-cell office:value-type="time" office:time-value="PT1056283H14M17.999999821S" calcext:value-type="time">
            <text:p>19:14:1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office:value-type="date" office:date-value="2020-06-29T19:14:18" calcext:value-type="date">
            <text:p>29/06/20</text:p>
          </table:table-cell>
          <table:table-cell office:value-type="time" office:time-value="PT1056283H14M17.999999821S" calcext:value-type="time">
            <text:p>19:14:1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9T19:14:18" calcext:value-type="date">
            <text:p>29/06/20</text:p>
          </table:table-cell>
          <table:table-cell office:value-type="time" office:time-value="PT1056283H14M17.999999821S" calcext:value-type="time">
            <text:p>19:14:1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20:14:17" calcext:value-type="date">
            <text:p>29/06/20</text:p>
          </table:table-cell>
          <table:table-cell office:value-type="time" office:time-value="PT1056284H14M17.000000216S" calcext:value-type="time">
            <text:p>20:14:1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29T20:14:17" calcext:value-type="date">
            <text:p>29/06/20</text:p>
          </table:table-cell>
          <table:table-cell office:value-type="time" office:time-value="PT1056284H14M17.000000216S" calcext:value-type="time">
            <text:p>20:14:1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20:14:17" calcext:value-type="date">
            <text:p>29/06/20</text:p>
          </table:table-cell>
          <table:table-cell office:value-type="time" office:time-value="PT1056284H14M17.000000216S" calcext:value-type="time">
            <text:p>20:14:1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9T20:14:17" calcext:value-type="date">
            <text:p>29/06/20</text:p>
          </table:table-cell>
          <table:table-cell office:value-type="time" office:time-value="PT1056284H14M17.000000216S" calcext:value-type="time">
            <text:p>20:14:1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21:14:16" calcext:value-type="date">
            <text:p>29/06/20</text:p>
          </table:table-cell>
          <table:table-cell office:value-type="time" office:time-value="PT1056285H14M16.000000611S" calcext:value-type="time">
            <text:p>21:14:1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21:14:16" calcext:value-type="date">
            <text:p>29/06/20</text:p>
          </table:table-cell>
          <table:table-cell office:value-type="time" office:time-value="PT1056285H14M16.000000611S" calcext:value-type="time">
            <text:p>21:14: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21:14:16" calcext:value-type="date">
            <text:p>29/06/20</text:p>
          </table:table-cell>
          <table:table-cell office:value-type="time" office:time-value="PT1056285H14M16.000000611S" calcext:value-type="time">
            <text:p>21:14:1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9T21:14:16" calcext:value-type="date">
            <text:p>29/06/20</text:p>
          </table:table-cell>
          <table:table-cell office:value-type="time" office:time-value="PT1056285H14M16.000000611S" calcext:value-type="time">
            <text:p>21:14:1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22:14:15" calcext:value-type="date">
            <text:p>29/06/20</text:p>
          </table:table-cell>
          <table:table-cell office:value-type="time" office:time-value="PT1056286H14M14.999999329S" calcext:value-type="time">
            <text:p>22:14:1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22:14:15" calcext:value-type="date">
            <text:p>29/06/20</text:p>
          </table:table-cell>
          <table:table-cell office:value-type="time" office:time-value="PT1056286H14M14.999999329S" calcext:value-type="time">
            <text:p>22:14:1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22:14:15" calcext:value-type="date">
            <text:p>29/06/20</text:p>
          </table:table-cell>
          <table:table-cell office:value-type="time" office:time-value="PT1056286H14M14.999999329S" calcext:value-type="time">
            <text:p>22:14:1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9T22:14:15" calcext:value-type="date">
            <text:p>29/06/20</text:p>
          </table:table-cell>
          <table:table-cell office:value-type="time" office:time-value="PT1056286H14M14.999999329S" calcext:value-type="time">
            <text:p>22:14:1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29T23:14:14" calcext:value-type="date">
            <text:p>29/06/20</text:p>
          </table:table-cell>
          <table:table-cell office:value-type="time" office:time-value="PT1056287H14M13.999999724S" calcext:value-type="time">
            <text:p>23:14: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29T23:14:14" calcext:value-type="date">
            <text:p>29/06/20</text:p>
          </table:table-cell>
          <table:table-cell office:value-type="time" office:time-value="PT1056287H14M13.999999724S" calcext:value-type="time">
            <text:p>23:14:1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29T23:14:14" calcext:value-type="date">
            <text:p>29/06/20</text:p>
          </table:table-cell>
          <table:table-cell office:value-type="time" office:time-value="PT1056287H14M13.999999724S" calcext:value-type="time">
            <text:p>23:14:1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29T23:14:14" calcext:value-type="date">
            <text:p>29/06/20</text:p>
          </table:table-cell>
          <table:table-cell office:value-type="time" office:time-value="PT1056287H14M13.999999724S" calcext:value-type="time">
            <text:p>23:14: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30T00:14:13" calcext:value-type="date">
            <text:p>30/06/20</text:p>
          </table:table-cell>
          <table:table-cell office:value-type="time" office:time-value="PT1056288H14M13.000000119S" calcext:value-type="time">
            <text:p>00:14:1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30T00:14:13" calcext:value-type="date">
            <text:p>30/06/20</text:p>
          </table:table-cell>
          <table:table-cell office:value-type="time" office:time-value="PT1056288H14M13.000000119S" calcext:value-type="time">
            <text:p>00:14:1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00:14:13" calcext:value-type="date">
            <text:p>30/06/20</text:p>
          </table:table-cell>
          <table:table-cell office:value-type="time" office:time-value="PT1056288H14M13.000000119S" calcext:value-type="time">
            <text:p>00:14:1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30T00:14:13" calcext:value-type="date">
            <text:p>30/06/20</text:p>
          </table:table-cell>
          <table:table-cell office:value-type="time" office:time-value="PT1056288H14M13.000000119S" calcext:value-type="time">
            <text:p>00:14:1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30T01:14:12" calcext:value-type="date">
            <text:p>30/06/20</text:p>
          </table:table-cell>
          <table:table-cell office:value-type="time" office:time-value="PT1056289H14M11.999999676S" calcext:value-type="time">
            <text:p>01:14:1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30T01:14:12" calcext:value-type="date">
            <text:p>30/06/20</text:p>
          </table:table-cell>
          <table:table-cell office:value-type="time" office:time-value="PT1056289H14M11.999999676S" calcext:value-type="time">
            <text:p>01:14:1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6.0</text:p>
          </table:table-cell>
          <table:table-cell office:value-type="date" office:date-value="2020-06-30T01:14:12" calcext:value-type="date">
            <text:p>30/06/20</text:p>
          </table:table-cell>
          <table:table-cell office:value-type="time" office:time-value="PT1056289H14M11.999999676S" calcext:value-type="time">
            <text:p>01:14:1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30T01:14:12" calcext:value-type="date">
            <text:p>30/06/20</text:p>
          </table:table-cell>
          <table:table-cell office:value-type="time" office:time-value="PT1056289H14M11.999999676S" calcext:value-type="time">
            <text:p>01:14:1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30T02:14:11" calcext:value-type="date">
            <text:p>30/06/20</text:p>
          </table:table-cell>
          <table:table-cell office:value-type="time" office:time-value="PT1056290H14M11.000000071S" calcext:value-type="time">
            <text:p>02:14:1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30T02:14:11" calcext:value-type="date">
            <text:p>30/06/20</text:p>
          </table:table-cell>
          <table:table-cell office:value-type="time" office:time-value="PT1056290H14M11.000000071S" calcext:value-type="time">
            <text:p>02:14: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02:14:11" calcext:value-type="date">
            <text:p>30/06/20</text:p>
          </table:table-cell>
          <table:table-cell office:value-type="time" office:time-value="PT1056290H14M11.000000071S" calcext:value-type="time">
            <text:p>02:14:1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30T02:14:11" calcext:value-type="date">
            <text:p>30/06/20</text:p>
          </table:table-cell>
          <table:table-cell office:value-type="time" office:time-value="PT1056290H14M11.000000071S" calcext:value-type="time">
            <text:p>02:14:1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4</text:p>
          </table:table-cell>
          <table:table-cell office:value-type="string" calcext:value-type="string">
            <text:p>47.0</text:p>
          </table:table-cell>
          <table:table-cell office:value-type="date" office:date-value="2020-06-30T03:14:10" calcext:value-type="date">
            <text:p>30/06/20</text:p>
          </table:table-cell>
          <table:table-cell office:value-type="time" office:time-value="PT1056291H14M09.999999627S" calcext:value-type="time">
            <text:p>03:14:1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7</text:p>
          </table:table-cell>
          <table:table-cell office:value-type="string" calcext:value-type="string">
            <text:p>47.0</text:p>
          </table:table-cell>
          <table:table-cell office:value-type="date" office:date-value="2020-06-30T03:14:10" calcext:value-type="date">
            <text:p>30/06/20</text:p>
          </table:table-cell>
          <table:table-cell office:value-type="time" office:time-value="PT1056291H14M09.999999627S" calcext:value-type="time">
            <text:p>03:14:10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03:14:10" calcext:value-type="date">
            <text:p>30/06/20</text:p>
          </table:table-cell>
          <table:table-cell office:value-type="time" office:time-value="PT1056291H14M09.999999627S" calcext:value-type="time">
            <text:p>03:14:1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30T03:14:10" calcext:value-type="date">
            <text:p>30/06/20</text:p>
          </table:table-cell>
          <table:table-cell office:value-type="time" office:time-value="PT1056291H14M09.999999627S" calcext:value-type="time">
            <text:p>03:14:10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04:14:09" calcext:value-type="date">
            <text:p>30/06/20</text:p>
          </table:table-cell>
          <table:table-cell office:value-type="time" office:time-value="PT1056292H14M09.000000022S" calcext:value-type="time">
            <text:p>04:14:0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04:14:09" calcext:value-type="date">
            <text:p>30/06/20</text:p>
          </table:table-cell>
          <table:table-cell office:value-type="time" office:time-value="PT1056292H14M09.000000022S" calcext:value-type="time">
            <text:p>04:14:09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office:value-type="date" office:date-value="2020-06-30T04:14:09" calcext:value-type="date">
            <text:p>30/06/20</text:p>
          </table:table-cell>
          <table:table-cell office:value-type="time" office:time-value="PT1056292H14M09.000000022S" calcext:value-type="time">
            <text:p>04:14:09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04:14:09" calcext:value-type="date">
            <text:p>30/06/20</text:p>
          </table:table-cell>
          <table:table-cell office:value-type="time" office:time-value="PT1056292H14M09.000000022S" calcext:value-type="time">
            <text:p>04:14:0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05:14:08" calcext:value-type="date">
            <text:p>30/06/20</text:p>
          </table:table-cell>
          <table:table-cell office:value-type="time" office:time-value="PT1056293H14M08.000000417S" calcext:value-type="time">
            <text:p>05:14:0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05:14:08" calcext:value-type="date">
            <text:p>30/06/20</text:p>
          </table:table-cell>
          <table:table-cell office:value-type="time" office:time-value="PT1056293H14M08.000000417S" calcext:value-type="time">
            <text:p>05:14:0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05:14:08" calcext:value-type="date">
            <text:p>30/06/20</text:p>
          </table:table-cell>
          <table:table-cell office:value-type="time" office:time-value="PT1056293H14M08.000000417S" calcext:value-type="time">
            <text:p>05:14:0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05:14:08" calcext:value-type="date">
            <text:p>30/06/20</text:p>
          </table:table-cell>
          <table:table-cell office:value-type="time" office:time-value="PT1056293H14M08.000000417S" calcext:value-type="time">
            <text:p>05:14:08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06:14:07" calcext:value-type="date">
            <text:p>30/06/20</text:p>
          </table:table-cell>
          <table:table-cell office:value-type="time" office:time-value="PT1056294H14M06.999999974S" calcext:value-type="time">
            <text:p>06:14:07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06:14:07" calcext:value-type="date">
            <text:p>30/06/20</text:p>
          </table:table-cell>
          <table:table-cell office:value-type="time" office:time-value="PT1056294H14M06.999999974S" calcext:value-type="time">
            <text:p>06:14:0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06:14:07" calcext:value-type="date">
            <text:p>30/06/20</text:p>
          </table:table-cell>
          <table:table-cell office:value-type="time" office:time-value="PT1056294H14M06.999999974S" calcext:value-type="time">
            <text:p>06:14:07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30T06:14:07" calcext:value-type="date">
            <text:p>30/06/20</text:p>
          </table:table-cell>
          <table:table-cell office:value-type="time" office:time-value="PT1056294H14M06.999999974S" calcext:value-type="time">
            <text:p>06:14:07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07:14:06" calcext:value-type="date">
            <text:p>30/06/20</text:p>
          </table:table-cell>
          <table:table-cell office:value-type="time" office:time-value="PT1056295H14M05.999999531S" calcext:value-type="time">
            <text:p>07:14:0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07:14:06" calcext:value-type="date">
            <text:p>30/06/20</text:p>
          </table:table-cell>
          <table:table-cell office:value-type="time" office:time-value="PT1056295H14M05.999999531S" calcext:value-type="time">
            <text:p>07:14:0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office:value-type="date" office:date-value="2020-06-30T07:14:06" calcext:value-type="date">
            <text:p>30/06/20</text:p>
          </table:table-cell>
          <table:table-cell office:value-type="time" office:time-value="PT1056295H14M05.999999531S" calcext:value-type="time">
            <text:p>07:14:06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07:14:06" calcext:value-type="date">
            <text:p>30/06/20</text:p>
          </table:table-cell>
          <table:table-cell office:value-type="time" office:time-value="PT1056295H14M05.999999531S" calcext:value-type="time">
            <text:p>07:14:0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08:14:05" calcext:value-type="date">
            <text:p>30/06/20</text:p>
          </table:table-cell>
          <table:table-cell office:value-type="time" office:time-value="PT1056296H14M04.999999925S" calcext:value-type="time">
            <text:p>08:14:0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08:14:05" calcext:value-type="date">
            <text:p>30/06/20</text:p>
          </table:table-cell>
          <table:table-cell office:value-type="time" office:time-value="PT1056296H14M04.999999925S" calcext:value-type="time">
            <text:p>08:14:0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office:value-type="date" office:date-value="2020-06-30T08:14:05" calcext:value-type="date">
            <text:p>30/06/20</text:p>
          </table:table-cell>
          <table:table-cell office:value-type="time" office:time-value="PT1056296H14M04.999999925S" calcext:value-type="time">
            <text:p>08:14:0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08:14:05" calcext:value-type="date">
            <text:p>30/06/20</text:p>
          </table:table-cell>
          <table:table-cell office:value-type="time" office:time-value="PT1056296H14M04.999999925S" calcext:value-type="time">
            <text:p>08:14:0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09:14:04" calcext:value-type="date">
            <text:p>30/06/20</text:p>
          </table:table-cell>
          <table:table-cell office:value-type="time" office:time-value="PT1056297H14M04.00000032S" calcext:value-type="time">
            <text:p>09:14:0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09:14:04" calcext:value-type="date">
            <text:p>30/06/20</text:p>
          </table:table-cell>
          <table:table-cell office:value-type="time" office:time-value="PT1056297H14M04.00000032S" calcext:value-type="time">
            <text:p>09:14:04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09:14:04" calcext:value-type="date">
            <text:p>30/06/20</text:p>
          </table:table-cell>
          <table:table-cell office:value-type="time" office:time-value="PT1056297H14M04.00000032S" calcext:value-type="time">
            <text:p>09:14:0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09:14:04" calcext:value-type="date">
            <text:p>30/06/20</text:p>
          </table:table-cell>
          <table:table-cell office:value-type="time" office:time-value="PT1056297H14M04.00000032S" calcext:value-type="time">
            <text:p>09:14:0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10:14:03" calcext:value-type="date">
            <text:p>30/06/20</text:p>
          </table:table-cell>
          <table:table-cell office:value-type="time" office:time-value="PT1056298H14M02.999999877S" calcext:value-type="time">
            <text:p>10:14:03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10:14:03" calcext:value-type="date">
            <text:p>30/06/20</text:p>
          </table:table-cell>
          <table:table-cell office:value-type="time" office:time-value="PT1056298H14M02.999999877S" calcext:value-type="time">
            <text:p>10:14:0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10:14:03" calcext:value-type="date">
            <text:p>30/06/20</text:p>
          </table:table-cell>
          <table:table-cell office:value-type="time" office:time-value="PT1056298H14M02.999999877S" calcext:value-type="time">
            <text:p>10:14:03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10:14:03" calcext:value-type="date">
            <text:p>30/06/20</text:p>
          </table:table-cell>
          <table:table-cell office:value-type="time" office:time-value="PT1056298H14M02.999999877S" calcext:value-type="time">
            <text:p>10:14:0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11:14:02" calcext:value-type="date">
            <text:p>30/06/20</text:p>
          </table:table-cell>
          <table:table-cell office:value-type="time" office:time-value="PT1056299H14M02.000000272S" calcext:value-type="time">
            <text:p>11:14:0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11:14:02" calcext:value-type="date">
            <text:p>30/06/20</text:p>
          </table:table-cell>
          <table:table-cell office:value-type="time" office:time-value="PT1056299H14M02.000000272S" calcext:value-type="time">
            <text:p>11:14:0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1</text:p>
          </table:table-cell>
          <table:table-cell office:value-type="string" calcext:value-type="string">
            <text:p>46.0</text:p>
          </table:table-cell>
          <table:table-cell office:value-type="date" office:date-value="2020-06-30T11:14:02" calcext:value-type="date">
            <text:p>30/06/20</text:p>
          </table:table-cell>
          <table:table-cell office:value-type="time" office:time-value="PT1056299H14M02.000000272S" calcext:value-type="time">
            <text:p>11:14:0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5</text:p>
          </table:table-cell>
          <table:table-cell office:value-type="string" calcext:value-type="string">
            <text:p>50.0</text:p>
          </table:table-cell>
          <table:table-cell office:value-type="date" office:date-value="2020-06-30T11:14:02" calcext:value-type="date">
            <text:p>30/06/20</text:p>
          </table:table-cell>
          <table:table-cell office:value-type="time" office:time-value="PT1056299H14M02.000000272S" calcext:value-type="time">
            <text:p>11:14:0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9.3</text:p>
          </table:table-cell>
          <table:table-cell office:value-type="string" calcext:value-type="string">
            <text:p>47.0</text:p>
          </table:table-cell>
          <table:table-cell office:value-type="date" office:date-value="2020-06-30T12:14:01" calcext:value-type="date">
            <text:p>30/06/20</text:p>
          </table:table-cell>
          <table:table-cell table:style-name="ce3" office:value-type="time" office:time-value="PT1056300H14M00.999999829S" calcext:value-type="time">
            <text:p>12:14:0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47.0</text:p>
          </table:table-cell>
          <table:table-cell office:value-type="date" office:date-value="2020-06-30T12:14:01" calcext:value-type="date">
            <text:p>30/06/20</text:p>
          </table:table-cell>
          <table:table-cell table:style-name="ce3" office:value-type="time" office:time-value="PT1056300H14M00.999999829S" calcext:value-type="time">
            <text:p>12:14:0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.2</text:p>
          </table:table-cell>
          <table:table-cell office:value-type="string" calcext:value-type="string">
            <text:p>46.0</text:p>
          </table:table-cell>
          <table:table-cell office:value-type="date" office:date-value="2020-06-30T12:14:01" calcext:value-type="date">
            <text:p>30/06/20</text:p>
          </table:table-cell>
          <table:table-cell table:style-name="ce3" office:value-type="time" office:time-value="PT1056300H14M00.999999829S" calcext:value-type="time">
            <text:p>12:14:0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.6</text:p>
          </table:table-cell>
          <table:table-cell office:value-type="string" calcext:value-type="string">
            <text:p>50.0</text:p>
          </table:table-cell>
          <table:table-cell office:value-type="date" office:date-value="2020-06-30T12:14:01" calcext:value-type="date">
            <text:p>30/06/20</text:p>
          </table:table-cell>
          <table:table-cell table:style-name="ce3" office:value-type="time" office:time-value="PT1056300H14M00.999999829S" calcext:value-type="time">
            <text:p>12:14:01</text:p>
          </table:table-cell>
          <table:table-cell table:style-name="ce4" office:value-type="string" calcext:value-type="string">
            <text:p>Tiempo real:13:43</text:p>
          </table:table-cell>
        </table:table-row>
        <table:table-row table:style-name="ro1" table:number-rows-repeated="104713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23">00/00/0000</text:date>, <text:time style:data-style-name="N2" text:time-value="22:47:24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4.2$Windows_X86_64 LibreOffice_project/9b0d9b32d5dcda91d2f1a96dc04c645c450872bf</meta:generator>
    <dc:date>2020-07-23T00:46:18.162000000</dc:date>
    <meta:editing-duration>PT17M10S</meta:editing-duration>
    <meta:editing-cycles>2</meta:editing-cycles>
    <meta:document-statistic meta:table-count="1" meta:cell-count="7182" meta:object-count="0"/>
  </office:meta>
</office:document-meta>
</file>